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4.748cm"/>
    </style:style>
    <style:style style:name="co7" style:family="table-column">
      <style:table-column-properties fo:break-before="auto" style:column-width="3.089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use-window-font-color="true" fo:font-size="12pt" style:font-size-asian="12pt" style:font-size-complex="12pt"/>
    </style:style>
    <style:style style:name="ce3" style:family="table-cell" style:parent-style-name="Default">
      <style:text-properties fo:color="#000000" fo:font-size="12pt" style:font-size-asian="12pt" style:font-size-complex="12pt"/>
    </style:style>
    <style:style style:name="ce4" style:family="table-cell" style:parent-style-name="Default">
      <style:text-properties fo:color="#ff0000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10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0">
      <style:text-properties fo:font-size="14pt" style:font-size-asian="14pt" style:font-size-complex="14p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office:value-type="string">
            <text:p>At1g0906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1g1195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1g7487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2g2853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3g0761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3g4563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3g4807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4g0099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5g62910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1">
          <table:table-cell office:value-type="string">
            <text:p>At1g1876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1g1877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1g1878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1g1903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1g2196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2g11348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2g2984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2g3400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3g13228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5g53910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At5g03450</text:p>
          </table:table-cell>
          <table:table-cell office:value-type="string">
            <text:p>G</text:p>
          </table:table-cell>
          <table:table-cell table:number-columns-repeated="1022"/>
        </table:table-row>
        <table:table-row table:style-name="ro1">
          <table:table-cell office:value-type="string">
            <text:p>At1g043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047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080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081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24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27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4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51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79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8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196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0823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25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26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39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45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68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70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280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323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334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353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3562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356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51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9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92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92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92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498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19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30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31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38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55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577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03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31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38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50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80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681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0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19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2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22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23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37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44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46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47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54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764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1g804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011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0173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030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042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051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52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55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55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74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77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86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186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00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06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15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26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44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54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60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79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289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49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50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54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5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75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89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397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08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23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23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43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61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75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2g477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22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23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35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5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554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058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08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0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11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34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43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49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50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57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60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67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82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8773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89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9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199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286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304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28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34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66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71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79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480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547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555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5657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587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00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02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03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11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14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15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26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29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3g635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030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033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12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53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91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91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91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91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095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01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01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13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13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16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21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21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21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22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34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42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597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724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7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79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181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34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52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64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65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83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288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03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04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14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26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356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40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54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58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78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81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391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4g400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18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19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27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52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55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58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5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64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70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722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08139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03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06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57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58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76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82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186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05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088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09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20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29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48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556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274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7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72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72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72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72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3889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02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13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14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143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14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14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2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29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320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34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52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66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76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49665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14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499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59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634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77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78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858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5955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071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08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49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5683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607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1">
          <table:table-cell office:value-type="string">
            <text:p>At5g66160</text:p>
          </table:table-cell>
          <table:table-cell office:value-type="string">
            <text:p>H2</text:p>
          </table:table-cell>
          <table:table-cell table:number-columns-repeated="7"/>
          <table:table-cell office:value-type="string">
            <text:p>RING 179</text:p>
          </table:table-cell>
          <table:table-cell/>
          <table:table-cell office:value-type="string">
            <text:p>Full length 184</text:p>
          </table:table-cell>
          <table:table-cell table:number-columns-repeated="1012"/>
        </table:table-row>
        <table:table-row table:style-name="ro1">
          <table:table-cell office:value-type="string">
            <text:p>At5g6712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2">
          <table:table-cell office:value-type="string">
            <text:p>At1g01350</text:p>
          </table:table-cell>
          <table:table-cell office:value-type="string">
            <text:p>HCa</text:p>
          </table:table-cell>
          <table:table-cell office:value-type="string">
            <text:p>AT1G01350.1</text:p>
          </table:table-cell>
          <table:table-cell office:value-type="string">
            <text:p>At1g01350</text:p>
          </table:table-cell>
          <table:table-cell table:style-name="Default" office:value-type="string">
            <text:p>AT1G01350.1</text:p>
          </table:table-cell>
          <table:table-cell table:number-columns-repeated="3"/>
          <table:table-cell table:style-name="ce2" office:value-type="string">
            <text:p>AT1G01350.1</text:p>
          </table:table-cell>
          <table:table-cell office:value-type="string">
            <text:p>AT1G01350.1</text:p>
          </table:table-cell>
          <table:table-cell/>
          <table:table-cell office:value-type="string">
            <text:p>AT1G01350.1</text:p>
          </table:table-cell>
          <table:table-cell table:number-columns-repeated="1012"/>
        </table:table-row>
        <table:table-row table:style-name="ro2">
          <table:table-cell office:value-type="string">
            <text:p>At1g02860</text:p>
          </table:table-cell>
          <table:table-cell office:value-type="string">
            <text:p>HCa</text:p>
          </table:table-cell>
          <table:table-cell office:value-type="string">
            <text:p>AT1G02860.1</text:p>
          </table:table-cell>
          <table:table-cell office:value-type="string">
            <text:p>At1g02860</text:p>
          </table:table-cell>
          <table:table-cell table:style-name="Default" office:value-type="string">
            <text:p>AT1G02860.1</text:p>
          </table:table-cell>
          <table:table-cell table:number-columns-repeated="3"/>
          <table:table-cell table:style-name="ce2" office:value-type="string">
            <text:p>AT1G02860.1</text:p>
          </table:table-cell>
          <table:table-cell office:value-type="string">
            <text:p>AT1G02860.1</text:p>
          </table:table-cell>
          <table:table-cell/>
          <table:table-cell office:value-type="string">
            <text:p>AT1G02860.1</text:p>
          </table:table-cell>
          <table:table-cell table:number-columns-repeated="1012"/>
        </table:table-row>
        <table:table-row table:style-name="ro2">
          <table:table-cell office:value-type="string">
            <text:p>At1g03370</text:p>
          </table:table-cell>
          <table:table-cell office:value-type="string">
            <text:p>HCa</text:p>
          </table:table-cell>
          <table:table-cell office:value-type="string">
            <text:p>AT1G03370.1</text:p>
          </table:table-cell>
          <table:table-cell office:value-type="string">
            <text:p>At1g03370</text:p>
          </table:table-cell>
          <table:table-cell table:style-name="Default" office:value-type="string">
            <text:p>AT1G03370 </text:p>
          </table:table-cell>
          <table:table-cell table:number-columns-repeated="3"/>
          <table:table-cell table:style-name="ce2"/>
          <table:table-cell table:number-columns-repeated="2"/>
          <table:table-cell table:style-name="ce4" office:value-type="string">
            <text:p>AT1G03370.1</text:p>
          </table:table-cell>
          <table:table-cell table:number-columns-repeated="1012"/>
        </table:table-row>
        <table:table-row table:style-name="ro2">
          <table:table-cell office:value-type="string">
            <text:p>At1g03770</text:p>
          </table:table-cell>
          <table:table-cell office:value-type="string">
            <text:p>HCa</text:p>
          </table:table-cell>
          <table:table-cell office:value-type="string">
            <text:p>AT1G03770.2</text:p>
          </table:table-cell>
          <table:table-cell office:value-type="string">
            <text:p>At1g03770</text:p>
          </table:table-cell>
          <table:table-cell table:style-name="Default" office:value-type="string">
            <text:p>AT1G03770.2</text:p>
          </table:table-cell>
          <table:table-cell table:number-columns-repeated="3"/>
          <table:table-cell table:style-name="ce2" office:value-type="string">
            <text:p>AT1G03770.2</text:p>
          </table:table-cell>
          <table:table-cell office:value-type="string">
            <text:p>AT1G03770.2</text:p>
          </table:table-cell>
          <table:table-cell/>
          <table:table-cell office:value-type="string">
            <text:p>AT1G03770.2</text:p>
          </table:table-cell>
          <table:table-cell table:number-columns-repeated="1012"/>
        </table:table-row>
        <table:table-row table:style-name="ro2">
          <table:table-cell office:value-type="string">
            <text:p>At1g05120</text:p>
          </table:table-cell>
          <table:table-cell office:value-type="string">
            <text:p>HCa</text:p>
          </table:table-cell>
          <table:table-cell office:value-type="string">
            <text:p>AT1G05120.1</text:p>
          </table:table-cell>
          <table:table-cell office:value-type="string">
            <text:p>At1g05120</text:p>
          </table:table-cell>
          <table:table-cell table:style-name="Default" office:value-type="string">
            <text:p>AT1G05120.1</text:p>
          </table:table-cell>
          <table:table-cell table:number-columns-repeated="3"/>
          <table:table-cell table:style-name="ce2" office:value-type="string">
            <text:p>AT1G05120.1</text:p>
          </table:table-cell>
          <table:table-cell office:value-type="string">
            <text:p>AT1G05120.1</text:p>
          </table:table-cell>
          <table:table-cell/>
          <table:table-cell office:value-type="string">
            <text:p>AT1G05120.1</text:p>
          </table:table-cell>
          <table:table-cell table:number-columns-repeated="1012"/>
        </table:table-row>
        <table:table-row table:style-name="ro2">
          <table:table-cell office:value-type="string">
            <text:p>At1g10650</text:p>
          </table:table-cell>
          <table:table-cell office:value-type="string">
            <text:p>HCa</text:p>
          </table:table-cell>
          <table:table-cell office:value-type="string">
            <text:p>AT1G05880.2</text:p>
          </table:table-cell>
          <table:table-cell office:value-type="string">
            <text:p>At1g05880</text:p>
          </table:table-cell>
          <table:table-cell table:style-name="Default" office:value-type="string">
            <text:p>AT1G05880.2</text:p>
          </table:table-cell>
          <table:table-cell table:number-columns-repeated="3"/>
          <table:table-cell table:style-name="ce2" office:value-type="string">
            <text:p>AT1G05880.2</text:p>
          </table:table-cell>
          <table:table-cell office:value-type="string">
            <text:p>AT1G05880.2</text:p>
          </table:table-cell>
          <table:table-cell/>
          <table:table-cell office:value-type="string">
            <text:p>AT1G05880.2</text:p>
          </table:table-cell>
          <table:table-cell table:number-columns-repeated="1012"/>
        </table:table-row>
        <table:table-row table:style-name="ro2">
          <table:table-cell office:value-type="string">
            <text:p>At1g13195</text:p>
          </table:table-cell>
          <table:table-cell office:value-type="string">
            <text:p>HCa</text:p>
          </table:table-cell>
          <table:table-cell office:value-type="string">
            <text:p>AT1G05890.2</text:p>
          </table:table-cell>
          <table:table-cell office:value-type="string">
            <text:p>At1g05890</text:p>
          </table:table-cell>
          <table:table-cell table:style-name="Default" office:value-type="string">
            <text:p>AT1G05890.2</text:p>
          </table:table-cell>
          <table:table-cell table:number-columns-repeated="3"/>
          <table:table-cell table:style-name="ce2" office:value-type="string">
            <text:p>AT1G05890.2</text:p>
          </table:table-cell>
          <table:table-cell office:value-type="string">
            <text:p>AT1G05890.2</text:p>
          </table:table-cell>
          <table:table-cell/>
          <table:table-cell office:value-type="string">
            <text:p>AT1G05890.2</text:p>
          </table:table-cell>
          <table:table-cell table:number-columns-repeated="1012"/>
        </table:table-row>
        <table:table-row table:style-name="ro2">
          <table:table-cell office:value-type="string">
            <text:p>At1g18470</text:p>
          </table:table-cell>
          <table:table-cell office:value-type="string">
            <text:p>HCa</text:p>
          </table:table-cell>
          <table:table-cell office:value-type="string">
            <text:p>AT1G10650.1</text:p>
          </table:table-cell>
          <table:table-cell office:value-type="string">
            <text:p>At1g10650</text:p>
          </table:table-cell>
          <table:table-cell table:style-name="Default" office:value-type="string">
            <text:p>AT1G10650.1</text:p>
          </table:table-cell>
          <table:table-cell table:number-columns-repeated="3"/>
          <table:table-cell table:style-name="ce2" office:value-type="string">
            <text:p>AT1G10650.1</text:p>
          </table:table-cell>
          <table:table-cell office:value-type="string">
            <text:p>AT1G10650.1</text:p>
          </table:table-cell>
          <table:table-cell/>
          <table:table-cell office:value-type="string">
            <text:p>AT1G10650.1</text:p>
          </table:table-cell>
          <table:table-cell table:number-columns-repeated="1012"/>
        </table:table-row>
        <table:table-row table:style-name="ro2">
          <table:table-cell office:value-type="string">
            <text:p>At1g18660</text:p>
          </table:table-cell>
          <table:table-cell office:value-type="string">
            <text:p>HCa</text:p>
          </table:table-cell>
          <table:table-cell office:value-type="string">
            <text:p>AT1G11100.2</text:p>
          </table:table-cell>
          <table:table-cell office:value-type="string">
            <text:p>At1g11100</text:p>
          </table:table-cell>
          <table:table-cell table:style-name="Default" office:value-type="string">
            <text:p>AT1G11100.2</text:p>
          </table:table-cell>
          <table:table-cell table:number-columns-repeated="3"/>
          <table:table-cell table:style-name="ce2" office:value-type="string">
            <text:p>AT1G11100.2</text:p>
          </table:table-cell>
          <table:table-cell office:value-type="string">
            <text:p>AT1G11100.2</text:p>
          </table:table-cell>
          <table:table-cell/>
          <table:table-cell office:value-type="string">
            <text:p>AT1G11100.2</text:p>
          </table:table-cell>
          <table:table-cell table:number-columns-repeated="1012"/>
        </table:table-row>
        <table:table-row table:style-name="ro2">
          <table:table-cell office:value-type="string">
            <text:p>At1g19310</text:p>
          </table:table-cell>
          <table:table-cell office:value-type="string">
            <text:p>HCa</text:p>
          </table:table-cell>
          <table:table-cell office:value-type="string">
            <text:p>AT1G13195.1</text:p>
          </table:table-cell>
          <table:table-cell office:value-type="string">
            <text:p>At1g13195</text:p>
          </table:table-cell>
          <table:table-cell table:style-name="Default" office:value-type="string">
            <text:p>AT1G13195.1</text:p>
          </table:table-cell>
          <table:table-cell table:number-columns-repeated="3"/>
          <table:table-cell table:style-name="ce2" office:value-type="string">
            <text:p>AT1G13195.1</text:p>
          </table:table-cell>
          <table:table-cell office:value-type="string">
            <text:p>AT1G13195.1</text:p>
          </table:table-cell>
          <table:table-cell/>
          <table:table-cell office:value-type="string">
            <text:p>AT1G13195.1</text:p>
          </table:table-cell>
          <table:table-cell table:number-columns-repeated="1012"/>
        </table:table-row>
        <table:table-row table:style-name="ro2">
          <table:table-cell office:value-type="string">
            <text:p>At1g21655</text:p>
          </table:table-cell>
          <table:table-cell office:value-type="string">
            <text:p>HCa</text:p>
          </table:table-cell>
          <table:table-cell office:value-type="string">
            <text:p>AT1G18470.1</text:p>
          </table:table-cell>
          <table:table-cell table:style-name="ce2" office:value-type="string">
            <text:p>At1g18470</text:p>
          </table:table-cell>
          <table:table-cell table:style-name="Default" office:value-type="string">
            <text:p>AT1G18470.1</text:p>
          </table:table-cell>
          <table:table-cell table:number-columns-repeated="3"/>
          <table:table-cell table:style-name="ce2" office:value-type="string">
            <text:p>AT1G18470.1</text:p>
          </table:table-cell>
          <table:table-cell office:value-type="string">
            <text:p>AT1G18470.1</text:p>
          </table:table-cell>
          <table:table-cell/>
          <table:table-cell office:value-type="string">
            <text:p>AT1G18470.1</text:p>
          </table:table-cell>
          <table:table-cell table:number-columns-repeated="1012"/>
        </table:table-row>
        <table:table-row table:style-name="ro2">
          <table:table-cell office:value-type="string">
            <text:p>At1g22510</text:p>
          </table:table-cell>
          <table:table-cell office:value-type="string">
            <text:p>HCa</text:p>
          </table:table-cell>
          <table:table-cell office:value-type="string">
            <text:p>AT1G18660.4</text:p>
          </table:table-cell>
          <table:table-cell table:style-name="ce2" office:value-type="string">
            <text:p>At1g18660</text:p>
          </table:table-cell>
          <table:table-cell table:style-name="Default" office:value-type="string">
            <text:p>AT1G18660.4</text:p>
          </table:table-cell>
          <table:table-cell table:number-columns-repeated="3"/>
          <table:table-cell table:style-name="ce2" office:value-type="string">
            <text:p>AT1G18660.4</text:p>
          </table:table-cell>
          <table:table-cell office:value-type="string">
            <text:p>AT1G18660.4</text:p>
          </table:table-cell>
          <table:table-cell/>
          <table:table-cell office:value-type="string">
            <text:p>AT1G18660.4</text:p>
          </table:table-cell>
          <table:table-cell table:number-columns-repeated="1012"/>
        </table:table-row>
        <table:table-row table:style-name="ro2">
          <table:table-cell office:value-type="string">
            <text:p>At1g24440</text:p>
          </table:table-cell>
          <table:table-cell office:value-type="string">
            <text:p>HCa</text:p>
          </table:table-cell>
          <table:table-cell office:value-type="string">
            <text:p>AT1G19310.1</text:p>
          </table:table-cell>
          <table:table-cell table:style-name="ce2" office:value-type="string">
            <text:p>At1g19310</text:p>
          </table:table-cell>
          <table:table-cell table:style-name="Default" office:value-type="string">
            <text:p>AT1G19310.1</text:p>
          </table:table-cell>
          <table:table-cell table:number-columns-repeated="3"/>
          <table:table-cell table:style-name="ce2" office:value-type="string">
            <text:p>AT1G19310.1</text:p>
          </table:table-cell>
          <table:table-cell office:value-type="string">
            <text:p>AT1G19310.1</text:p>
          </table:table-cell>
          <table:table-cell/>
          <table:table-cell office:value-type="string">
            <text:p>AT1G19310.1</text:p>
          </table:table-cell>
          <table:table-cell table:number-columns-repeated="1012"/>
        </table:table-row>
        <table:table-row table:style-name="ro2">
          <table:table-cell office:value-type="string">
            <text:p>At1g30860</text:p>
          </table:table-cell>
          <table:table-cell office:value-type="string">
            <text:p>HCa</text:p>
          </table:table-cell>
          <table:table-cell/>
          <table:table-cell table:style-name="ce2" office:value-type="string">
            <text:p>At1g21655</text:p>
          </table:table-cell>
          <table:table-cell table:style-name="Default" office:value-type="string">
            <text:p>AT1g21655 </text:p>
          </table:table-cell>
          <table:table-cell table:style-name="ce4" table:number-columns-repeated="3"/>
          <table:table-cell table:style-name="ce2" office:value-type="string">
            <text:p>AT1g21655 <text:s/></text:p>
          </table:table-cell>
          <table:table-cell office:value-type="string">
            <text:p>AT1g21655</text:p>
          </table:table-cell>
          <table:table-cell table:number-columns-repeated="1014"/>
        </table:table-row>
        <table:table-row table:style-name="ro2">
          <table:table-cell office:value-type="string">
            <text:p>At1g32530</text:p>
          </table:table-cell>
          <table:table-cell office:value-type="string">
            <text:p>HCa</text:p>
          </table:table-cell>
          <table:table-cell office:value-type="string">
            <text:p>AT1G22510.2</text:p>
          </table:table-cell>
          <table:table-cell table:style-name="ce2" office:value-type="string">
            <text:p>At1g22510</text:p>
          </table:table-cell>
          <table:table-cell table:style-name="Default" office:value-type="string">
            <text:p>AT1G22510.1</text:p>
          </table:table-cell>
          <table:table-cell table:number-columns-repeated="3"/>
          <table:table-cell table:style-name="ce2" office:value-type="string">
            <text:p>AT1G22510.1</text:p>
          </table:table-cell>
          <table:table-cell office:value-type="string">
            <text:p>AT1G22510.1</text:p>
          </table:table-cell>
          <table:table-cell/>
          <table:table-cell office:value-type="string">
            <text:p>AT1G22510.2</text:p>
          </table:table-cell>
          <table:table-cell table:number-columns-repeated="1012"/>
        </table:table-row>
        <table:table-row table:style-name="ro2">
          <table:table-cell office:value-type="string">
            <text:p>At1g32740</text:p>
          </table:table-cell>
          <table:table-cell office:value-type="string">
            <text:p>HCa</text:p>
          </table:table-cell>
          <table:table-cell office:value-type="string">
            <text:p>AT1G24440.1</text:p>
          </table:table-cell>
          <table:table-cell table:style-name="ce2" office:value-type="string">
            <text:p>At1g24440</text:p>
          </table:table-cell>
          <table:table-cell table:style-name="Default" office:value-type="string">
            <text:p>AT1G24440.1</text:p>
          </table:table-cell>
          <table:table-cell table:number-columns-repeated="3"/>
          <table:table-cell table:style-name="ce2" office:value-type="string">
            <text:p>AT1G24440.1</text:p>
          </table:table-cell>
          <table:table-cell office:value-type="string">
            <text:p>AT1G24440.1</text:p>
          </table:table-cell>
          <table:table-cell/>
          <table:table-cell office:value-type="string">
            <text:p>AT1G24440.1</text:p>
          </table:table-cell>
          <table:table-cell table:number-columns-repeated="1012"/>
        </table:table-row>
        <table:table-row table:style-name="ro2">
          <table:table-cell office:value-type="string">
            <text:p>At1g45976</text:p>
          </table:table-cell>
          <table:table-cell office:value-type="string">
            <text:p>HCa</text:p>
          </table:table-cell>
          <table:table-cell office:value-type="string">
            <text:p>AT1G30860.1</text:p>
          </table:table-cell>
          <table:table-cell table:style-name="ce2" office:value-type="string">
            <text:p>At1g30860</text:p>
          </table:table-cell>
          <table:table-cell table:style-name="Default" office:value-type="string">
            <text:p>AT1G30860.1</text:p>
          </table:table-cell>
          <table:table-cell table:number-columns-repeated="3"/>
          <table:table-cell table:style-name="ce2" office:value-type="string">
            <text:p>AT1G30860.1</text:p>
          </table:table-cell>
          <table:table-cell office:value-type="string">
            <text:p>AT1G30860.1</text:p>
          </table:table-cell>
          <table:table-cell/>
          <table:table-cell office:value-type="string">
            <text:p>AT1G30860.1</text:p>
          </table:table-cell>
          <table:table-cell table:number-columns-repeated="1012"/>
        </table:table-row>
        <table:table-row table:style-name="ro2">
          <table:table-cell office:value-type="string">
            <text:p>At1g54150</text:p>
          </table:table-cell>
          <table:table-cell office:value-type="string">
            <text:p>HCa</text:p>
          </table:table-cell>
          <table:table-cell office:value-type="string">
            <text:p>AT1G32340.1</text:p>
          </table:table-cell>
          <table:table-cell table:style-name="ce2" office:value-type="string">
            <text:p>At1g32340</text:p>
          </table:table-cell>
          <table:table-cell table:style-name="Default" office:value-type="string">
            <text:p>AT1G32340.1</text:p>
          </table:table-cell>
          <table:table-cell table:number-columns-repeated="3"/>
          <table:table-cell table:style-name="ce2" office:value-type="string">
            <text:p>AT1G32340.1</text:p>
          </table:table-cell>
          <table:table-cell office:value-type="string">
            <text:p>AT1G32340.1</text:p>
          </table:table-cell>
          <table:table-cell/>
          <table:table-cell office:value-type="string">
            <text:p>AT1G32340.1</text:p>
          </table:table-cell>
          <table:table-cell table:number-columns-repeated="1012"/>
        </table:table-row>
        <table:table-row table:style-name="ro2">
          <table:table-cell office:value-type="string">
            <text:p>At1g55255</text:p>
          </table:table-cell>
          <table:table-cell office:value-type="string">
            <text:p>HCa</text:p>
          </table:table-cell>
          <table:table-cell office:value-type="string">
            <text:p>AT1G32530.1</text:p>
          </table:table-cell>
          <table:table-cell table:style-name="ce2" office:value-type="string">
            <text:p>At1g32530</text:p>
          </table:table-cell>
          <table:table-cell table:style-name="Default" office:value-type="string">
            <text:p>AT1G32530.1</text:p>
          </table:table-cell>
          <table:table-cell table:number-columns-repeated="3"/>
          <table:table-cell table:style-name="ce2" office:value-type="string">
            <text:p>AT1G32530.1</text:p>
          </table:table-cell>
          <table:table-cell office:value-type="string">
            <text:p>AT1G32530.1</text:p>
          </table:table-cell>
          <table:table-cell/>
          <table:table-cell office:value-type="string">
            <text:p>AT1G32530.1</text:p>
          </table:table-cell>
          <table:table-cell table:number-columns-repeated="1012"/>
        </table:table-row>
        <table:table-row table:style-name="ro2">
          <table:table-cell office:value-type="string">
            <text:p>At1g57800a/b</text:p>
          </table:table-cell>
          <table:table-cell office:value-type="string">
            <text:p>HCa</text:p>
          </table:table-cell>
          <table:table-cell office:value-type="string">
            <text:p>AT1G32740.1</text:p>
          </table:table-cell>
          <table:table-cell table:style-name="ce2" office:value-type="string">
            <text:p>At1g32740</text:p>
          </table:table-cell>
          <table:table-cell table:style-name="Default" office:value-type="string">
            <text:p>AT1G32740.1</text:p>
          </table:table-cell>
          <table:table-cell table:number-columns-repeated="3"/>
          <table:table-cell table:style-name="ce2" office:value-type="string">
            <text:p>AT1G32740.1</text:p>
          </table:table-cell>
          <table:table-cell office:value-type="string">
            <text:p>AT1G32740.1</text:p>
          </table:table-cell>
          <table:table-cell/>
          <table:table-cell office:value-type="string">
            <text:p>AT1G32740.1</text:p>
          </table:table-cell>
          <table:table-cell table:number-columns-repeated="1012"/>
        </table:table-row>
        <table:table-row table:style-name="ro2">
          <table:table-cell office:value-type="string">
            <text:p>At1g57820a/b</text:p>
          </table:table-cell>
          <table:table-cell office:value-type="string">
            <text:p>HCa</text:p>
          </table:table-cell>
          <table:table-cell office:value-type="string">
            <text:p>AT1G45976.1</text:p>
          </table:table-cell>
          <table:table-cell table:style-name="ce2" office:value-type="string">
            <text:p>At1g45976</text:p>
          </table:table-cell>
          <table:table-cell table:style-name="Default" office:value-type="string">
            <text:p>AT1G45976.1</text:p>
          </table:table-cell>
          <table:table-cell table:number-columns-repeated="3"/>
          <table:table-cell table:style-name="ce2" office:value-type="string">
            <text:p>AT1G45976.1</text:p>
          </table:table-cell>
          <table:table-cell office:value-type="string">
            <text:p>AT1G45976.1</text:p>
          </table:table-cell>
          <table:table-cell/>
          <table:table-cell office:value-type="string">
            <text:p>AT1G45976.1</text:p>
          </table:table-cell>
          <table:table-cell table:number-columns-repeated="1012"/>
        </table:table-row>
        <table:table-row table:style-name="ro2">
          <table:table-cell office:value-type="string">
            <text:p>At1g59560</text:p>
          </table:table-cell>
          <table:table-cell office:value-type="string">
            <text:p>HCa</text:p>
          </table:table-cell>
          <table:table-cell office:value-type="string">
            <text:p>AT1G50410.1</text:p>
          </table:table-cell>
          <table:table-cell table:style-name="ce2" office:value-type="string">
            <text:p>At1g50410</text:p>
          </table:table-cell>
          <table:table-cell table:style-name="Default" office:value-type="string">
            <text:p>AT1G50410.1</text:p>
          </table:table-cell>
          <table:table-cell table:number-columns-repeated="3"/>
          <table:table-cell table:style-name="ce2" office:value-type="string">
            <text:p>AT1G50410.1</text:p>
          </table:table-cell>
          <table:table-cell office:value-type="string">
            <text:p>AT1G50410.1</text:p>
          </table:table-cell>
          <table:table-cell/>
          <table:table-cell office:value-type="string">
            <text:p>AT1G50410.1</text:p>
          </table:table-cell>
          <table:table-cell table:number-columns-repeated="1012"/>
        </table:table-row>
        <table:table-row table:style-name="ro2">
          <table:table-cell office:value-type="string">
            <text:p>At1g60610</text:p>
          </table:table-cell>
          <table:table-cell office:value-type="string">
            <text:p>HCa</text:p>
          </table:table-cell>
          <table:table-cell office:value-type="string">
            <text:p>AT1G54150.1</text:p>
          </table:table-cell>
          <table:table-cell table:style-name="ce2" office:value-type="string">
            <text:p>At1g54150</text:p>
          </table:table-cell>
          <table:table-cell table:style-name="Default" office:value-type="string">
            <text:p>AT1G54150.1</text:p>
          </table:table-cell>
          <table:table-cell table:number-columns-repeated="3"/>
          <table:table-cell table:style-name="ce2" office:value-type="string">
            <text:p>AT1G54150.1</text:p>
          </table:table-cell>
          <table:table-cell office:value-type="string">
            <text:p>AT1G54150.1</text:p>
          </table:table-cell>
          <table:table-cell/>
          <table:table-cell office:value-type="string">
            <text:p>AT1G54150.1</text:p>
          </table:table-cell>
          <table:table-cell table:number-columns-repeated="1012"/>
        </table:table-row>
        <table:table-row table:style-name="ro2">
          <table:table-cell office:value-type="string">
            <text:p>At1g61620</text:p>
          </table:table-cell>
          <table:table-cell office:value-type="string">
            <text:p>HCa</text:p>
          </table:table-cell>
          <table:table-cell/>
          <table:table-cell table:style-name="ce2" office:value-type="string">
            <text:p>At1g55255</text:p>
          </table:table-cell>
          <table:table-cell table:style-name="Default" office:value-type="string">
            <text:p>AT1g55255 </text:p>
          </table:table-cell>
          <table:table-cell table:style-name="ce4" table:number-columns-repeated="3"/>
          <table:table-cell table:style-name="ce2" office:value-type="string">
            <text:p>AT1g55255 <text:s/></text:p>
          </table:table-cell>
          <table:table-cell office:value-type="string">
            <text:p>AT1g55255</text:p>
          </table:table-cell>
          <table:table-cell table:number-columns-repeated="1014"/>
        </table:table-row>
        <table:table-row table:style-name="ro2">
          <table:table-cell office:value-type="string">
            <text:p>At1g62370</text:p>
          </table:table-cell>
          <table:table-cell office:value-type="string">
            <text:p>HCa</text:p>
          </table:table-cell>
          <table:table-cell office:value-type="string">
            <text:p>AT1G57800.1</text:p>
          </table:table-cell>
          <table:table-cell table:style-name="ce2" office:value-type="string">
            <text:p>At1g57800</text:p>
          </table:table-cell>
          <table:table-cell table:style-name="Default" office:value-type="string">
            <text:p>AT1G57800.1</text:p>
          </table:table-cell>
          <table:table-cell table:number-columns-repeated="3"/>
          <table:table-cell table:style-name="ce2" office:value-type="string">
            <text:p>AT1G57800.1</text:p>
          </table:table-cell>
          <table:table-cell office:value-type="string">
            <text:p>AT1G57800.1</text:p>
          </table:table-cell>
          <table:table-cell/>
          <table:table-cell office:value-type="string">
            <text:p>AT1G57800.1</text:p>
          </table:table-cell>
          <table:table-cell table:number-columns-repeated="1012"/>
        </table:table-row>
        <table:table-row table:style-name="ro2">
          <table:table-cell office:value-type="string">
            <text:p>At1g63900</text:p>
          </table:table-cell>
          <table:table-cell office:value-type="string">
            <text:p>HCa</text:p>
          </table:table-cell>
          <table:table-cell office:value-type="string">
            <text:p>AT1G57820.1</text:p>
          </table:table-cell>
          <table:table-cell table:style-name="ce2" office:value-type="string">
            <text:p>At1g57820</text:p>
          </table:table-cell>
          <table:table-cell table:style-name="Default" office:value-type="string">
            <text:p>AT1G57820.1</text:p>
          </table:table-cell>
          <table:table-cell table:number-columns-repeated="3"/>
          <table:table-cell table:style-name="ce2" office:value-type="string">
            <text:p>AT1G57820.1</text:p>
          </table:table-cell>
          <table:table-cell office:value-type="string">
            <text:p>AT1G57820.1</text:p>
          </table:table-cell>
          <table:table-cell/>
          <table:table-cell office:value-type="string">
            <text:p>AT1G57820.1</text:p>
          </table:table-cell>
          <table:table-cell table:number-columns-repeated="1012"/>
        </table:table-row>
        <table:table-row table:style-name="ro2">
          <table:table-cell office:value-type="string">
            <text:p>At1g66040a/b</text:p>
          </table:table-cell>
          <table:table-cell office:value-type="string">
            <text:p>HCa</text:p>
          </table:table-cell>
          <table:table-cell office:value-type="string">
            <text:p>AT1G59560.1</text:p>
          </table:table-cell>
          <table:table-cell office:value-type="string">
            <text:p>At1g59560</text:p>
          </table:table-cell>
          <table:table-cell table:style-name="Default" office:value-type="string">
            <text:p>AT1G59560.1</text:p>
          </table:table-cell>
          <table:table-cell table:number-columns-repeated="3"/>
          <table:table-cell table:style-name="ce2" office:value-type="string">
            <text:p>AT1G59560.1</text:p>
          </table:table-cell>
          <table:table-cell office:value-type="string">
            <text:p>AT1G59560.1</text:p>
          </table:table-cell>
          <table:table-cell/>
          <table:table-cell office:value-type="string">
            <text:p>AT1G59560.1</text:p>
          </table:table-cell>
          <table:table-cell table:number-columns-repeated="1012"/>
        </table:table-row>
        <table:table-row table:style-name="ro2">
          <table:table-cell office:value-type="string">
            <text:p>At1g66050a/b</text:p>
          </table:table-cell>
          <table:table-cell office:value-type="string">
            <text:p>HCa</text:p>
          </table:table-cell>
          <table:table-cell office:value-type="string">
            <text:p>AT1G60610.1</text:p>
          </table:table-cell>
          <table:table-cell office:value-type="string">
            <text:p>At1g60610</text:p>
          </table:table-cell>
          <table:table-cell table:style-name="Default" office:value-type="string">
            <text:p>AT1G60610.1</text:p>
          </table:table-cell>
          <table:table-cell table:number-columns-repeated="3"/>
          <table:table-cell table:style-name="ce2" office:value-type="string">
            <text:p>AT1G60610.1</text:p>
          </table:table-cell>
          <table:table-cell office:value-type="string">
            <text:p>AT1G60610.1</text:p>
          </table:table-cell>
          <table:table-cell/>
          <table:table-cell office:value-type="string">
            <text:p>AT1G60610.1</text:p>
          </table:table-cell>
          <table:table-cell table:number-columns-repeated="1012"/>
        </table:table-row>
        <table:table-row table:style-name="ro2">
          <table:table-cell office:value-type="string">
            <text:p>At1g66610</text:p>
          </table:table-cell>
          <table:table-cell office:value-type="string">
            <text:p>HCa</text:p>
          </table:table-cell>
          <table:table-cell office:value-type="string">
            <text:p>AT1G61140.1</text:p>
          </table:table-cell>
          <table:table-cell office:value-type="string">
            <text:p>At1g61140</text:p>
          </table:table-cell>
          <table:table-cell table:style-name="Default" office:value-type="string">
            <text:p>AT1G61140.1</text:p>
          </table:table-cell>
          <table:table-cell table:number-columns-repeated="3"/>
          <table:table-cell table:style-name="ce2" office:value-type="string">
            <text:p>AT1G61140.1</text:p>
          </table:table-cell>
          <table:table-cell office:value-type="string">
            <text:p>AT1G61140.1</text:p>
          </table:table-cell>
          <table:table-cell/>
          <table:table-cell office:value-type="string">
            <text:p>AT1G61140.1</text:p>
          </table:table-cell>
          <table:table-cell table:number-columns-repeated="1012"/>
        </table:table-row>
        <table:table-row table:style-name="ro2">
          <table:table-cell office:value-type="string">
            <text:p>At1g66620</text:p>
          </table:table-cell>
          <table:table-cell office:value-type="string">
            <text:p>HCa</text:p>
          </table:table-cell>
          <table:table-cell office:value-type="string">
            <text:p>AT1G61620.1</text:p>
          </table:table-cell>
          <table:table-cell office:value-type="string">
            <text:p>At1g61620</text:p>
          </table:table-cell>
          <table:table-cell table:style-name="Default" office:value-type="string">
            <text:p>AT1G61620.1</text:p>
          </table:table-cell>
          <table:table-cell table:number-columns-repeated="3"/>
          <table:table-cell table:style-name="ce2" office:value-type="string">
            <text:p>AT1G61620.1</text:p>
          </table:table-cell>
          <table:table-cell office:value-type="string">
            <text:p>AT1G61620.1</text:p>
          </table:table-cell>
          <table:table-cell/>
          <table:table-cell office:value-type="string">
            <text:p>AT1G61620.1</text:p>
          </table:table-cell>
          <table:table-cell table:number-columns-repeated="1012"/>
        </table:table-row>
        <table:table-row table:style-name="ro2">
          <table:table-cell office:value-type="string">
            <text:p>At1g66630</text:p>
          </table:table-cell>
          <table:table-cell office:value-type="string">
            <text:p>HCa</text:p>
          </table:table-cell>
          <table:table-cell office:value-type="string">
            <text:p>AT1G62370.1</text:p>
          </table:table-cell>
          <table:table-cell office:value-type="string">
            <text:p>At1g62370</text:p>
          </table:table-cell>
          <table:table-cell table:style-name="Default" office:value-type="string">
            <text:p>AT1G62370.1</text:p>
          </table:table-cell>
          <table:table-cell table:number-columns-repeated="3"/>
          <table:table-cell table:style-name="ce2" office:value-type="string">
            <text:p>AT1G62370.1</text:p>
          </table:table-cell>
          <table:table-cell office:value-type="string">
            <text:p>AT1G62370.1</text:p>
          </table:table-cell>
          <table:table-cell/>
          <table:table-cell office:value-type="string">
            <text:p>AT1G62370.1</text:p>
          </table:table-cell>
          <table:table-cell table:number-columns-repeated="1012"/>
        </table:table-row>
        <table:table-row table:style-name="ro2">
          <table:table-cell office:value-type="string">
            <text:p>At1g66650</text:p>
          </table:table-cell>
          <table:table-cell office:value-type="string">
            <text:p>HCa</text:p>
          </table:table-cell>
          <table:table-cell office:value-type="string">
            <text:p>AT1G63900.2</text:p>
          </table:table-cell>
          <table:table-cell office:value-type="string">
            <text:p>At1g63900</text:p>
          </table:table-cell>
          <table:table-cell table:style-name="Default" office:value-type="string">
            <text:p>AT1G63900.2</text:p>
          </table:table-cell>
          <table:table-cell table:number-columns-repeated="3"/>
          <table:table-cell table:style-name="ce2" office:value-type="string">
            <text:p>AT1G63900.2</text:p>
          </table:table-cell>
          <table:table-cell office:value-type="string">
            <text:p>AT1G63900.2</text:p>
          </table:table-cell>
          <table:table-cell/>
          <table:table-cell office:value-type="string">
            <text:p>AT1G63900.2</text:p>
          </table:table-cell>
          <table:table-cell table:number-columns-repeated="1012"/>
        </table:table-row>
        <table:table-row table:style-name="ro2">
          <table:table-cell office:value-type="string">
            <text:p>At1g67180</text:p>
          </table:table-cell>
          <table:table-cell office:value-type="string">
            <text:p>HCa</text:p>
          </table:table-cell>
          <table:table-cell office:value-type="string">
            <text:p>AT1G65430.1</text:p>
          </table:table-cell>
          <table:table-cell office:value-type="string">
            <text:p>At1g65430</text:p>
          </table:table-cell>
          <table:table-cell table:style-name="Default" office:value-type="string">
            <text:p>AT1G65430.1</text:p>
          </table:table-cell>
          <table:table-cell table:number-columns-repeated="3"/>
          <table:table-cell table:style-name="ce2" office:value-type="string">
            <text:p>AT1G65430.1</text:p>
          </table:table-cell>
          <table:table-cell office:value-type="string">
            <text:p>AT1G65430.1</text:p>
          </table:table-cell>
          <table:table-cell/>
          <table:table-cell office:value-type="string">
            <text:p>AT1G65430.1</text:p>
          </table:table-cell>
          <table:table-cell table:number-columns-repeated="1012"/>
        </table:table-row>
        <table:table-row table:style-name="ro2">
          <table:table-cell office:value-type="string">
            <text:p>At1g67800</text:p>
          </table:table-cell>
          <table:table-cell office:value-type="string">
            <text:p>HCa</text:p>
          </table:table-cell>
          <table:table-cell office:value-type="string">
            <text:p>AT1G66040.1</text:p>
          </table:table-cell>
          <table:table-cell office:value-type="string">
            <text:p>At1g66040</text:p>
          </table:table-cell>
          <table:table-cell table:style-name="Default" office:value-type="string">
            <text:p>AT1G66040.1</text:p>
          </table:table-cell>
          <table:table-cell table:number-columns-repeated="3"/>
          <table:table-cell table:style-name="ce2" office:value-type="string">
            <text:p>AT1G66040.1</text:p>
          </table:table-cell>
          <table:table-cell office:value-type="string">
            <text:p>AT1G66040.1</text:p>
          </table:table-cell>
          <table:table-cell/>
          <table:table-cell office:value-type="string">
            <text:p>AT1G66040.1</text:p>
          </table:table-cell>
          <table:table-cell table:number-columns-repeated="1012"/>
        </table:table-row>
        <table:table-row table:style-name="ro2">
          <table:table-cell office:value-type="string">
            <text:p>At1g68820</text:p>
          </table:table-cell>
          <table:table-cell office:value-type="string">
            <text:p>HCa</text:p>
          </table:table-cell>
          <table:table-cell office:value-type="string">
            <text:p>AT1G66050.1</text:p>
          </table:table-cell>
          <table:table-cell office:value-type="string">
            <text:p>At1g66050</text:p>
          </table:table-cell>
          <table:table-cell table:style-name="Default" office:value-type="string">
            <text:p>AT1G66050.1</text:p>
          </table:table-cell>
          <table:table-cell table:number-columns-repeated="3"/>
          <table:table-cell table:style-name="ce2" office:value-type="string">
            <text:p>AT1G66050.1</text:p>
          </table:table-cell>
          <table:table-cell office:value-type="string">
            <text:p>AT1G66050.1</text:p>
          </table:table-cell>
          <table:table-cell/>
          <table:table-cell office:value-type="string">
            <text:p>AT1G66050.1</text:p>
          </table:table-cell>
          <table:table-cell table:number-columns-repeated="1012"/>
        </table:table-row>
        <table:table-row table:style-name="ro2">
          <table:table-cell office:value-type="string">
            <text:p>At1g69330</text:p>
          </table:table-cell>
          <table:table-cell office:value-type="string">
            <text:p>HCa</text:p>
          </table:table-cell>
          <table:table-cell office:value-type="string">
            <text:p>AT1G66610.1</text:p>
          </table:table-cell>
          <table:table-cell office:value-type="string">
            <text:p>At1g66610</text:p>
          </table:table-cell>
          <table:table-cell table:style-name="Default" office:value-type="string">
            <text:p>AT1G66610.1</text:p>
          </table:table-cell>
          <table:table-cell table:number-columns-repeated="3"/>
          <table:table-cell table:style-name="ce2" office:value-type="string">
            <text:p>AT1G66610.1</text:p>
          </table:table-cell>
          <table:table-cell office:value-type="string">
            <text:p>AT1G66610.1</text:p>
          </table:table-cell>
          <table:table-cell/>
          <table:table-cell office:value-type="string">
            <text:p>AT1G66610.1</text:p>
          </table:table-cell>
          <table:table-cell table:number-columns-repeated="1012"/>
        </table:table-row>
        <table:table-row table:style-name="ro2">
          <table:table-cell office:value-type="string">
            <text:p>At1g72175</text:p>
          </table:table-cell>
          <table:table-cell office:value-type="string">
            <text:p>HCa</text:p>
          </table:table-cell>
          <table:table-cell office:value-type="string">
            <text:p>AT1G66620.1</text:p>
          </table:table-cell>
          <table:table-cell office:value-type="string">
            <text:p>At1g66620</text:p>
          </table:table-cell>
          <table:table-cell table:style-name="Default" office:value-type="string">
            <text:p>AT1G66620.1</text:p>
          </table:table-cell>
          <table:table-cell table:number-columns-repeated="3"/>
          <table:table-cell table:style-name="ce2" office:value-type="string">
            <text:p>AT1G66620.1</text:p>
          </table:table-cell>
          <table:table-cell office:value-type="string">
            <text:p>AT1G66620.1</text:p>
          </table:table-cell>
          <table:table-cell/>
          <table:table-cell office:value-type="string">
            <text:p>AT1G66620.1</text:p>
          </table:table-cell>
          <table:table-cell table:number-columns-repeated="1012"/>
        </table:table-row>
        <table:table-row table:style-name="ro2">
          <table:table-cell office:value-type="string">
            <text:p>At1g73950</text:p>
          </table:table-cell>
          <table:table-cell office:value-type="string">
            <text:p>HCa</text:p>
          </table:table-cell>
          <table:table-cell office:value-type="string">
            <text:p>AT1G66630.1</text:p>
          </table:table-cell>
          <table:table-cell office:value-type="string">
            <text:p>At1g66630</text:p>
          </table:table-cell>
          <table:table-cell table:style-name="Default" office:value-type="string">
            <text:p>AT1G66630.1</text:p>
          </table:table-cell>
          <table:table-cell table:number-columns-repeated="3"/>
          <table:table-cell table:style-name="ce2" office:value-type="string">
            <text:p>AT1G66630.1</text:p>
          </table:table-cell>
          <table:table-cell office:value-type="string">
            <text:p>AT1G66630.1</text:p>
          </table:table-cell>
          <table:table-cell/>
          <table:table-cell office:value-type="string">
            <text:p>AT1G66630.1</text:p>
          </table:table-cell>
          <table:table-cell table:number-columns-repeated="1012"/>
        </table:table-row>
        <table:table-row table:style-name="ro2">
          <table:table-cell office:value-type="string">
            <text:p>At1g74370</text:p>
          </table:table-cell>
          <table:table-cell office:value-type="string">
            <text:p>HCa</text:p>
          </table:table-cell>
          <table:table-cell office:value-type="string">
            <text:p>AT1G66650.1</text:p>
          </table:table-cell>
          <table:table-cell office:value-type="string">
            <text:p>At1g66650</text:p>
          </table:table-cell>
          <table:table-cell table:style-name="Default" office:value-type="string">
            <text:p>AT1G66650.1</text:p>
          </table:table-cell>
          <table:table-cell table:number-columns-repeated="3"/>
          <table:table-cell table:style-name="ce2" office:value-type="string">
            <text:p>AT1G66650.1</text:p>
          </table:table-cell>
          <table:table-cell office:value-type="string">
            <text:p>AT1G66650.1</text:p>
          </table:table-cell>
          <table:table-cell/>
          <table:table-cell office:value-type="string">
            <text:p>AT1G66650.1</text:p>
          </table:table-cell>
          <table:table-cell table:number-columns-repeated="1012"/>
        </table:table-row>
        <table:table-row table:style-name="ro2">
          <table:table-cell office:value-type="string">
            <text:p>At1g74990</text:p>
          </table:table-cell>
          <table:table-cell office:value-type="string">
            <text:p>HCa</text:p>
          </table:table-cell>
          <table:table-cell office:value-type="string">
            <text:p>AT1G67180.1</text:p>
          </table:table-cell>
          <table:table-cell office:value-type="string">
            <text:p>At1g67180</text:p>
          </table:table-cell>
          <table:table-cell table:style-name="Default" office:value-type="string">
            <text:p>AT1G67180.1</text:p>
          </table:table-cell>
          <table:table-cell table:number-columns-repeated="3"/>
          <table:table-cell table:style-name="ce2" office:value-type="string">
            <text:p>AT1G67180.1</text:p>
          </table:table-cell>
          <table:table-cell office:value-type="string">
            <text:p>AT1G67180.1</text:p>
          </table:table-cell>
          <table:table-cell/>
          <table:table-cell office:value-type="string">
            <text:p>AT1G67180.1</text:p>
          </table:table-cell>
          <table:table-cell table:number-columns-repeated="1012"/>
        </table:table-row>
        <table:table-row table:style-name="ro2">
          <table:table-cell office:value-type="string">
            <text:p>At1g77770</text:p>
          </table:table-cell>
          <table:table-cell office:value-type="string">
            <text:p>HCa</text:p>
          </table:table-cell>
          <table:table-cell office:value-type="string">
            <text:p>AT1G67800.2</text:p>
          </table:table-cell>
          <table:table-cell office:value-type="string">
            <text:p>At1g67800</text:p>
          </table:table-cell>
          <table:table-cell table:style-name="Default" office:value-type="string">
            <text:p>AT1G67800.2</text:p>
          </table:table-cell>
          <table:table-cell table:number-columns-repeated="3"/>
          <table:table-cell table:style-name="ce2" office:value-type="string">
            <text:p>AT1G67800.2</text:p>
          </table:table-cell>
          <table:table-cell office:value-type="string">
            <text:p>AT1G67800.2</text:p>
          </table:table-cell>
          <table:table-cell/>
          <table:table-cell office:value-type="string">
            <text:p>AT1G67800.2</text:p>
          </table:table-cell>
          <table:table-cell table:number-columns-repeated="1012"/>
        </table:table-row>
        <table:table-row table:style-name="ro2">
          <table:table-cell office:value-type="string">
            <text:p>At1g79110</text:p>
          </table:table-cell>
          <table:table-cell office:value-type="string">
            <text:p>HCa</text:p>
          </table:table-cell>
          <table:table-cell office:value-type="string">
            <text:p>AT1G68820.1</text:p>
          </table:table-cell>
          <table:table-cell office:value-type="string">
            <text:p>At1g68820</text:p>
          </table:table-cell>
          <table:table-cell table:style-name="Default" office:value-type="string">
            <text:p>AT1G68820.1</text:p>
          </table:table-cell>
          <table:table-cell table:number-columns-repeated="3"/>
          <table:table-cell table:style-name="ce2" office:value-type="string">
            <text:p>AT1G68820.1</text:p>
          </table:table-cell>
          <table:table-cell office:value-type="string">
            <text:p>AT1G68820.1</text:p>
          </table:table-cell>
          <table:table-cell/>
          <table:table-cell office:value-type="string">
            <text:p>AT1G68820.1</text:p>
          </table:table-cell>
          <table:table-cell table:number-columns-repeated="1012"/>
        </table:table-row>
        <table:table-row table:style-name="ro2">
          <table:table-cell office:value-type="string">
            <text:p>At1g79380</text:p>
          </table:table-cell>
          <table:table-cell office:value-type="string">
            <text:p>HCa</text:p>
          </table:table-cell>
          <table:table-cell office:value-type="string">
            <text:p>AT1G69330.1</text:p>
          </table:table-cell>
          <table:table-cell office:value-type="string">
            <text:p>At1g69330</text:p>
          </table:table-cell>
          <table:table-cell table:style-name="Default" office:value-type="string">
            <text:p>AT1G69330.1</text:p>
          </table:table-cell>
          <table:table-cell table:number-columns-repeated="3"/>
          <table:table-cell table:style-name="ce2" office:value-type="string">
            <text:p>AT1G69330.1</text:p>
          </table:table-cell>
          <table:table-cell office:value-type="string">
            <text:p>AT1G69330.1</text:p>
          </table:table-cell>
          <table:table-cell/>
          <table:table-cell office:value-type="string">
            <text:p>AT1G69330.1</text:p>
          </table:table-cell>
          <table:table-cell table:number-columns-repeated="1012"/>
        </table:table-row>
        <table:table-row table:style-name="ro2">
          <table:table-cell office:value-type="string">
            <text:p>At1g79810</text:p>
          </table:table-cell>
          <table:table-cell office:value-type="string">
            <text:p>HCa</text:p>
          </table:table-cell>
          <table:table-cell office:value-type="string">
            <text:p>AT1G72175.1</text:p>
          </table:table-cell>
          <table:table-cell office:value-type="string">
            <text:p>At1g72175</text:p>
          </table:table-cell>
          <table:table-cell table:style-name="Default" office:value-type="string">
            <text:p>AT1G72175.1</text:p>
          </table:table-cell>
          <table:table-cell table:number-columns-repeated="3"/>
          <table:table-cell table:style-name="ce2" office:value-type="string">
            <text:p>AT1G72175.1</text:p>
          </table:table-cell>
          <table:table-cell office:value-type="string">
            <text:p>AT1G72175.1</text:p>
          </table:table-cell>
          <table:table-cell/>
          <table:table-cell office:value-type="string">
            <text:p>AT1G72175.1</text:p>
          </table:table-cell>
          <table:table-cell table:number-columns-repeated="1012"/>
        </table:table-row>
        <table:table-row table:style-name="ro2">
          <table:table-cell office:value-type="string">
            <text:p>At2g14835</text:p>
          </table:table-cell>
          <table:table-cell office:value-type="string">
            <text:p>HCa</text:p>
          </table:table-cell>
          <table:table-cell office:value-type="string">
            <text:p>AT1G73950.1</text:p>
          </table:table-cell>
          <table:table-cell office:value-type="string">
            <text:p>At1g73950</text:p>
          </table:table-cell>
          <table:table-cell table:style-name="Default" office:value-type="string">
            <text:p>AT1G73950.1</text:p>
          </table:table-cell>
          <table:table-cell table:number-columns-repeated="3"/>
          <table:table-cell table:style-name="ce2" office:value-type="string">
            <text:p>AT1G73950.1</text:p>
          </table:table-cell>
          <table:table-cell office:value-type="string">
            <text:p>AT1G73950.1</text:p>
          </table:table-cell>
          <table:table-cell/>
          <table:table-cell office:value-type="string">
            <text:p>AT1G73950.1</text:p>
          </table:table-cell>
          <table:table-cell table:number-columns-repeated="1012"/>
        </table:table-row>
        <table:table-row table:style-name="ro2">
          <table:table-cell office:value-type="string">
            <text:p>At2g21380</text:p>
          </table:table-cell>
          <table:table-cell office:value-type="string">
            <text:p>HCa</text:p>
          </table:table-cell>
          <table:table-cell office:value-type="string">
            <text:p>AT1G74370.1</text:p>
          </table:table-cell>
          <table:table-cell office:value-type="string">
            <text:p>At1g74370</text:p>
          </table:table-cell>
          <table:table-cell table:style-name="Default" office:value-type="string">
            <text:p>AT1G74370.1</text:p>
          </table:table-cell>
          <table:table-cell table:number-columns-repeated="3"/>
          <table:table-cell table:style-name="ce2" office:value-type="string">
            <text:p>AT1G74370.1</text:p>
          </table:table-cell>
          <table:table-cell office:value-type="string">
            <text:p>AT1G74370.1</text:p>
          </table:table-cell>
          <table:table-cell/>
          <table:table-cell office:value-type="string">
            <text:p>AT1G74370.1</text:p>
          </table:table-cell>
          <table:table-cell table:number-columns-repeated="1012"/>
        </table:table-row>
        <table:table-row table:style-name="ro2">
          <table:table-cell office:value-type="string">
            <text:p>At2g22010</text:p>
          </table:table-cell>
          <table:table-cell office:value-type="string">
            <text:p>HCa</text:p>
          </table:table-cell>
          <table:table-cell office:value-type="string">
            <text:p>AT1G74990.1</text:p>
          </table:table-cell>
          <table:table-cell office:value-type="string">
            <text:p>At1g74990</text:p>
          </table:table-cell>
          <table:table-cell table:style-name="Default" office:value-type="string">
            <text:p>AT1G74990.1</text:p>
          </table:table-cell>
          <table:table-cell table:number-columns-repeated="3"/>
          <table:table-cell table:style-name="ce2" office:value-type="string">
            <text:p>AT1G74990.1</text:p>
          </table:table-cell>
          <table:table-cell office:value-type="string">
            <text:p>AT1G74990.1</text:p>
          </table:table-cell>
          <table:table-cell/>
          <table:table-cell office:value-type="string">
            <text:p>AT1G74990.1</text:p>
          </table:table-cell>
          <table:table-cell table:number-columns-repeated="1012"/>
        </table:table-row>
        <table:table-row table:style-name="ro2">
          <table:table-cell office:value-type="string">
            <text:p>At2g23780</text:p>
          </table:table-cell>
          <table:table-cell office:value-type="string">
            <text:p>HCa</text:p>
          </table:table-cell>
          <table:table-cell office:value-type="string">
            <text:p>AT1G77770.1</text:p>
          </table:table-cell>
          <table:table-cell office:value-type="string">
            <text:p>At1g77770</text:p>
          </table:table-cell>
          <table:table-cell table:style-name="Default" office:value-type="string">
            <text:p>AT1G77770.1</text:p>
          </table:table-cell>
          <table:table-cell table:number-columns-repeated="3"/>
          <table:table-cell table:style-name="ce2" office:value-type="string">
            <text:p>AT1G77770.1</text:p>
          </table:table-cell>
          <table:table-cell office:value-type="string">
            <text:p>AT1G77770.1</text:p>
          </table:table-cell>
          <table:table-cell/>
          <table:table-cell office:value-type="string">
            <text:p>AT1G77770.1</text:p>
          </table:table-cell>
          <table:table-cell table:number-columns-repeated="1012"/>
        </table:table-row>
        <table:table-row table:style-name="ro2">
          <table:table-cell office:value-type="string">
            <text:p>At2g25380</text:p>
          </table:table-cell>
          <table:table-cell office:value-type="string">
            <text:p>HCa</text:p>
          </table:table-cell>
          <table:table-cell office:value-type="string">
            <text:p>AT1G79110.1</text:p>
          </table:table-cell>
          <table:table-cell office:value-type="string">
            <text:p>At1g79110</text:p>
          </table:table-cell>
          <table:table-cell table:style-name="Default" office:value-type="string">
            <text:p>AT1G79110.1</text:p>
          </table:table-cell>
          <table:table-cell table:number-columns-repeated="3"/>
          <table:table-cell table:style-name="ce2" office:value-type="string">
            <text:p>AT1G79110.1</text:p>
          </table:table-cell>
          <table:table-cell office:value-type="string">
            <text:p>AT1G79110.1</text:p>
          </table:table-cell>
          <table:table-cell/>
          <table:table-cell office:value-type="string">
            <text:p>AT1G79110.1</text:p>
          </table:table-cell>
          <table:table-cell table:number-columns-repeated="1012"/>
        </table:table-row>
        <table:table-row table:style-name="ro2">
          <table:table-cell office:value-type="string">
            <text:p>At2g26350</text:p>
          </table:table-cell>
          <table:table-cell office:value-type="string">
            <text:p>HCa</text:p>
          </table:table-cell>
          <table:table-cell office:value-type="string">
            <text:p>AT1G79380.1</text:p>
          </table:table-cell>
          <table:table-cell office:value-type="string">
            <text:p>At1g79380</text:p>
          </table:table-cell>
          <table:table-cell table:style-name="Default" office:value-type="string">
            <text:p>AT1G79380.1</text:p>
          </table:table-cell>
          <table:table-cell table:number-columns-repeated="3"/>
          <table:table-cell table:style-name="ce2" office:value-type="string">
            <text:p>AT1G79380.1</text:p>
          </table:table-cell>
          <table:table-cell office:value-type="string">
            <text:p>AT1G79380.1</text:p>
          </table:table-cell>
          <table:table-cell/>
          <table:table-cell office:value-type="string">
            <text:p>AT1G79380.1</text:p>
          </table:table-cell>
          <table:table-cell table:number-columns-repeated="1012"/>
        </table:table-row>
        <table:table-row table:style-name="ro2">
          <table:table-cell office:value-type="string">
            <text:p>At2g28840</text:p>
          </table:table-cell>
          <table:table-cell office:value-type="string">
            <text:p>HCa</text:p>
          </table:table-cell>
          <table:table-cell office:value-type="string">
            <text:p>AT1G79810.1</text:p>
          </table:table-cell>
          <table:table-cell office:value-type="string">
            <text:p>At1g79810</text:p>
          </table:table-cell>
          <table:table-cell table:style-name="Default" office:value-type="string">
            <text:p>AT1G79810.1</text:p>
          </table:table-cell>
          <table:table-cell table:number-columns-repeated="3"/>
          <table:table-cell table:style-name="ce2" office:value-type="string">
            <text:p>AT1G79810.1</text:p>
          </table:table-cell>
          <table:table-cell office:value-type="string">
            <text:p>AT1G79810.1</text:p>
          </table:table-cell>
          <table:table-cell/>
          <table:table-cell office:value-type="string">
            <text:p>AT1G79810.1</text:p>
          </table:table-cell>
          <table:table-cell table:number-columns-repeated="1012"/>
        </table:table-row>
        <table:table-row table:style-name="ro2">
          <table:table-cell office:value-type="string">
            <text:p>At2g30580</text:p>
          </table:table-cell>
          <table:table-cell office:value-type="string">
            <text:p>HCa</text:p>
          </table:table-cell>
          <table:table-cell office:value-type="string">
            <text:p>AT2G14835.1</text:p>
          </table:table-cell>
          <table:table-cell office:value-type="string">
            <text:p>At2g14835</text:p>
          </table:table-cell>
          <table:table-cell table:style-name="Default" office:value-type="string">
            <text:p>AT2G14835.1</text:p>
          </table:table-cell>
          <table:table-cell table:number-columns-repeated="3"/>
          <table:table-cell table:style-name="ce2" office:value-type="string">
            <text:p>AT2G14835.1</text:p>
          </table:table-cell>
          <table:table-cell office:value-type="string">
            <text:p>AT2G14835.1</text:p>
          </table:table-cell>
          <table:table-cell/>
          <table:table-cell office:value-type="string">
            <text:p>AT2G14835.1</text:p>
          </table:table-cell>
          <table:table-cell table:number-columns-repeated="1012"/>
        </table:table-row>
        <table:table-row table:style-name="ro2">
          <table:table-cell office:value-type="string">
            <text:p>At2g32950</text:p>
          </table:table-cell>
          <table:table-cell office:value-type="string">
            <text:p>HCa</text:p>
          </table:table-cell>
          <table:table-cell office:value-type="string">
            <text:p>AT2G16090.1</text:p>
          </table:table-cell>
          <table:table-cell office:value-type="string">
            <text:p>At2g16090</text:p>
          </table:table-cell>
          <table:table-cell table:style-name="Default" office:value-type="string">
            <text:p>AT2G16090.1</text:p>
          </table:table-cell>
          <table:table-cell table:number-columns-repeated="3"/>
          <table:table-cell table:style-name="ce2" office:value-type="string">
            <text:p>AT2G16090.1</text:p>
          </table:table-cell>
          <table:table-cell office:value-type="string">
            <text:p>AT2G16090.1</text:p>
          </table:table-cell>
          <table:table-cell/>
          <table:table-cell office:value-type="string">
            <text:p>AT2G16090.1</text:p>
          </table:table-cell>
          <table:table-cell table:number-columns-repeated="1012"/>
        </table:table-row>
        <table:table-row table:style-name="ro2">
          <table:table-cell office:value-type="string">
            <text:p>At2g34920</text:p>
          </table:table-cell>
          <table:table-cell office:value-type="string">
            <text:p>HCa</text:p>
          </table:table-cell>
          <table:table-cell office:value-type="string">
            <text:p>AT2G19610.2</text:p>
          </table:table-cell>
          <table:table-cell office:value-type="string">
            <text:p>At2g19610</text:p>
          </table:table-cell>
          <table:table-cell table:style-name="Default" office:value-type="string">
            <text:p>AT2G19610.2</text:p>
          </table:table-cell>
          <table:table-cell table:number-columns-repeated="3"/>
          <table:table-cell table:style-name="ce2" office:value-type="string">
            <text:p>AT2G19610.2</text:p>
          </table:table-cell>
          <table:table-cell office:value-type="string">
            <text:p>AT2G19610.2</text:p>
          </table:table-cell>
          <table:table-cell/>
          <table:table-cell office:value-type="string">
            <text:p>AT2G19610.2</text:p>
          </table:table-cell>
          <table:table-cell table:number-columns-repeated="1012"/>
        </table:table-row>
        <table:table-row table:style-name="ro2">
          <table:table-cell office:value-type="string">
            <text:p>At2g35330</text:p>
          </table:table-cell>
          <table:table-cell office:value-type="string">
            <text:p>HCa</text:p>
          </table:table-cell>
          <table:table-cell office:value-type="string">
            <text:p>AT2G21380.1</text:p>
          </table:table-cell>
          <table:table-cell office:value-type="string">
            <text:p>At2g21380</text:p>
          </table:table-cell>
          <table:table-cell table:style-name="Default" office:value-type="string">
            <text:p>AT2G21380.1</text:p>
          </table:table-cell>
          <table:table-cell table:number-columns-repeated="3"/>
          <table:table-cell table:style-name="ce2" office:value-type="string">
            <text:p>AT2G21380.1</text:p>
          </table:table-cell>
          <table:table-cell office:value-type="string">
            <text:p>AT2G21380.1</text:p>
          </table:table-cell>
          <table:table-cell/>
          <table:table-cell office:value-type="string">
            <text:p>AT2G21380.1</text:p>
          </table:table-cell>
          <table:table-cell table:number-columns-repeated="1012"/>
        </table:table-row>
        <table:table-row table:style-name="ro2">
          <table:table-cell office:value-type="string">
            <text:p>At2g37150</text:p>
          </table:table-cell>
          <table:table-cell office:value-type="string">
            <text:p>HCa</text:p>
          </table:table-cell>
          <table:table-cell office:value-type="string">
            <text:p>AT2G21420.1</text:p>
          </table:table-cell>
          <table:table-cell office:value-type="string">
            <text:p>At2g21420</text:p>
          </table:table-cell>
          <table:table-cell table:style-name="Default" office:value-type="string">
            <text:p>AT2G21420.1</text:p>
          </table:table-cell>
          <table:table-cell table:number-columns-repeated="3"/>
          <table:table-cell table:style-name="ce2" office:value-type="string">
            <text:p>AT2G21420.1</text:p>
          </table:table-cell>
          <table:table-cell office:value-type="string">
            <text:p>AT2G21420.1</text:p>
          </table:table-cell>
          <table:table-cell/>
          <table:table-cell office:value-type="string">
            <text:p>AT2G21420.1</text:p>
          </table:table-cell>
          <table:table-cell table:number-columns-repeated="1012"/>
        </table:table-row>
        <table:table-row table:style-name="ro2">
          <table:table-cell office:value-type="string">
            <text:p>At2g38190</text:p>
          </table:table-cell>
          <table:table-cell office:value-type="string">
            <text:p>HCa</text:p>
          </table:table-cell>
          <table:table-cell office:value-type="string">
            <text:p>AT2G22010.2</text:p>
          </table:table-cell>
          <table:table-cell office:value-type="string">
            <text:p>At2g22010</text:p>
          </table:table-cell>
          <table:table-cell table:style-name="Default" office:value-type="string">
            <text:p>AT2G22010.2</text:p>
          </table:table-cell>
          <table:table-cell table:number-columns-repeated="3"/>
          <table:table-cell table:style-name="ce2" office:value-type="string">
            <text:p>AT2G22010.2</text:p>
          </table:table-cell>
          <table:table-cell office:value-type="string">
            <text:p>AT2G22010.2</text:p>
          </table:table-cell>
          <table:table-cell/>
          <table:table-cell office:value-type="string">
            <text:p>AT2G22010.2</text:p>
          </table:table-cell>
          <table:table-cell table:number-columns-repeated="1012"/>
        </table:table-row>
        <table:table-row table:style-name="ro2">
          <table:table-cell office:value-type="string">
            <text:p>At2g38920</text:p>
          </table:table-cell>
          <table:table-cell office:value-type="string">
            <text:p>HCa</text:p>
          </table:table-cell>
          <table:table-cell office:value-type="string">
            <text:p>AT2G23780.1</text:p>
          </table:table-cell>
          <table:table-cell office:value-type="string">
            <text:p>At2g23780</text:p>
          </table:table-cell>
          <table:table-cell table:style-name="Default" office:value-type="string">
            <text:p>AT2G23780.1</text:p>
          </table:table-cell>
          <table:table-cell table:number-columns-repeated="3"/>
          <table:table-cell table:style-name="ce2" office:value-type="string">
            <text:p>AT2G23780.1</text:p>
          </table:table-cell>
          <table:table-cell office:value-type="string">
            <text:p>AT2G23780.1</text:p>
          </table:table-cell>
          <table:table-cell/>
          <table:table-cell office:value-type="string">
            <text:p>AT2G23780.1</text:p>
          </table:table-cell>
          <table:table-cell table:number-columns-repeated="1012"/>
        </table:table-row>
        <table:table-row table:style-name="ro2">
          <table:table-cell office:value-type="string">
            <text:p>At2g39100</text:p>
          </table:table-cell>
          <table:table-cell office:value-type="string">
            <text:p>HCa</text:p>
          </table:table-cell>
          <table:table-cell office:value-type="string">
            <text:p>AT2G25360.1</text:p>
          </table:table-cell>
          <table:table-cell office:value-type="string">
            <text:p>At2g25360</text:p>
          </table:table-cell>
          <table:table-cell table:style-name="Default" office:value-type="string">
            <text:p>AT2G25360.1</text:p>
          </table:table-cell>
          <table:table-cell table:number-columns-repeated="3"/>
          <table:table-cell table:style-name="ce2" office:value-type="string">
            <text:p>AT2G25360.1</text:p>
          </table:table-cell>
          <table:table-cell office:value-type="string">
            <text:p>AT2G25360.1</text:p>
          </table:table-cell>
          <table:table-cell/>
          <table:table-cell office:value-type="string">
            <text:p>AT2G25360.1</text:p>
          </table:table-cell>
          <table:table-cell table:number-columns-repeated="1012"/>
        </table:table-row>
        <table:table-row table:style-name="ro2">
          <table:table-cell office:value-type="string">
            <text:p>At2g40770</text:p>
          </table:table-cell>
          <table:table-cell office:value-type="string">
            <text:p>HCa</text:p>
          </table:table-cell>
          <table:table-cell/>
          <table:table-cell table:style-name="ce3" office:value-type="string">
            <text:p>At2g25380</text:p>
          </table:table-cell>
          <table:table-cell table:style-name="Default" office:value-type="string">
            <text:p>AT2g25380</text:p>
          </table:table-cell>
          <table:table-cell table:style-name="ce4" table:number-columns-repeated="3"/>
          <table:table-cell table:style-name="ce2" office:value-type="string">
            <text:p>AT2g25380</text:p>
          </table:table-cell>
          <table:table-cell office:value-type="string">
            <text:p>AT2g25380</text:p>
          </table:table-cell>
          <table:table-cell table:number-columns-repeated="1014"/>
        </table:table-row>
        <table:table-row table:style-name="ro2">
          <table:table-cell office:value-type="string">
            <text:p>At2g41980</text:p>
          </table:table-cell>
          <table:table-cell office:value-type="string">
            <text:p>HCa</text:p>
          </table:table-cell>
          <table:table-cell office:value-type="string">
            <text:p>AT2G26130.1</text:p>
          </table:table-cell>
          <table:table-cell office:value-type="string">
            <text:p>At2g26130</text:p>
          </table:table-cell>
          <table:table-cell table:style-name="Default" office:value-type="string">
            <text:p>AT2G26130.1</text:p>
          </table:table-cell>
          <table:table-cell table:number-columns-repeated="3"/>
          <table:table-cell table:style-name="ce2" office:value-type="string">
            <text:p>AT2G26130.1</text:p>
          </table:table-cell>
          <table:table-cell office:value-type="string">
            <text:p>AT2G26130.1</text:p>
          </table:table-cell>
          <table:table-cell/>
          <table:table-cell office:value-type="string">
            <text:p>AT2G26130.1</text:p>
          </table:table-cell>
          <table:table-cell table:number-columns-repeated="1012"/>
        </table:table-row>
        <table:table-row table:style-name="ro2">
          <table:table-cell office:value-type="string">
            <text:p>At2g42030</text:p>
          </table:table-cell>
          <table:table-cell office:value-type="string">
            <text:p>HCa</text:p>
          </table:table-cell>
          <table:table-cell office:value-type="string">
            <text:p>AT2G26350.1</text:p>
          </table:table-cell>
          <table:table-cell office:value-type="string">
            <text:p>At2g26350</text:p>
          </table:table-cell>
          <table:table-cell table:style-name="Default" office:value-type="string">
            <text:p>AT2G26350.1</text:p>
          </table:table-cell>
          <table:table-cell table:number-columns-repeated="3"/>
          <table:table-cell table:style-name="ce2" office:value-type="string">
            <text:p>AT2G26350.1</text:p>
          </table:table-cell>
          <table:table-cell office:value-type="string">
            <text:p>AT2G26350.1</text:p>
          </table:table-cell>
          <table:table-cell/>
          <table:table-cell office:value-type="string">
            <text:p>AT2G26350.1</text:p>
          </table:table-cell>
          <table:table-cell table:number-columns-repeated="1012"/>
        </table:table-row>
        <table:table-row table:style-name="ro2">
          <table:table-cell office:value-type="string">
            <text:p>At2g42160</text:p>
          </table:table-cell>
          <table:table-cell office:value-type="string">
            <text:p>HCa</text:p>
          </table:table-cell>
          <table:table-cell office:value-type="string">
            <text:p>AT2G28840.1</text:p>
          </table:table-cell>
          <table:table-cell office:value-type="string">
            <text:p>At2g28840</text:p>
          </table:table-cell>
          <table:table-cell table:style-name="Default" office:value-type="string">
            <text:p>AT2G28840.1</text:p>
          </table:table-cell>
          <table:table-cell table:number-columns-repeated="3"/>
          <table:table-cell table:style-name="ce2" office:value-type="string">
            <text:p>AT2G28840.1</text:p>
          </table:table-cell>
          <table:table-cell office:value-type="string">
            <text:p>AT2G28840.1</text:p>
          </table:table-cell>
          <table:table-cell/>
          <table:table-cell office:value-type="string">
            <text:p>AT2G28840.1</text:p>
          </table:table-cell>
          <table:table-cell table:number-columns-repeated="1012"/>
        </table:table-row>
        <table:table-row table:style-name="ro2">
          <table:table-cell office:value-type="string">
            <text:p>At2g44410</text:p>
          </table:table-cell>
          <table:table-cell office:value-type="string">
            <text:p>HCa</text:p>
          </table:table-cell>
          <table:table-cell office:value-type="string">
            <text:p>AT2G30580.1</text:p>
          </table:table-cell>
          <table:table-cell office:value-type="string">
            <text:p>At2g30580</text:p>
          </table:table-cell>
          <table:table-cell table:style-name="Default" office:value-type="string">
            <text:p>AT2G30580.1</text:p>
          </table:table-cell>
          <table:table-cell table:number-columns-repeated="3"/>
          <table:table-cell table:style-name="ce2" office:value-type="string">
            <text:p>AT2G30580.1</text:p>
          </table:table-cell>
          <table:table-cell office:value-type="string">
            <text:p>AT2G30580.1</text:p>
          </table:table-cell>
          <table:table-cell/>
          <table:table-cell office:value-type="string">
            <text:p>AT2G30580.1</text:p>
          </table:table-cell>
          <table:table-cell table:number-columns-repeated="1012"/>
        </table:table-row>
        <table:table-row table:style-name="ro2">
          <table:table-cell office:value-type="string">
            <text:p>At2g44950</text:p>
          </table:table-cell>
          <table:table-cell office:value-type="string">
            <text:p>HCa</text:p>
          </table:table-cell>
          <table:table-cell office:value-type="string">
            <text:p>AT2G31510.1</text:p>
          </table:table-cell>
          <table:table-cell office:value-type="string">
            <text:p>At2g31510</text:p>
          </table:table-cell>
          <table:table-cell table:style-name="Default" office:value-type="string">
            <text:p>AT2G31510.1</text:p>
          </table:table-cell>
          <table:table-cell table:number-columns-repeated="3"/>
          <table:table-cell table:style-name="ce2" office:value-type="string">
            <text:p>AT2G31510.1</text:p>
          </table:table-cell>
          <table:table-cell office:value-type="string">
            <text:p>AT2G31510.1</text:p>
          </table:table-cell>
          <table:table-cell/>
          <table:table-cell office:value-type="string">
            <text:p>AT2G31510.1</text:p>
          </table:table-cell>
          <table:table-cell table:number-columns-repeated="1012"/>
        </table:table-row>
        <table:table-row table:style-name="ro2">
          <table:table-cell office:value-type="string">
            <text:p>At2g47090</text:p>
          </table:table-cell>
          <table:table-cell office:value-type="string">
            <text:p>HCa</text:p>
          </table:table-cell>
          <table:table-cell office:value-type="string">
            <text:p>AT2G31760.1</text:p>
          </table:table-cell>
          <table:table-cell office:value-type="string">
            <text:p>At2g31760</text:p>
          </table:table-cell>
          <table:table-cell table:style-name="Default" office:value-type="string">
            <text:p>AT2G31760.1</text:p>
          </table:table-cell>
          <table:table-cell table:number-columns-repeated="3"/>
          <table:table-cell table:style-name="ce2" office:value-type="string">
            <text:p>AT2G31760.1</text:p>
          </table:table-cell>
          <table:table-cell office:value-type="string">
            <text:p>AT2G31760.1</text:p>
          </table:table-cell>
          <table:table-cell/>
          <table:table-cell office:value-type="string">
            <text:p>AT2G31760.1</text:p>
          </table:table-cell>
          <table:table-cell table:number-columns-repeated="1012"/>
        </table:table-row>
        <table:table-row table:style-name="ro2">
          <table:table-cell office:value-type="string">
            <text:p>At3g01650</text:p>
          </table:table-cell>
          <table:table-cell office:value-type="string">
            <text:p>HCa</text:p>
          </table:table-cell>
          <table:table-cell office:value-type="string">
            <text:p>AT2G31770.1</text:p>
          </table:table-cell>
          <table:table-cell office:value-type="string">
            <text:p>At2g31770</text:p>
          </table:table-cell>
          <table:table-cell table:style-name="Default" office:value-type="string">
            <text:p>AT2G31770.1</text:p>
          </table:table-cell>
          <table:table-cell table:number-columns-repeated="3"/>
          <table:table-cell table:style-name="ce2" office:value-type="string">
            <text:p>AT2G31770.1</text:p>
          </table:table-cell>
          <table:table-cell office:value-type="string">
            <text:p>AT2G31770.1</text:p>
          </table:table-cell>
          <table:table-cell/>
          <table:table-cell office:value-type="string">
            <text:p>AT2G31770.1</text:p>
          </table:table-cell>
          <table:table-cell table:number-columns-repeated="1012"/>
        </table:table-row>
        <table:table-row table:style-name="ro2">
          <table:table-cell office:value-type="string">
            <text:p>At3g05250</text:p>
          </table:table-cell>
          <table:table-cell office:value-type="string">
            <text:p>HCa</text:p>
          </table:table-cell>
          <table:table-cell office:value-type="string">
            <text:p>AT2G31780.1</text:p>
          </table:table-cell>
          <table:table-cell office:value-type="string">
            <text:p>At2g31780</text:p>
          </table:table-cell>
          <table:table-cell table:style-name="Default" office:value-type="string">
            <text:p>AT2G31780.1</text:p>
          </table:table-cell>
          <table:table-cell table:number-columns-repeated="3"/>
          <table:table-cell table:style-name="ce2" office:value-type="string">
            <text:p>AT2G31780.1</text:p>
          </table:table-cell>
          <table:table-cell office:value-type="string">
            <text:p>AT2G31780.1</text:p>
          </table:table-cell>
          <table:table-cell/>
          <table:table-cell office:value-type="string">
            <text:p>AT2G31780.1</text:p>
          </table:table-cell>
          <table:table-cell table:number-columns-repeated="1012"/>
        </table:table-row>
        <table:table-row table:style-name="ro2">
          <table:table-cell office:value-type="string">
            <text:p>At3g05670</text:p>
          </table:table-cell>
          <table:table-cell office:value-type="string">
            <text:p>HCa</text:p>
          </table:table-cell>
          <table:table-cell office:value-type="string">
            <text:p>AT2G32950.1</text:p>
          </table:table-cell>
          <table:table-cell office:value-type="string">
            <text:p>At2g32950</text:p>
          </table:table-cell>
          <table:table-cell table:style-name="Default" office:value-type="string">
            <text:p>AT2G32950.1</text:p>
          </table:table-cell>
          <table:table-cell table:number-columns-repeated="3"/>
          <table:table-cell table:style-name="ce2" office:value-type="string">
            <text:p>AT2G32950.1</text:p>
          </table:table-cell>
          <table:table-cell office:value-type="string">
            <text:p>AT2G32950.1</text:p>
          </table:table-cell>
          <table:table-cell/>
          <table:table-cell office:value-type="string">
            <text:p>AT2G32950.1</text:p>
          </table:table-cell>
          <table:table-cell table:number-columns-repeated="1012"/>
        </table:table-row>
        <table:table-row table:style-name="ro2">
          <table:table-cell office:value-type="string">
            <text:p>At3g06140</text:p>
          </table:table-cell>
          <table:table-cell office:value-type="string">
            <text:p>HCa</text:p>
          </table:table-cell>
          <table:table-cell office:value-type="string">
            <text:p>AT2G34920.1</text:p>
          </table:table-cell>
          <table:table-cell office:value-type="string">
            <text:p>At2g34920</text:p>
          </table:table-cell>
          <table:table-cell table:style-name="Default" office:value-type="string">
            <text:p>AT2G34920.1</text:p>
          </table:table-cell>
          <table:table-cell table:number-columns-repeated="3"/>
          <table:table-cell table:style-name="ce2" office:value-type="string">
            <text:p>AT2G34920.1</text:p>
          </table:table-cell>
          <table:table-cell office:value-type="string">
            <text:p>AT2G34920.1</text:p>
          </table:table-cell>
          <table:table-cell/>
          <table:table-cell office:value-type="string">
            <text:p>AT2G34920.1</text:p>
          </table:table-cell>
          <table:table-cell table:number-columns-repeated="1012"/>
        </table:table-row>
        <table:table-row table:style-name="ro2">
          <table:table-cell office:value-type="string">
            <text:p>At3g07120</text:p>
          </table:table-cell>
          <table:table-cell office:value-type="string">
            <text:p>HCa</text:p>
          </table:table-cell>
          <table:table-cell office:value-type="string">
            <text:p>AT2G35330.1</text:p>
          </table:table-cell>
          <table:table-cell office:value-type="string">
            <text:p>At2g35330</text:p>
          </table:table-cell>
          <table:table-cell table:style-name="Default" office:value-type="string">
            <text:p>AT2G35330.1</text:p>
          </table:table-cell>
          <table:table-cell table:number-columns-repeated="3"/>
          <table:table-cell table:style-name="ce2" office:value-type="string">
            <text:p>AT2G35330.1</text:p>
          </table:table-cell>
          <table:table-cell office:value-type="string">
            <text:p>AT2G35330.1</text:p>
          </table:table-cell>
          <table:table-cell/>
          <table:table-cell office:value-type="string">
            <text:p>AT2G35330.1</text:p>
          </table:table-cell>
          <table:table-cell table:number-columns-repeated="1012"/>
        </table:table-row>
        <table:table-row table:style-name="ro2">
          <table:table-cell office:value-type="string">
            <text:p>At3g07200</text:p>
          </table:table-cell>
          <table:table-cell office:value-type="string">
            <text:p>HCa</text:p>
          </table:table-cell>
          <table:table-cell office:value-type="string">
            <text:p>AT2G37150.3</text:p>
          </table:table-cell>
          <table:table-cell office:value-type="string">
            <text:p>At2g37150</text:p>
          </table:table-cell>
          <table:table-cell table:style-name="Default" office:value-type="string">
            <text:p>AT2G37150.3</text:p>
          </table:table-cell>
          <table:table-cell table:number-columns-repeated="3"/>
          <table:table-cell table:style-name="ce2" office:value-type="string">
            <text:p>AT2G37150.3</text:p>
          </table:table-cell>
          <table:table-cell office:value-type="string">
            <text:p>AT2G37150.3</text:p>
          </table:table-cell>
          <table:table-cell/>
          <table:table-cell office:value-type="string">
            <text:p>AT2G37150.3</text:p>
          </table:table-cell>
          <table:table-cell table:number-columns-repeated="1012"/>
        </table:table-row>
        <table:table-row table:style-name="ro2">
          <table:table-cell office:value-type="string">
            <text:p>At3g08505</text:p>
          </table:table-cell>
          <table:table-cell office:value-type="string">
            <text:p>HCa</text:p>
          </table:table-cell>
          <table:table-cell/>
          <table:table-cell table:style-name="ce2" office:value-type="string">
            <text:p>At2g38190</text:p>
          </table:table-cell>
          <table:table-cell table:style-name="Default" office:value-type="string">
            <text:p>AT2g38190</text:p>
          </table:table-cell>
          <table:table-cell table:style-name="ce4" table:number-columns-repeated="3"/>
          <table:table-cell table:style-name="ce2" office:value-type="string">
            <text:p>AT2g38190</text:p>
          </table:table-cell>
          <table:table-cell office:value-type="string">
            <text:p>AT2g38190</text:p>
          </table:table-cell>
          <table:table-cell table:number-columns-repeated="1014"/>
        </table:table-row>
        <table:table-row table:style-name="ro2">
          <table:table-cell office:value-type="string">
            <text:p>At3g09770</text:p>
          </table:table-cell>
          <table:table-cell office:value-type="string">
            <text:p>HCa</text:p>
          </table:table-cell>
          <table:table-cell office:value-type="string">
            <text:p>AT2G38920.1</text:p>
          </table:table-cell>
          <table:table-cell office:value-type="string">
            <text:p>At2g38920</text:p>
          </table:table-cell>
          <table:table-cell table:style-name="Default" office:value-type="string">
            <text:p>AT2G38920.1</text:p>
          </table:table-cell>
          <table:table-cell table:number-columns-repeated="3"/>
          <table:table-cell table:style-name="ce2" office:value-type="string">
            <text:p>AT2G38920.1</text:p>
          </table:table-cell>
          <table:table-cell office:value-type="string">
            <text:p>AT2G38920.1</text:p>
          </table:table-cell>
          <table:table-cell/>
          <table:table-cell office:value-type="string">
            <text:p>AT2G38920.1</text:p>
          </table:table-cell>
          <table:table-cell table:number-columns-repeated="1012"/>
        </table:table-row>
        <table:table-row table:style-name="ro2">
          <table:table-cell office:value-type="string">
            <text:p>At3g12920</text:p>
          </table:table-cell>
          <table:table-cell office:value-type="string">
            <text:p>HCa</text:p>
          </table:table-cell>
          <table:table-cell office:value-type="string">
            <text:p>AT2G39100.1</text:p>
          </table:table-cell>
          <table:table-cell office:value-type="string">
            <text:p>At2g39100</text:p>
          </table:table-cell>
          <table:table-cell table:style-name="Default" office:value-type="string">
            <text:p>AT2G39100.1</text:p>
          </table:table-cell>
          <table:table-cell table:number-columns-repeated="3"/>
          <table:table-cell table:style-name="ce2" office:value-type="string">
            <text:p>AT2G39100.1</text:p>
          </table:table-cell>
          <table:table-cell office:value-type="string">
            <text:p>AT2G39100.1</text:p>
          </table:table-cell>
          <table:table-cell/>
          <table:table-cell office:value-type="string">
            <text:p>AT2G39100.1</text:p>
          </table:table-cell>
          <table:table-cell table:number-columns-repeated="1012"/>
        </table:table-row>
        <table:table-row table:style-name="ro2">
          <table:table-cell office:value-type="string">
            <text:p>At3g23060</text:p>
          </table:table-cell>
          <table:table-cell office:value-type="string">
            <text:p>HCa</text:p>
          </table:table-cell>
          <table:table-cell office:value-type="string">
            <text:p>AT2G40770.1</text:p>
          </table:table-cell>
          <table:table-cell office:value-type="string">
            <text:p>At2g40770</text:p>
          </table:table-cell>
          <table:table-cell table:style-name="Default" office:value-type="string">
            <text:p>AT2G40770.1</text:p>
          </table:table-cell>
          <table:table-cell table:number-columns-repeated="3"/>
          <table:table-cell table:style-name="ce2" office:value-type="string">
            <text:p>AT2G40770.1</text:p>
          </table:table-cell>
          <table:table-cell office:value-type="string">
            <text:p>AT2G40770.1</text:p>
          </table:table-cell>
          <table:table-cell/>
          <table:table-cell office:value-type="string">
            <text:p>AT2G40770.1</text:p>
          </table:table-cell>
          <table:table-cell table:number-columns-repeated="1012"/>
        </table:table-row>
        <table:table-row table:style-name="ro2">
          <table:table-cell office:value-type="string">
            <text:p>At3g23280</text:p>
          </table:table-cell>
          <table:table-cell office:value-type="string">
            <text:p>HCa</text:p>
          </table:table-cell>
          <table:table-cell office:value-type="string">
            <text:p>AT2G41980.1</text:p>
          </table:table-cell>
          <table:table-cell office:value-type="string">
            <text:p>At2g41980</text:p>
          </table:table-cell>
          <table:table-cell table:style-name="Default" office:value-type="string">
            <text:p>AT2G41980.1</text:p>
          </table:table-cell>
          <table:table-cell table:number-columns-repeated="3"/>
          <table:table-cell table:style-name="ce2" office:value-type="string">
            <text:p>AT2G41980.1</text:p>
          </table:table-cell>
          <table:table-cell office:value-type="string">
            <text:p>AT2G41980.1</text:p>
          </table:table-cell>
          <table:table-cell/>
          <table:table-cell office:value-type="string">
            <text:p>AT2G41980.1</text:p>
          </table:table-cell>
          <table:table-cell table:number-columns-repeated="1012"/>
        </table:table-row>
        <table:table-row table:style-name="ro2">
          <table:table-cell office:value-type="string">
            <text:p>At3g24800a/b</text:p>
          </table:table-cell>
          <table:table-cell office:value-type="string">
            <text:p>HCa</text:p>
          </table:table-cell>
          <table:table-cell office:value-type="string">
            <text:p>AT2G42030.1</text:p>
          </table:table-cell>
          <table:table-cell office:value-type="string">
            <text:p>At2g42030</text:p>
          </table:table-cell>
          <table:table-cell table:style-name="Default" office:value-type="string">
            <text:p>AT2G42030.1</text:p>
          </table:table-cell>
          <table:table-cell table:number-columns-repeated="3"/>
          <table:table-cell table:style-name="ce2" office:value-type="string">
            <text:p>AT2G42030.1</text:p>
          </table:table-cell>
          <table:table-cell office:value-type="string">
            <text:p>AT2G42030.1</text:p>
          </table:table-cell>
          <table:table-cell/>
          <table:table-cell office:value-type="string">
            <text:p>AT2G42030.1</text:p>
          </table:table-cell>
          <table:table-cell table:number-columns-repeated="1012"/>
        </table:table-row>
        <table:table-row table:style-name="ro2">
          <table:table-cell office:value-type="string">
            <text:p>At3g25030</text:p>
          </table:table-cell>
          <table:table-cell office:value-type="string">
            <text:p>HCa</text:p>
          </table:table-cell>
          <table:table-cell office:value-type="string">
            <text:p>AT2G42160.1</text:p>
          </table:table-cell>
          <table:table-cell office:value-type="string">
            <text:p>At2g42160</text:p>
          </table:table-cell>
          <table:table-cell table:style-name="Default" office:value-type="string">
            <text:p>AT2G42160.1</text:p>
          </table:table-cell>
          <table:table-cell table:number-columns-repeated="3"/>
          <table:table-cell table:style-name="ce2" office:value-type="string">
            <text:p>AT2G42160.1</text:p>
          </table:table-cell>
          <table:table-cell office:value-type="string">
            <text:p>AT2G42160.1</text:p>
          </table:table-cell>
          <table:table-cell/>
          <table:table-cell office:value-type="string">
            <text:p>AT2G42160.1</text:p>
          </table:table-cell>
          <table:table-cell table:number-columns-repeated="1012"/>
        </table:table-row>
        <table:table-row table:style-name="ro2">
          <table:table-cell office:value-type="string">
            <text:p>At3g26730</text:p>
          </table:table-cell>
          <table:table-cell office:value-type="string">
            <text:p>HCa</text:p>
          </table:table-cell>
          <table:table-cell office:value-type="string">
            <text:p>AT2G44410.1</text:p>
          </table:table-cell>
          <table:table-cell office:value-type="string">
            <text:p>At2g44410</text:p>
          </table:table-cell>
          <table:table-cell table:style-name="Default" office:value-type="string">
            <text:p>AT2G44410.1</text:p>
          </table:table-cell>
          <table:table-cell table:number-columns-repeated="3"/>
          <table:table-cell table:style-name="ce2" office:value-type="string">
            <text:p>AT2G44410.1</text:p>
          </table:table-cell>
          <table:table-cell office:value-type="string">
            <text:p>AT2G44410.1</text:p>
          </table:table-cell>
          <table:table-cell/>
          <table:table-cell office:value-type="string">
            <text:p>AT2G44410.1</text:p>
          </table:table-cell>
          <table:table-cell table:number-columns-repeated="1012"/>
        </table:table-row>
        <table:table-row table:style-name="ro2">
          <table:table-cell office:value-type="string">
            <text:p>At3g27330</text:p>
          </table:table-cell>
          <table:table-cell office:value-type="string">
            <text:p>HCa</text:p>
          </table:table-cell>
          <table:table-cell office:value-type="string">
            <text:p>AT2G44580.1</text:p>
          </table:table-cell>
          <table:table-cell office:value-type="string">
            <text:p>At2g44580</text:p>
          </table:table-cell>
          <table:table-cell table:style-name="Default" office:value-type="string">
            <text:p>AT2G44580</text:p>
          </table:table-cell>
          <table:table-cell table:number-columns-repeated="3"/>
          <table:table-cell table:style-name="ce2"/>
          <table:table-cell table:number-columns-repeated="2"/>
          <table:table-cell table:style-name="ce4" office:value-type="string">
            <text:p>AT2G44580.1</text:p>
          </table:table-cell>
          <table:table-cell table:number-columns-repeated="1012"/>
        </table:table-row>
        <table:table-row table:style-name="ro2">
          <table:table-cell office:value-type="string">
            <text:p>At3g28880</text:p>
          </table:table-cell>
          <table:table-cell office:value-type="string">
            <text:p>HCa</text:p>
          </table:table-cell>
          <table:table-cell office:value-type="string">
            <text:p>AT2G44950.1</text:p>
          </table:table-cell>
          <table:table-cell office:value-type="string">
            <text:p>At2g44950</text:p>
          </table:table-cell>
          <table:table-cell table:style-name="Default" office:value-type="string">
            <text:p>AT2G44950.1</text:p>
          </table:table-cell>
          <table:table-cell table:number-columns-repeated="3"/>
          <table:table-cell table:style-name="ce2" office:value-type="string">
            <text:p>AT2G44950.1</text:p>
          </table:table-cell>
          <table:table-cell office:value-type="string">
            <text:p>AT2G44950.1</text:p>
          </table:table-cell>
          <table:table-cell/>
          <table:table-cell office:value-type="string">
            <text:p>AT2G44950.1</text:p>
          </table:table-cell>
          <table:table-cell table:number-columns-repeated="1012"/>
        </table:table-row>
        <table:table-row table:style-name="ro2">
          <table:table-cell office:value-type="string">
            <text:p>At3g29270</text:p>
          </table:table-cell>
          <table:table-cell office:value-type="string">
            <text:p>HCa</text:p>
          </table:table-cell>
          <table:table-cell office:value-type="string">
            <text:p>AT2G46495.1</text:p>
          </table:table-cell>
          <table:table-cell office:value-type="string">
            <text:p>At2g46495</text:p>
          </table:table-cell>
          <table:table-cell table:style-name="Default" office:value-type="string">
            <text:p>AT2G46495.1</text:p>
          </table:table-cell>
          <table:table-cell table:number-columns-repeated="3"/>
          <table:table-cell table:style-name="ce2" office:value-type="string">
            <text:p>AT2G46495.1</text:p>
          </table:table-cell>
          <table:table-cell office:value-type="string">
            <text:p>AT2G46495.1</text:p>
          </table:table-cell>
          <table:table-cell/>
          <table:table-cell office:value-type="string">
            <text:p>AT2G46495.1</text:p>
          </table:table-cell>
          <table:table-cell table:number-columns-repeated="1012"/>
        </table:table-row>
        <table:table-row table:style-name="ro2">
          <table:table-cell office:value-type="string">
            <text:p>At3g30733</text:p>
          </table:table-cell>
          <table:table-cell office:value-type="string">
            <text:p>HCa</text:p>
          </table:table-cell>
          <table:table-cell office:value-type="string">
            <text:p>AT2G47090.1</text:p>
          </table:table-cell>
          <table:table-cell office:value-type="string">
            <text:p>At2g47090</text:p>
          </table:table-cell>
          <table:table-cell table:style-name="Default" office:value-type="string">
            <text:p>AT2G47090.1</text:p>
          </table:table-cell>
          <table:table-cell table:number-columns-repeated="3"/>
          <table:table-cell table:style-name="ce2" office:value-type="string">
            <text:p>AT2G47090.1</text:p>
          </table:table-cell>
          <table:table-cell office:value-type="string">
            <text:p>AT2G47090.1</text:p>
          </table:table-cell>
          <table:table-cell/>
          <table:table-cell office:value-type="string">
            <text:p>AT2G47090.1</text:p>
          </table:table-cell>
          <table:table-cell table:number-columns-repeated="1012"/>
        </table:table-row>
        <table:table-row table:style-name="ro2">
          <table:table-cell office:value-type="string">
            <text:p>At3g47160</text:p>
          </table:table-cell>
          <table:table-cell office:value-type="string">
            <text:p>HCa</text:p>
          </table:table-cell>
          <table:table-cell office:value-type="string">
            <text:p>AT3G01650.1</text:p>
          </table:table-cell>
          <table:table-cell office:value-type="string">
            <text:p>At3g01650</text:p>
          </table:table-cell>
          <table:table-cell table:style-name="Default" office:value-type="string">
            <text:p>AT3G01650.1</text:p>
          </table:table-cell>
          <table:table-cell table:number-columns-repeated="3"/>
          <table:table-cell table:style-name="ce2" office:value-type="string">
            <text:p>AT3G01650.1</text:p>
          </table:table-cell>
          <table:table-cell office:value-type="string">
            <text:p>AT3G01650.1</text:p>
          </table:table-cell>
          <table:table-cell/>
          <table:table-cell office:value-type="string">
            <text:p>AT3G01650.1</text:p>
          </table:table-cell>
          <table:table-cell table:number-columns-repeated="1012"/>
        </table:table-row>
        <table:table-row table:style-name="ro2">
          <table:table-cell office:value-type="string">
            <text:p>At3g53410</text:p>
          </table:table-cell>
          <table:table-cell office:value-type="string">
            <text:p>HCa</text:p>
          </table:table-cell>
          <table:table-cell office:value-type="string">
            <text:p>AT3G05250.1</text:p>
          </table:table-cell>
          <table:table-cell office:value-type="string">
            <text:p>At3g05250</text:p>
          </table:table-cell>
          <table:table-cell table:style-name="Default" office:value-type="string">
            <text:p>AT3G05250.1</text:p>
          </table:table-cell>
          <table:table-cell table:number-columns-repeated="3"/>
          <table:table-cell table:style-name="ce2" office:value-type="string">
            <text:p>AT3G05250.1</text:p>
          </table:table-cell>
          <table:table-cell office:value-type="string">
            <text:p>AT3G05250.1</text:p>
          </table:table-cell>
          <table:table-cell/>
          <table:table-cell office:value-type="string">
            <text:p>AT3G05250.1</text:p>
          </table:table-cell>
          <table:table-cell table:number-columns-repeated="1012"/>
        </table:table-row>
        <table:table-row table:style-name="ro2">
          <table:table-cell office:value-type="string">
            <text:p>At3g54360</text:p>
          </table:table-cell>
          <table:table-cell office:value-type="string">
            <text:p>HCa</text:p>
          </table:table-cell>
          <table:table-cell office:value-type="string">
            <text:p>AT3G05670.1</text:p>
          </table:table-cell>
          <table:table-cell office:value-type="string">
            <text:p>At3g05670</text:p>
          </table:table-cell>
          <table:table-cell table:style-name="Default" office:value-type="string">
            <text:p>AT3G05670.1</text:p>
          </table:table-cell>
          <table:table-cell table:number-columns-repeated="3"/>
          <table:table-cell table:style-name="ce2" office:value-type="string">
            <text:p>AT3G05670.1</text:p>
          </table:table-cell>
          <table:table-cell office:value-type="string">
            <text:p>AT3G05670.1</text:p>
          </table:table-cell>
          <table:table-cell/>
          <table:table-cell office:value-type="string">
            <text:p>AT3G05670.1</text:p>
          </table:table-cell>
          <table:table-cell table:number-columns-repeated="1012"/>
        </table:table-row>
        <table:table-row table:style-name="ro2">
          <table:table-cell office:value-type="string">
            <text:p>At3g58030</text:p>
          </table:table-cell>
          <table:table-cell office:value-type="string">
            <text:p>HCa</text:p>
          </table:table-cell>
          <table:table-cell office:value-type="string">
            <text:p>AT3G06140.1</text:p>
          </table:table-cell>
          <table:table-cell office:value-type="string">
            <text:p>At3g06140</text:p>
          </table:table-cell>
          <table:table-cell table:style-name="Default" office:value-type="string">
            <text:p>AT3G06140.1</text:p>
          </table:table-cell>
          <table:table-cell table:number-columns-repeated="3"/>
          <table:table-cell table:style-name="ce2" office:value-type="string">
            <text:p>AT3G06140.1</text:p>
          </table:table-cell>
          <table:table-cell office:value-type="string">
            <text:p>AT3G06140.1</text:p>
          </table:table-cell>
          <table:table-cell/>
          <table:table-cell office:value-type="string">
            <text:p>AT3G06140.1</text:p>
          </table:table-cell>
          <table:table-cell table:number-columns-repeated="1012"/>
        </table:table-row>
        <table:table-row table:style-name="ro2">
          <table:table-cell office:value-type="string">
            <text:p>At3g58040</text:p>
          </table:table-cell>
          <table:table-cell office:value-type="string">
            <text:p>HCa</text:p>
          </table:table-cell>
          <table:table-cell office:value-type="string">
            <text:p>AT3G07120.1</text:p>
          </table:table-cell>
          <table:table-cell office:value-type="string">
            <text:p>At3g07120</text:p>
          </table:table-cell>
          <table:table-cell table:style-name="Default" office:value-type="string">
            <text:p>AT3G07120.1</text:p>
          </table:table-cell>
          <table:table-cell table:number-columns-repeated="3"/>
          <table:table-cell table:style-name="ce2" office:value-type="string">
            <text:p>AT3G07120.1</text:p>
          </table:table-cell>
          <table:table-cell office:value-type="string">
            <text:p>AT3G07120.1</text:p>
          </table:table-cell>
          <table:table-cell/>
          <table:table-cell office:value-type="string">
            <text:p>AT3G07120.1</text:p>
          </table:table-cell>
          <table:table-cell table:number-columns-repeated="1012"/>
        </table:table-row>
        <table:table-row table:style-name="ro2">
          <table:table-cell office:value-type="string">
            <text:p>At3g61790</text:p>
          </table:table-cell>
          <table:table-cell office:value-type="string">
            <text:p>HCa</text:p>
          </table:table-cell>
          <table:table-cell office:value-type="string">
            <text:p>AT3G07200.1</text:p>
          </table:table-cell>
          <table:table-cell office:value-type="string">
            <text:p>At3g07200</text:p>
          </table:table-cell>
          <table:table-cell table:style-name="Default" office:value-type="string">
            <text:p>AT3G07200.1</text:p>
          </table:table-cell>
          <table:table-cell table:number-columns-repeated="3"/>
          <table:table-cell table:style-name="ce2" office:value-type="string">
            <text:p>AT3G07200.1</text:p>
          </table:table-cell>
          <table:table-cell office:value-type="string">
            <text:p>AT3G07200.1</text:p>
          </table:table-cell>
          <table:table-cell/>
          <table:table-cell office:value-type="string">
            <text:p>AT3G07200.1</text:p>
          </table:table-cell>
          <table:table-cell table:number-columns-repeated="1012"/>
        </table:table-row>
        <table:table-row table:style-name="ro2">
          <table:table-cell office:value-type="string">
            <text:p>At3g62240</text:p>
          </table:table-cell>
          <table:table-cell office:value-type="string">
            <text:p>HCa</text:p>
          </table:table-cell>
          <table:table-cell office:value-type="string">
            <text:p>AT3G08505.1</text:p>
          </table:table-cell>
          <table:table-cell office:value-type="string">
            <text:p>At3g08505</text:p>
          </table:table-cell>
          <table:table-cell table:style-name="Default" office:value-type="string">
            <text:p>AT3G08505.1</text:p>
          </table:table-cell>
          <table:table-cell table:number-columns-repeated="3"/>
          <table:table-cell table:style-name="ce2" office:value-type="string">
            <text:p>AT3G08505.1</text:p>
          </table:table-cell>
          <table:table-cell office:value-type="string">
            <text:p>AT3G08505.1</text:p>
          </table:table-cell>
          <table:table-cell/>
          <table:table-cell office:value-type="string">
            <text:p>AT3G08505.1</text:p>
          </table:table-cell>
          <table:table-cell table:number-columns-repeated="1012"/>
        </table:table-row>
        <table:table-row table:style-name="ro2">
          <table:table-cell office:value-type="string">
            <text:p>At4g01023</text:p>
          </table:table-cell>
          <table:table-cell office:value-type="string">
            <text:p>HCa</text:p>
          </table:table-cell>
          <table:table-cell office:value-type="string">
            <text:p>AT3G09770.1</text:p>
          </table:table-cell>
          <table:table-cell office:value-type="string">
            <text:p>At3g09770</text:p>
          </table:table-cell>
          <table:table-cell table:style-name="Default" office:value-type="string">
            <text:p>AT3G09770.1</text:p>
          </table:table-cell>
          <table:table-cell table:number-columns-repeated="3"/>
          <table:table-cell table:style-name="ce2" office:value-type="string">
            <text:p>AT3G09770.1</text:p>
          </table:table-cell>
          <table:table-cell office:value-type="string">
            <text:p>AT3G09770.1</text:p>
          </table:table-cell>
          <table:table-cell/>
          <table:table-cell office:value-type="string">
            <text:p>AT3G09770.1</text:p>
          </table:table-cell>
          <table:table-cell table:number-columns-repeated="1012"/>
        </table:table-row>
        <table:table-row table:style-name="ro2">
          <table:table-cell office:value-type="string">
            <text:p>At4g03000</text:p>
          </table:table-cell>
          <table:table-cell office:value-type="string">
            <text:p>HCa</text:p>
          </table:table-cell>
          <table:table-cell office:value-type="string">
            <text:p>AT3G12920.1</text:p>
          </table:table-cell>
          <table:table-cell office:value-type="string">
            <text:p>At3g12920</text:p>
          </table:table-cell>
          <table:table-cell table:style-name="Default" office:value-type="string">
            <text:p>AT3G12920.1</text:p>
          </table:table-cell>
          <table:table-cell table:number-columns-repeated="3"/>
          <table:table-cell table:style-name="ce2" office:value-type="string">
            <text:p>AT3G12920.1</text:p>
          </table:table-cell>
          <table:table-cell office:value-type="string">
            <text:p>AT3G12920.1</text:p>
          </table:table-cell>
          <table:table-cell/>
          <table:table-cell office:value-type="string">
            <text:p>AT3G12920.1</text:p>
          </table:table-cell>
          <table:table-cell table:number-columns-repeated="1012"/>
        </table:table-row>
        <table:table-row table:style-name="ro2">
          <table:table-cell office:value-type="string">
            <text:p>At4g03510</text:p>
          </table:table-cell>
          <table:table-cell office:value-type="string">
            <text:p>HCa</text:p>
          </table:table-cell>
          <table:table-cell office:value-type="string">
            <text:p>AT3G14250.1</text:p>
          </table:table-cell>
          <table:table-cell office:value-type="string">
            <text:p>At3g14250</text:p>
          </table:table-cell>
          <table:table-cell table:style-name="Default" office:value-type="string">
            <text:p>AT3G14250.1</text:p>
          </table:table-cell>
          <table:table-cell table:number-columns-repeated="3"/>
          <table:table-cell table:style-name="ce2" office:value-type="string">
            <text:p>AT3G14250.1</text:p>
          </table:table-cell>
          <table:table-cell office:value-type="string">
            <text:p>AT3G14250.1</text:p>
          </table:table-cell>
          <table:table-cell/>
          <table:table-cell office:value-type="string">
            <text:p>AT3G14250.1</text:p>
          </table:table-cell>
          <table:table-cell table:number-columns-repeated="1012"/>
        </table:table-row>
        <table:table-row table:style-name="ro2">
          <table:table-cell office:value-type="string">
            <text:p>At4g03965</text:p>
          </table:table-cell>
          <table:table-cell office:value-type="string">
            <text:p>HCa</text:p>
          </table:table-cell>
          <table:table-cell office:value-type="string">
            <text:p>AT3G16600.1</text:p>
          </table:table-cell>
          <table:table-cell office:value-type="string">
            <text:p>At3g16600</text:p>
          </table:table-cell>
          <table:table-cell table:style-name="Default" office:value-type="string">
            <text:p>AT3G16600.1</text:p>
          </table:table-cell>
          <table:table-cell table:number-columns-repeated="3"/>
          <table:table-cell table:style-name="ce2" office:value-type="string">
            <text:p>AT3G16600.1</text:p>
          </table:table-cell>
          <table:table-cell office:value-type="string">
            <text:p>AT3G16600.1</text:p>
          </table:table-cell>
          <table:table-cell/>
          <table:table-cell office:value-type="string">
            <text:p>AT3G16600.1</text:p>
          </table:table-cell>
          <table:table-cell table:number-columns-repeated="1012"/>
        </table:table-row>
        <table:table-row table:style-name="ro2">
          <table:table-cell office:value-type="string">
            <text:p>At4g08460</text:p>
          </table:table-cell>
          <table:table-cell office:value-type="string">
            <text:p>HCa</text:p>
          </table:table-cell>
          <table:table-cell office:value-type="string">
            <text:p>AT3G20010.1</text:p>
          </table:table-cell>
          <table:table-cell office:value-type="string">
            <text:p>At3g20010</text:p>
          </table:table-cell>
          <table:table-cell table:style-name="Default" office:value-type="string">
            <text:p>AT3G20010.1</text:p>
          </table:table-cell>
          <table:table-cell table:number-columns-repeated="3"/>
          <table:table-cell table:style-name="ce2" office:value-type="string">
            <text:p>AT3G20010.1</text:p>
          </table:table-cell>
          <table:table-cell office:value-type="string">
            <text:p>AT3G20010.1</text:p>
          </table:table-cell>
          <table:table-cell/>
          <table:table-cell office:value-type="string">
            <text:p>AT3G20010.1</text:p>
          </table:table-cell>
          <table:table-cell table:number-columns-repeated="1012"/>
        </table:table-row>
        <table:table-row table:style-name="ro2">
          <table:table-cell office:value-type="string">
            <text:p>At4g08590</text:p>
          </table:table-cell>
          <table:table-cell office:value-type="string">
            <text:p>HCa</text:p>
          </table:table-cell>
          <table:table-cell office:value-type="string">
            <text:p>AT3G23060.1</text:p>
          </table:table-cell>
          <table:table-cell office:value-type="string">
            <text:p>At3g23060</text:p>
          </table:table-cell>
          <table:table-cell table:style-name="Default" office:value-type="string">
            <text:p>AT3G23060.1</text:p>
          </table:table-cell>
          <table:table-cell table:number-columns-repeated="3"/>
          <table:table-cell table:style-name="ce2" office:value-type="string">
            <text:p>AT3G23060.1</text:p>
          </table:table-cell>
          <table:table-cell office:value-type="string">
            <text:p>AT3G23060.1</text:p>
          </table:table-cell>
          <table:table-cell/>
          <table:table-cell office:value-type="string">
            <text:p>AT3G23060.1</text:p>
          </table:table-cell>
          <table:table-cell table:number-columns-repeated="1012"/>
        </table:table-row>
        <table:table-row table:style-name="ro2">
          <table:table-cell office:value-type="string">
            <text:p>At4g10940</text:p>
          </table:table-cell>
          <table:table-cell office:value-type="string">
            <text:p>HCa</text:p>
          </table:table-cell>
          <table:table-cell office:value-type="string">
            <text:p>AT3G23280.1</text:p>
          </table:table-cell>
          <table:table-cell office:value-type="string">
            <text:p>At3g23280</text:p>
          </table:table-cell>
          <table:table-cell table:style-name="Default" office:value-type="string">
            <text:p>AT3G23280.1</text:p>
          </table:table-cell>
          <table:table-cell table:number-columns-repeated="3"/>
          <table:table-cell table:style-name="ce2" office:value-type="string">
            <text:p>AT3G23280.1</text:p>
          </table:table-cell>
          <table:table-cell office:value-type="string">
            <text:p>AT3G23280.1</text:p>
          </table:table-cell>
          <table:table-cell/>
          <table:table-cell office:value-type="string">
            <text:p>AT3G23280.1</text:p>
          </table:table-cell>
          <table:table-cell table:number-columns-repeated="1012"/>
        </table:table-row>
        <table:table-row table:style-name="ro2">
          <table:table-cell office:value-type="string">
            <text:p>At4g13100</text:p>
          </table:table-cell>
          <table:table-cell office:value-type="string">
            <text:p>HCa</text:p>
          </table:table-cell>
          <table:table-cell office:value-type="string">
            <text:p>AT3G24800.1</text:p>
          </table:table-cell>
          <table:table-cell office:value-type="string">
            <text:p>At3g24800</text:p>
          </table:table-cell>
          <table:table-cell table:style-name="Default" office:value-type="string">
            <text:p>AT3G24800.1</text:p>
          </table:table-cell>
          <table:table-cell table:number-columns-repeated="3"/>
          <table:table-cell table:style-name="ce2" office:value-type="string">
            <text:p>AT3G24800.1</text:p>
          </table:table-cell>
          <table:table-cell office:value-type="string">
            <text:p>AT3G24800.1</text:p>
          </table:table-cell>
          <table:table-cell/>
          <table:table-cell office:value-type="string">
            <text:p>AT3G24800.1</text:p>
          </table:table-cell>
          <table:table-cell table:number-columns-repeated="1012"/>
        </table:table-row>
        <table:table-row table:style-name="ro2">
          <table:table-cell office:value-type="string">
            <text:p>At4g14365</text:p>
          </table:table-cell>
          <table:table-cell office:value-type="string">
            <text:p>HCa</text:p>
          </table:table-cell>
          <table:table-cell office:value-type="string">
            <text:p>AT3G25030.1</text:p>
          </table:table-cell>
          <table:table-cell office:value-type="string">
            <text:p>At3g25030</text:p>
          </table:table-cell>
          <table:table-cell table:style-name="Default" office:value-type="string">
            <text:p>AT3G25030.1</text:p>
          </table:table-cell>
          <table:table-cell table:number-columns-repeated="3"/>
          <table:table-cell table:style-name="ce2" office:value-type="string">
            <text:p>AT3G25030.1</text:p>
          </table:table-cell>
          <table:table-cell office:value-type="string">
            <text:p>AT3G25030.1</text:p>
          </table:table-cell>
          <table:table-cell/>
          <table:table-cell office:value-type="string">
            <text:p>AT3G25030.1</text:p>
          </table:table-cell>
          <table:table-cell table:number-columns-repeated="1012"/>
        </table:table-row>
        <table:table-row table:style-name="ro2">
          <table:table-cell office:value-type="string">
            <text:p>At4g17680</text:p>
          </table:table-cell>
          <table:table-cell office:value-type="string">
            <text:p>HCa</text:p>
          </table:table-cell>
          <table:table-cell office:value-type="string">
            <text:p>AT3G26730.1</text:p>
          </table:table-cell>
          <table:table-cell office:value-type="string">
            <text:p>At3g26730</text:p>
          </table:table-cell>
          <table:table-cell table:style-name="Default" office:value-type="string">
            <text:p>AT3G26730.1</text:p>
          </table:table-cell>
          <table:table-cell table:number-columns-repeated="3"/>
          <table:table-cell table:style-name="ce2" office:value-type="string">
            <text:p>AT3G26730.1</text:p>
          </table:table-cell>
          <table:table-cell office:value-type="string">
            <text:p>AT3G26730.1</text:p>
          </table:table-cell>
          <table:table-cell/>
          <table:table-cell office:value-type="string">
            <text:p>AT3G26730.1</text:p>
          </table:table-cell>
          <table:table-cell table:number-columns-repeated="1012"/>
        </table:table-row>
        <table:table-row table:style-name="ro2">
          <table:table-cell office:value-type="string">
            <text:p>At4g19700</text:p>
          </table:table-cell>
          <table:table-cell office:value-type="string">
            <text:p>HCa</text:p>
          </table:table-cell>
          <table:table-cell office:value-type="string">
            <text:p>AT3G27330.1</text:p>
          </table:table-cell>
          <table:table-cell office:value-type="string">
            <text:p>At3g27330</text:p>
          </table:table-cell>
          <table:table-cell table:style-name="Default" office:value-type="string">
            <text:p>AT3G27330.1</text:p>
          </table:table-cell>
          <table:table-cell table:number-columns-repeated="3"/>
          <table:table-cell table:style-name="ce2" office:value-type="string">
            <text:p>AT3G27330.1</text:p>
          </table:table-cell>
          <table:table-cell office:value-type="string">
            <text:p>AT3G27330.1</text:p>
          </table:table-cell>
          <table:table-cell/>
          <table:table-cell office:value-type="string">
            <text:p>AT3G27330.1</text:p>
          </table:table-cell>
          <table:table-cell table:number-columns-repeated="1012"/>
        </table:table-row>
        <table:table-row table:style-name="ro2">
          <table:table-cell office:value-type="string">
            <text:p>At4g21070</text:p>
          </table:table-cell>
          <table:table-cell office:value-type="string">
            <text:p>HCa</text:p>
          </table:table-cell>
          <table:table-cell office:value-type="string">
            <text:p>AT3G27710.1</text:p>
          </table:table-cell>
          <table:table-cell office:value-type="string">
            <text:p>At3g27710</text:p>
          </table:table-cell>
          <table:table-cell table:style-name="Default" office:value-type="string">
            <text:p>AT3G27710.1</text:p>
          </table:table-cell>
          <table:table-cell table:number-columns-repeated="3"/>
          <table:table-cell table:style-name="ce2" office:value-type="string">
            <text:p>AT3G27710.1</text:p>
          </table:table-cell>
          <table:table-cell office:value-type="string">
            <text:p>AT3G27710.1</text:p>
          </table:table-cell>
          <table:table-cell/>
          <table:table-cell office:value-type="string">
            <text:p>AT3G27710.1</text:p>
          </table:table-cell>
          <table:table-cell table:number-columns-repeated="1012"/>
        </table:table-row>
        <table:table-row table:style-name="ro2">
          <table:table-cell office:value-type="string">
            <text:p>At4g22250</text:p>
          </table:table-cell>
          <table:table-cell office:value-type="string">
            <text:p>HCa</text:p>
          </table:table-cell>
          <table:table-cell office:value-type="string">
            <text:p>AT3G28880.1</text:p>
          </table:table-cell>
          <table:table-cell office:value-type="string">
            <text:p>At3g28880</text:p>
          </table:table-cell>
          <table:table-cell table:style-name="Default" office:value-type="string">
            <text:p>AT3G28880.1</text:p>
          </table:table-cell>
          <table:table-cell table:number-columns-repeated="3"/>
          <table:table-cell table:style-name="ce2" office:value-type="string">
            <text:p>AT3G28880.1</text:p>
          </table:table-cell>
          <table:table-cell office:value-type="string">
            <text:p>AT3G28880.1</text:p>
          </table:table-cell>
          <table:table-cell/>
          <table:table-cell office:value-type="string">
            <text:p>AT3G28880.1</text:p>
          </table:table-cell>
          <table:table-cell table:number-columns-repeated="1012"/>
        </table:table-row>
        <table:table-row table:style-name="ro2">
          <table:table-cell office:value-type="string">
            <text:p>At4g27470</text:p>
          </table:table-cell>
          <table:table-cell office:value-type="string">
            <text:p>HCa</text:p>
          </table:table-cell>
          <table:table-cell office:value-type="string">
            <text:p>AT3G29270.1</text:p>
          </table:table-cell>
          <table:table-cell office:value-type="string">
            <text:p>At3g29270</text:p>
          </table:table-cell>
          <table:table-cell table:style-name="Default" office:value-type="string">
            <text:p>AT3G29270.1</text:p>
          </table:table-cell>
          <table:table-cell table:number-columns-repeated="3"/>
          <table:table-cell table:style-name="ce2" office:value-type="string">
            <text:p>AT3G29270.1</text:p>
          </table:table-cell>
          <table:table-cell office:value-type="string">
            <text:p>AT3G29270.1</text:p>
          </table:table-cell>
          <table:table-cell/>
          <table:table-cell office:value-type="string">
            <text:p>AT3G29270.1</text:p>
          </table:table-cell>
          <table:table-cell table:number-columns-repeated="1012"/>
        </table:table-row>
        <table:table-row table:style-name="ro2">
          <table:table-cell office:value-type="string">
            <text:p>At4g27880</text:p>
          </table:table-cell>
          <table:table-cell office:value-type="string">
            <text:p>HCa</text:p>
          </table:table-cell>
          <table:table-cell/>
          <table:table-cell table:style-name="ce4" office:value-type="string">
            <text:p>At3g30733</text:p>
          </table:table-cell>
          <table:table-cell table:style-name="Default"/>
          <table:table-cell table:style-name="ce4" table:number-columns-repeated="3"/>
          <table:table-cell table:style-name="ce2"/>
          <table:table-cell office:value-type="string">
            <text:p>AT3G43180.1</text:p>
          </table:table-cell>
          <table:table-cell/>
          <table:table-cell office:value-type="string">
            <text:p>AT3G43180.1</text:p>
          </table:table-cell>
          <table:table-cell table:number-columns-repeated="1012"/>
        </table:table-row>
        <table:table-row table:style-name="ro2">
          <table:table-cell office:value-type="string">
            <text:p>At4g28270</text:p>
          </table:table-cell>
          <table:table-cell office:value-type="string">
            <text:p>HCa</text:p>
          </table:table-cell>
          <table:table-cell office:value-type="string">
            <text:p>AT3G43180.1</text:p>
          </table:table-cell>
          <table:table-cell office:value-type="string">
            <text:p>At3g43180</text:p>
          </table:table-cell>
          <table:table-cell table:style-name="Default" office:value-type="string">
            <text:p>AT3G43180.1</text:p>
          </table:table-cell>
          <table:table-cell table:number-columns-repeated="3"/>
          <table:table-cell table:style-name="ce2" office:value-type="string">
            <text:p>AT3G43180.1</text:p>
          </table:table-cell>
          <table:table-cell office:value-type="string">
            <text:p>AT3G43750.1</text:p>
          </table:table-cell>
          <table:table-cell/>
          <table:table-cell office:value-type="string">
            <text:p>AT3G43750.1</text:p>
          </table:table-cell>
          <table:table-cell table:number-columns-repeated="1012"/>
        </table:table-row>
        <table:table-row table:style-name="ro2">
          <table:table-cell office:value-type="string">
            <text:p>At4g33940</text:p>
          </table:table-cell>
          <table:table-cell office:value-type="string">
            <text:p>HCa</text:p>
          </table:table-cell>
          <table:table-cell office:value-type="string">
            <text:p>AT3G43750.1</text:p>
          </table:table-cell>
          <table:table-cell office:value-type="string">
            <text:p>At3g43750</text:p>
          </table:table-cell>
          <table:table-cell table:style-name="Default" office:value-type="string">
            <text:p>AT3G43750.1</text:p>
          </table:table-cell>
          <table:table-cell table:number-columns-repeated="3"/>
          <table:table-cell table:style-name="ce2" office:value-type="string">
            <text:p>AT3G43750.1</text:p>
          </table:table-cell>
          <table:table-cell office:value-type="string">
            <text:p>AT3G45470.1</text:p>
          </table:table-cell>
          <table:table-cell/>
          <table:table-cell office:value-type="string">
            <text:p>AT3G45470.1</text:p>
          </table:table-cell>
          <table:table-cell table:number-columns-repeated="1012"/>
        </table:table-row>
        <table:table-row table:style-name="ro2">
          <table:table-cell office:value-type="string">
            <text:p>At4g35070</text:p>
          </table:table-cell>
          <table:table-cell office:value-type="string">
            <text:p>HCa</text:p>
          </table:table-cell>
          <table:table-cell office:value-type="string">
            <text:p>AT3G45470.1</text:p>
          </table:table-cell>
          <table:table-cell office:value-type="string">
            <text:p>At3g45470</text:p>
          </table:table-cell>
          <table:table-cell table:style-name="Default" office:value-type="string">
            <text:p>AT3G45470.1</text:p>
          </table:table-cell>
          <table:table-cell table:number-columns-repeated="3"/>
          <table:table-cell table:style-name="ce2" office:value-type="string">
            <text:p>AT3G45470.1</text:p>
          </table:table-cell>
          <table:table-cell office:value-type="string">
            <text:p>AT3G45480.1</text:p>
          </table:table-cell>
          <table:table-cell/>
          <table:table-cell office:value-type="string">
            <text:p>AT3G45480.1</text:p>
          </table:table-cell>
          <table:table-cell table:number-columns-repeated="1012"/>
        </table:table-row>
        <table:table-row table:style-name="ro2">
          <table:table-cell office:value-type="string">
            <text:p>At4g39050</text:p>
          </table:table-cell>
          <table:table-cell office:value-type="string">
            <text:p>HCa</text:p>
          </table:table-cell>
          <table:table-cell office:value-type="string">
            <text:p>AT3G45480.1</text:p>
          </table:table-cell>
          <table:table-cell office:value-type="string">
            <text:p>At3g45480</text:p>
          </table:table-cell>
          <table:table-cell table:style-name="Default" office:value-type="string">
            <text:p>AT3G45480.1</text:p>
          </table:table-cell>
          <table:table-cell table:number-columns-repeated="3"/>
          <table:table-cell table:style-name="ce2" office:value-type="string">
            <text:p>AT3G45480.1</text:p>
          </table:table-cell>
          <table:table-cell office:value-type="string">
            <text:p>AT3G45510.1</text:p>
          </table:table-cell>
          <table:table-cell/>
          <table:table-cell office:value-type="string">
            <text:p>AT3G45510.1</text:p>
          </table:table-cell>
          <table:table-cell table:number-columns-repeated="1012"/>
        </table:table-row>
        <table:table-row table:style-name="ro2">
          <table:table-cell office:value-type="string">
            <text:p>At5g01160</text:p>
          </table:table-cell>
          <table:table-cell office:value-type="string">
            <text:p>HCa</text:p>
          </table:table-cell>
          <table:table-cell office:value-type="string">
            <text:p>AT3G45510.1</text:p>
          </table:table-cell>
          <table:table-cell office:value-type="string">
            <text:p>At3g45510</text:p>
          </table:table-cell>
          <table:table-cell table:style-name="Default" office:value-type="string">
            <text:p>AT3G45510.1</text:p>
          </table:table-cell>
          <table:table-cell table:number-columns-repeated="3"/>
          <table:table-cell table:style-name="ce2" office:value-type="string">
            <text:p>AT3G45510.1</text:p>
          </table:table-cell>
          <table:table-cell office:value-type="string">
            <text:p>AT3G45540.1</text:p>
          </table:table-cell>
          <table:table-cell/>
          <table:table-cell office:value-type="string">
            <text:p>AT3G45540.1</text:p>
          </table:table-cell>
          <table:table-cell table:number-columns-repeated="1012"/>
        </table:table-row>
        <table:table-row table:style-name="ro2">
          <table:table-cell office:value-type="string">
            <text:p>At5g01450</text:p>
          </table:table-cell>
          <table:table-cell office:value-type="string">
            <text:p>HCa</text:p>
          </table:table-cell>
          <table:table-cell office:value-type="string">
            <text:p>AT3G45540.1</text:p>
          </table:table-cell>
          <table:table-cell office:value-type="string">
            <text:p>At3g45540</text:p>
          </table:table-cell>
          <table:table-cell table:style-name="Default" office:value-type="string">
            <text:p>AT3G45540.1</text:p>
          </table:table-cell>
          <table:table-cell table:number-columns-repeated="3"/>
          <table:table-cell table:style-name="ce2" office:value-type="string">
            <text:p>AT3G45540.1</text:p>
          </table:table-cell>
          <table:table-cell office:value-type="string">
            <text:p>AT3G45555.1</text:p>
          </table:table-cell>
          <table:table-cell/>
          <table:table-cell office:value-type="string">
            <text:p>AT3G45555.1</text:p>
          </table:table-cell>
          <table:table-cell table:number-columns-repeated="1012"/>
        </table:table-row>
        <table:table-row table:style-name="ro2">
          <table:table-cell office:value-type="string">
            <text:p>At5g01520</text:p>
          </table:table-cell>
          <table:table-cell office:value-type="string">
            <text:p>HCa</text:p>
          </table:table-cell>
          <table:table-cell office:value-type="string">
            <text:p>AT3G45555.1</text:p>
          </table:table-cell>
          <table:table-cell office:value-type="string">
            <text:p>At3g45555</text:p>
          </table:table-cell>
          <table:table-cell table:style-name="Default" office:value-type="string">
            <text:p>AT3G45555.1</text:p>
          </table:table-cell>
          <table:table-cell table:number-columns-repeated="3"/>
          <table:table-cell table:style-name="ce2" office:value-type="string">
            <text:p>AT3G45555.1</text:p>
          </table:table-cell>
          <table:table-cell office:value-type="string">
            <text:p>AT3G45560.1</text:p>
          </table:table-cell>
          <table:table-cell/>
          <table:table-cell office:value-type="string">
            <text:p>AT3G45560.1</text:p>
          </table:table-cell>
          <table:table-cell table:number-columns-repeated="1012"/>
        </table:table-row>
        <table:table-row table:style-name="ro2">
          <table:table-cell office:value-type="string">
            <text:p>At5g01960</text:p>
          </table:table-cell>
          <table:table-cell office:value-type="string">
            <text:p>HCa</text:p>
          </table:table-cell>
          <table:table-cell office:value-type="string">
            <text:p>AT3G45560.1</text:p>
          </table:table-cell>
          <table:table-cell office:value-type="string">
            <text:p>At3g45560</text:p>
          </table:table-cell>
          <table:table-cell table:style-name="Default" office:value-type="string">
            <text:p>AT3G45560.1</text:p>
          </table:table-cell>
          <table:table-cell table:number-columns-repeated="3"/>
          <table:table-cell table:style-name="ce2" office:value-type="string">
            <text:p>AT3G45560.1</text:p>
          </table:table-cell>
          <table:table-cell office:value-type="string">
            <text:p>AT3G45570.1</text:p>
          </table:table-cell>
          <table:table-cell/>
          <table:table-cell office:value-type="string">
            <text:p>AT3G45570.1</text:p>
          </table:table-cell>
          <table:table-cell table:number-columns-repeated="1012"/>
        </table:table-row>
        <table:table-row table:style-name="ro2">
          <table:table-cell office:value-type="string">
            <text:p>At5g03200</text:p>
          </table:table-cell>
          <table:table-cell office:value-type="string">
            <text:p>HCa</text:p>
          </table:table-cell>
          <table:table-cell office:value-type="string">
            <text:p>AT3G45570.1</text:p>
          </table:table-cell>
          <table:table-cell office:value-type="string">
            <text:p>At3g45570</text:p>
          </table:table-cell>
          <table:table-cell table:style-name="Default" office:value-type="string">
            <text:p>AT3G45570.1</text:p>
          </table:table-cell>
          <table:table-cell table:number-columns-repeated="3"/>
          <table:table-cell table:style-name="ce2" office:value-type="string">
            <text:p>AT3G45570.1</text:p>
          </table:table-cell>
          <table:table-cell office:value-type="string">
            <text:p>AT3G45580.1</text:p>
          </table:table-cell>
          <table:table-cell/>
          <table:table-cell office:value-type="string">
            <text:p>AT3G45580.1</text:p>
          </table:table-cell>
          <table:table-cell table:number-columns-repeated="1012"/>
        </table:table-row>
        <table:table-row table:style-name="ro2">
          <table:table-cell office:value-type="string">
            <text:p>At5g05130</text:p>
          </table:table-cell>
          <table:table-cell office:value-type="string">
            <text:p>HCa</text:p>
          </table:table-cell>
          <table:table-cell office:value-type="string">
            <text:p>AT3G45580.1</text:p>
          </table:table-cell>
          <table:table-cell office:value-type="string">
            <text:p>At3g45580</text:p>
          </table:table-cell>
          <table:table-cell table:style-name="Default" office:value-type="string">
            <text:p>AT3G45580.1</text:p>
          </table:table-cell>
          <table:table-cell table:number-columns-repeated="3"/>
          <table:table-cell table:style-name="ce2" office:value-type="string">
            <text:p>AT3G45580.1</text:p>
          </table:table-cell>
          <table:table-cell office:value-type="string">
            <text:p>AT3G47160.2</text:p>
          </table:table-cell>
          <table:table-cell/>
          <table:table-cell office:value-type="string">
            <text:p>AT3G47160.2</text:p>
          </table:table-cell>
          <table:table-cell table:number-columns-repeated="1012"/>
        </table:table-row>
        <table:table-row table:style-name="ro2">
          <table:table-cell office:value-type="string">
            <text:p>At5g06420</text:p>
          </table:table-cell>
          <table:table-cell office:value-type="string">
            <text:p>HCa</text:p>
          </table:table-cell>
          <table:table-cell office:value-type="string">
            <text:p>AT3G47160.2</text:p>
          </table:table-cell>
          <table:table-cell office:value-type="string">
            <text:p>At3g47160</text:p>
          </table:table-cell>
          <table:table-cell table:style-name="Default" office:value-type="string">
            <text:p>AT3G47160.2</text:p>
          </table:table-cell>
          <table:table-cell table:number-columns-repeated="3"/>
          <table:table-cell table:style-name="ce2" office:value-type="string">
            <text:p>AT3G47160.2</text:p>
          </table:table-cell>
          <table:table-cell office:value-type="string">
            <text:p>AT3G53410.1</text:p>
          </table:table-cell>
          <table:table-cell/>
          <table:table-cell office:value-type="string">
            <text:p>AT3G53410.1</text:p>
          </table:table-cell>
          <table:table-cell table:number-columns-repeated="1012"/>
        </table:table-row>
        <table:table-row table:style-name="ro2">
          <table:table-cell office:value-type="string">
            <text:p>At5g07270</text:p>
          </table:table-cell>
          <table:table-cell office:value-type="string">
            <text:p>HCa</text:p>
          </table:table-cell>
          <table:table-cell office:value-type="string">
            <text:p>AT3G53410.1</text:p>
          </table:table-cell>
          <table:table-cell office:value-type="string">
            <text:p>At3g53410</text:p>
          </table:table-cell>
          <table:table-cell table:style-name="Default" office:value-type="string">
            <text:p>AT3G53410.1</text:p>
          </table:table-cell>
          <table:table-cell table:number-columns-repeated="3"/>
          <table:table-cell table:style-name="ce2" office:value-type="string">
            <text:p>AT3G53410.1</text:p>
          </table:table-cell>
          <table:table-cell office:value-type="string">
            <text:p>AT3G53690.1</text:p>
          </table:table-cell>
          <table:table-cell/>
          <table:table-cell office:value-type="string">
            <text:p>AT3G53690.1</text:p>
          </table:table-cell>
          <table:table-cell table:number-columns-repeated="1012"/>
        </table:table-row>
        <table:table-row table:style-name="ro2">
          <table:table-cell office:value-type="string">
            <text:p>At5g12310</text:p>
          </table:table-cell>
          <table:table-cell office:value-type="string">
            <text:p>HCa</text:p>
          </table:table-cell>
          <table:table-cell office:value-type="string">
            <text:p>AT3G53690.1</text:p>
          </table:table-cell>
          <table:table-cell office:value-type="string">
            <text:p>At3g53690</text:p>
          </table:table-cell>
          <table:table-cell table:style-name="Default" office:value-type="string">
            <text:p>AT3G53690.1</text:p>
          </table:table-cell>
          <table:table-cell table:number-columns-repeated="3"/>
          <table:table-cell table:style-name="ce2" office:value-type="string">
            <text:p>AT3G53690.1</text:p>
          </table:table-cell>
          <table:table-cell office:value-type="string">
            <text:p>AT3G54360.1</text:p>
          </table:table-cell>
          <table:table-cell/>
          <table:table-cell office:value-type="string">
            <text:p>AT3G54360.1</text:p>
          </table:table-cell>
          <table:table-cell table:number-columns-repeated="1012"/>
        </table:table-row>
        <table:table-row table:style-name="ro2">
          <table:table-cell office:value-type="string">
            <text:p>At5g13530</text:p>
          </table:table-cell>
          <table:table-cell office:value-type="string">
            <text:p>HCa</text:p>
          </table:table-cell>
          <table:table-cell office:value-type="string">
            <text:p>AT3G54360.1</text:p>
          </table:table-cell>
          <table:table-cell office:value-type="string">
            <text:p>At3g54360</text:p>
          </table:table-cell>
          <table:table-cell table:style-name="Default" office:value-type="string">
            <text:p>AT3G54360.1</text:p>
          </table:table-cell>
          <table:table-cell table:number-columns-repeated="3"/>
          <table:table-cell table:style-name="ce2" office:value-type="string">
            <text:p>AT3G54360.1</text:p>
          </table:table-cell>
          <table:table-cell office:value-type="string">
            <text:p>AT3G54460.1</text:p>
          </table:table-cell>
          <table:table-cell/>
          <table:table-cell office:value-type="string">
            <text:p>AT3G54460.1</text:p>
          </table:table-cell>
          <table:table-cell table:number-columns-repeated="1012"/>
        </table:table-row>
        <table:table-row table:style-name="ro2">
          <table:table-cell office:value-type="string">
            <text:p>At5g14420</text:p>
          </table:table-cell>
          <table:table-cell office:value-type="string">
            <text:p>HCa</text:p>
          </table:table-cell>
          <table:table-cell office:value-type="string">
            <text:p>AT3G54460.1</text:p>
          </table:table-cell>
          <table:table-cell office:value-type="string">
            <text:p>At3g54460</text:p>
          </table:table-cell>
          <table:table-cell table:style-name="Default" office:value-type="string">
            <text:p>AT3G54460.1</text:p>
          </table:table-cell>
          <table:table-cell table:number-columns-repeated="3"/>
          <table:table-cell table:style-name="ce2" office:value-type="string">
            <text:p>AT3G54460.1</text:p>
          </table:table-cell>
          <table:table-cell office:value-type="string">
            <text:p>AT3G58030.1</text:p>
          </table:table-cell>
          <table:table-cell/>
          <table:table-cell office:value-type="string">
            <text:p>AT3G58030.1</text:p>
          </table:table-cell>
          <table:table-cell table:number-columns-repeated="1012"/>
        </table:table-row>
        <table:table-row table:style-name="ro2">
          <table:table-cell office:value-type="string">
            <text:p>At5g19080</text:p>
          </table:table-cell>
          <table:table-cell office:value-type="string">
            <text:p>HCa</text:p>
          </table:table-cell>
          <table:table-cell office:value-type="string">
            <text:p>AT3G58030.1</text:p>
          </table:table-cell>
          <table:table-cell office:value-type="string">
            <text:p>At3g58030</text:p>
          </table:table-cell>
          <table:table-cell table:style-name="Default" office:value-type="string">
            <text:p>AT3G58030.1</text:p>
          </table:table-cell>
          <table:table-cell table:number-columns-repeated="3"/>
          <table:table-cell table:style-name="ce2" office:value-type="string">
            <text:p>AT3G58030.1</text:p>
          </table:table-cell>
          <table:table-cell office:value-type="string">
            <text:p>AT3G58040.1</text:p>
          </table:table-cell>
          <table:table-cell/>
          <table:table-cell office:value-type="string">
            <text:p>AT3G58040.1</text:p>
          </table:table-cell>
          <table:table-cell table:number-columns-repeated="1012"/>
        </table:table-row>
        <table:table-row table:style-name="ro2">
          <table:table-cell office:value-type="string">
            <text:p>At5g19430</text:p>
          </table:table-cell>
          <table:table-cell office:value-type="string">
            <text:p>HCa</text:p>
          </table:table-cell>
          <table:table-cell office:value-type="string">
            <text:p>AT3G58040.1</text:p>
          </table:table-cell>
          <table:table-cell office:value-type="string">
            <text:p>At3g58040</text:p>
          </table:table-cell>
          <table:table-cell table:style-name="Default" office:value-type="string">
            <text:p>AT3G58040.1</text:p>
          </table:table-cell>
          <table:table-cell table:number-columns-repeated="3"/>
          <table:table-cell table:style-name="ce2" office:value-type="string">
            <text:p>AT3G58040.1</text:p>
          </table:table-cell>
          <table:table-cell office:value-type="string">
            <text:p>AT3G61790.1</text:p>
          </table:table-cell>
          <table:table-cell/>
          <table:table-cell office:value-type="string">
            <text:p>AT3G61790.1</text:p>
          </table:table-cell>
          <table:table-cell table:number-columns-repeated="1012"/>
        </table:table-row>
        <table:table-row table:style-name="ro2">
          <table:table-cell office:value-type="string">
            <text:p>At5g22750</text:p>
          </table:table-cell>
          <table:table-cell office:value-type="string">
            <text:p>HCa</text:p>
          </table:table-cell>
          <table:table-cell office:value-type="string">
            <text:p>AT3G61790.1</text:p>
          </table:table-cell>
          <table:table-cell office:value-type="string">
            <text:p>At3g61790</text:p>
          </table:table-cell>
          <table:table-cell table:style-name="Default" office:value-type="string">
            <text:p>AT3G61790.1</text:p>
          </table:table-cell>
          <table:table-cell table:number-columns-repeated="3"/>
          <table:table-cell table:style-name="ce2" office:value-type="string">
            <text:p>AT3G61790.1</text:p>
          </table:table-cell>
          <table:table-cell office:value-type="string">
            <text:p>AT3G62240.1</text:p>
          </table:table-cell>
          <table:table-cell/>
          <table:table-cell office:value-type="string">
            <text:p>AT3G62240.1</text:p>
          </table:table-cell>
          <table:table-cell table:number-columns-repeated="1012"/>
        </table:table-row>
        <table:table-row table:style-name="ro2">
          <table:table-cell office:value-type="string">
            <text:p>At5g23110</text:p>
          </table:table-cell>
          <table:table-cell office:value-type="string">
            <text:p>HCa</text:p>
          </table:table-cell>
          <table:table-cell office:value-type="string">
            <text:p>AT3G62240.1</text:p>
          </table:table-cell>
          <table:table-cell office:value-type="string">
            <text:p>At3g62240</text:p>
          </table:table-cell>
          <table:table-cell table:style-name="Default" office:value-type="string">
            <text:p>AT3G62240.1</text:p>
          </table:table-cell>
          <table:table-cell table:number-columns-repeated="3"/>
          <table:table-cell table:style-name="ce2" office:value-type="string">
            <text:p>AT3G62240.1</text:p>
          </table:table-cell>
          <table:table-cell table:number-columns-repeated="2"/>
          <table:table-cell table:style-name="ce4" office:value-type="string">
            <text:p>AT4G00070.1</text:p>
          </table:table-cell>
          <table:table-cell table:number-columns-repeated="1012"/>
        </table:table-row>
        <table:table-row table:style-name="ro2">
          <table:table-cell office:value-type="string">
            <text:p>At5g37870</text:p>
          </table:table-cell>
          <table:table-cell office:value-type="string">
            <text:p>HCa</text:p>
          </table:table-cell>
          <table:table-cell office:value-type="string">
            <text:p>AT4G00070.1</text:p>
          </table:table-cell>
          <table:table-cell table:style-name="ce4" office:value-type="string">
            <text:p>At4g00070</text:p>
          </table:table-cell>
          <table:table-cell table:style-name="Default"/>
          <table:table-cell table:number-columns-repeated="3"/>
          <table:table-cell table:style-name="ce2"/>
          <table:table-cell office:value-type="string">
            <text:p>AT4G01020.1</text:p>
          </table:table-cell>
          <table:table-cell/>
          <table:table-cell office:value-type="string">
            <text:p>AT4G01020.1</text:p>
          </table:table-cell>
          <table:table-cell table:number-columns-repeated="1012"/>
        </table:table-row>
        <table:table-row table:style-name="ro2">
          <table:table-cell office:value-type="string">
            <text:p>At5g37890</text:p>
          </table:table-cell>
          <table:table-cell office:value-type="string">
            <text:p>HCa</text:p>
          </table:table-cell>
          <table:table-cell office:value-type="string">
            <text:p>AT4G01020.1</text:p>
          </table:table-cell>
          <table:table-cell office:value-type="string">
            <text:p>At4g01020</text:p>
          </table:table-cell>
          <table:table-cell table:style-name="Default" office:value-type="string">
            <text:p>AT4G01020.1</text:p>
          </table:table-cell>
          <table:table-cell table:number-columns-repeated="3"/>
          <table:table-cell table:style-name="ce2" office:value-type="string">
            <text:p>AT4G01020.1</text:p>
          </table:table-cell>
          <table:table-cell office:value-type="string">
            <text:p>AT4G01023.1</text:p>
          </table:table-cell>
          <table:table-cell/>
          <table:table-cell office:value-type="string">
            <text:p>AT4G01023.1</text:p>
          </table:table-cell>
          <table:table-cell table:number-columns-repeated="1012"/>
        </table:table-row>
        <table:table-row table:style-name="ro2">
          <table:table-cell office:value-type="string">
            <text:p>At5g37910</text:p>
          </table:table-cell>
          <table:table-cell office:value-type="string">
            <text:p>HCa</text:p>
          </table:table-cell>
          <table:table-cell office:value-type="string">
            <text:p>AT4G01023.1</text:p>
          </table:table-cell>
          <table:table-cell office:value-type="string">
            <text:p>At4g01023</text:p>
          </table:table-cell>
          <table:table-cell table:style-name="Default" office:value-type="string">
            <text:p>AT4G01023.1</text:p>
          </table:table-cell>
          <table:table-cell table:number-columns-repeated="3"/>
          <table:table-cell table:style-name="ce2" office:value-type="string">
            <text:p>AT4G01023.1</text:p>
          </table:table-cell>
          <table:table-cell office:value-type="string">
            <text:p>AT4G03000.1</text:p>
          </table:table-cell>
          <table:table-cell/>
          <table:table-cell office:value-type="string">
            <text:p>AT4G03000.1</text:p>
          </table:table-cell>
          <table:table-cell table:number-columns-repeated="1012"/>
        </table:table-row>
        <table:table-row table:style-name="ro2">
          <table:table-cell office:value-type="string">
            <text:p>At5g37930</text:p>
          </table:table-cell>
          <table:table-cell office:value-type="string">
            <text:p>HCa</text:p>
          </table:table-cell>
          <table:table-cell office:value-type="string">
            <text:p>AT4G03000.1</text:p>
          </table:table-cell>
          <table:table-cell office:value-type="string">
            <text:p>At4g03000</text:p>
          </table:table-cell>
          <table:table-cell table:style-name="Default" office:value-type="string">
            <text:p>AT4G03000.1</text:p>
          </table:table-cell>
          <table:table-cell table:number-columns-repeated="3"/>
          <table:table-cell table:style-name="ce2" office:value-type="string">
            <text:p>AT4G03000.1</text:p>
          </table:table-cell>
          <table:table-cell office:value-type="string">
            <text:p>AT4G03510.1</text:p>
          </table:table-cell>
          <table:table-cell/>
          <table:table-cell office:value-type="string">
            <text:p>AT4G03510.1</text:p>
          </table:table-cell>
          <table:table-cell table:number-columns-repeated="1012"/>
        </table:table-row>
        <table:table-row table:style-name="ro2">
          <table:table-cell office:value-type="string">
            <text:p>At5g39550a/b</text:p>
          </table:table-cell>
          <table:table-cell office:value-type="string">
            <text:p>HCa</text:p>
          </table:table-cell>
          <table:table-cell office:value-type="string">
            <text:p>AT4G03510.1</text:p>
          </table:table-cell>
          <table:table-cell office:value-type="string">
            <text:p>At4g03510</text:p>
          </table:table-cell>
          <table:table-cell table:style-name="Default" office:value-type="string">
            <text:p>AT4G03510.1</text:p>
          </table:table-cell>
          <table:table-cell table:number-columns-repeated="3"/>
          <table:table-cell table:style-name="ce2" office:value-type="string">
            <text:p>AT4G03510.1</text:p>
          </table:table-cell>
          <table:table-cell office:value-type="string">
            <text:p>AT4G03965.1</text:p>
          </table:table-cell>
          <table:table-cell/>
          <table:table-cell office:value-type="string">
            <text:p>AT4G03965.1</text:p>
          </table:table-cell>
          <table:table-cell table:number-columns-repeated="1012"/>
        </table:table-row>
        <table:table-row table:style-name="ro2">
          <table:table-cell office:value-type="string">
            <text:p>At5g43530</text:p>
          </table:table-cell>
          <table:table-cell office:value-type="string">
            <text:p>HCa</text:p>
          </table:table-cell>
          <table:table-cell office:value-type="string">
            <text:p>AT4G03965.1</text:p>
          </table:table-cell>
          <table:table-cell office:value-type="string">
            <text:p>At4g03965</text:p>
          </table:table-cell>
          <table:table-cell table:style-name="Default" office:value-type="string">
            <text:p>AT4G03965.1</text:p>
          </table:table-cell>
          <table:table-cell table:number-columns-repeated="3"/>
          <table:table-cell table:style-name="ce2" office:value-type="string">
            <text:p>AT4G03965.1</text:p>
          </table:table-cell>
          <table:table-cell table:number-columns-repeated="2"/>
          <table:table-cell table:style-name="ce4" office:value-type="string">
            <text:p>AT4G08460.1</text:p>
          </table:table-cell>
          <table:table-cell table:number-columns-repeated="1012"/>
        </table:table-row>
        <table:table-row table:style-name="ro2">
          <table:table-cell office:value-type="string">
            <text:p>At5g44280</text:p>
          </table:table-cell>
          <table:table-cell office:value-type="string">
            <text:p>HCa</text:p>
          </table:table-cell>
          <table:table-cell office:value-type="string">
            <text:p>AT4G08460.1</text:p>
          </table:table-cell>
          <table:table-cell office:value-type="string">
            <text:p>At4g08460</text:p>
          </table:table-cell>
          <table:table-cell table:style-name="Default" office:value-type="string">
            <text:p>AT4G08460.1</text:p>
          </table:table-cell>
          <table:table-cell table:number-columns-repeated="3"/>
          <table:table-cell table:style-name="ce2"/>
          <table:table-cell office:value-type="string">
            <text:p>AT4G08590.1</text:p>
          </table:table-cell>
          <table:table-cell/>
          <table:table-cell office:value-type="string">
            <text:p>AT4G08590.1</text:p>
          </table:table-cell>
          <table:table-cell table:number-columns-repeated="1012"/>
        </table:table-row>
        <table:table-row table:style-name="ro2">
          <table:table-cell office:value-type="string">
            <text:p>At5g44690</text:p>
          </table:table-cell>
          <table:table-cell office:value-type="string">
            <text:p>HCa</text:p>
          </table:table-cell>
          <table:table-cell office:value-type="string">
            <text:p>AT4G08590.1</text:p>
          </table:table-cell>
          <table:table-cell office:value-type="string">
            <text:p>At4g08590</text:p>
          </table:table-cell>
          <table:table-cell table:style-name="Default" office:value-type="string">
            <text:p>AT4G08590.1</text:p>
          </table:table-cell>
          <table:table-cell table:number-columns-repeated="3"/>
          <table:table-cell table:style-name="ce2" office:value-type="string">
            <text:p>AT4G08590.1</text:p>
          </table:table-cell>
          <table:table-cell office:value-type="string">
            <text:p>AT4G10940.1</text:p>
          </table:table-cell>
          <table:table-cell/>
          <table:table-cell office:value-type="string">
            <text:p>AT4G10940.1</text:p>
          </table:table-cell>
          <table:table-cell table:number-columns-repeated="1012"/>
        </table:table-row>
        <table:table-row table:style-name="ro2">
          <table:table-cell office:value-type="string">
            <text:p>At5g45100</text:p>
          </table:table-cell>
          <table:table-cell office:value-type="string">
            <text:p>HCa</text:p>
          </table:table-cell>
          <table:table-cell office:value-type="string">
            <text:p>AT4G10940.1</text:p>
          </table:table-cell>
          <table:table-cell office:value-type="string">
            <text:p>At4g10940</text:p>
          </table:table-cell>
          <table:table-cell table:style-name="Default" office:value-type="string">
            <text:p>AT4G10940.1</text:p>
          </table:table-cell>
          <table:table-cell table:number-columns-repeated="3"/>
          <table:table-cell table:style-name="ce2" office:value-type="string">
            <text:p>AT4G10940.1</text:p>
          </table:table-cell>
          <table:table-cell office:value-type="string">
            <text:p>AT4G13100.2</text:p>
          </table:table-cell>
          <table:table-cell/>
          <table:table-cell office:value-type="string">
            <text:p>AT4G13100.2</text:p>
          </table:table-cell>
          <table:table-cell table:number-columns-repeated="1012"/>
        </table:table-row>
        <table:table-row table:style-name="ro2">
          <table:table-cell office:value-type="string">
            <text:p>At5g47050</text:p>
          </table:table-cell>
          <table:table-cell office:value-type="string">
            <text:p>HCa</text:p>
          </table:table-cell>
          <table:table-cell office:value-type="string">
            <text:p>AT4G13100.2</text:p>
          </table:table-cell>
          <table:table-cell office:value-type="string">
            <text:p>At4g13100</text:p>
          </table:table-cell>
          <table:table-cell table:style-name="Default" office:value-type="string">
            <text:p>AT4G13100.2</text:p>
          </table:table-cell>
          <table:table-cell table:number-columns-repeated="3"/>
          <table:table-cell table:style-name="ce2" office:value-type="string">
            <text:p>AT4G13100.2</text:p>
          </table:table-cell>
          <table:table-cell office:value-type="string">
            <text:p>AT4G14365.1</text:p>
          </table:table-cell>
          <table:table-cell/>
          <table:table-cell office:value-type="string">
            <text:p>AT4G14365.1</text:p>
          </table:table-cell>
          <table:table-cell table:number-columns-repeated="1012"/>
        </table:table-row>
        <table:table-row table:style-name="ro2">
          <table:table-cell office:value-type="string">
            <text:p>At5g48655</text:p>
          </table:table-cell>
          <table:table-cell office:value-type="string">
            <text:p>HCa</text:p>
          </table:table-cell>
          <table:table-cell office:value-type="string">
            <text:p>AT4G14365.1</text:p>
          </table:table-cell>
          <table:table-cell office:value-type="string">
            <text:p>At4g14365</text:p>
          </table:table-cell>
          <table:table-cell table:style-name="Default" office:value-type="string">
            <text:p>AT4G14365.1</text:p>
          </table:table-cell>
          <table:table-cell table:number-columns-repeated="3"/>
          <table:table-cell table:style-name="ce2" office:value-type="string">
            <text:p>AT4G14365.1</text:p>
          </table:table-cell>
          <table:table-cell office:value-type="string">
            <text:p>AT4G17680.1</text:p>
          </table:table-cell>
          <table:table-cell/>
          <table:table-cell office:value-type="string">
            <text:p>AT4G17680.1</text:p>
          </table:table-cell>
          <table:table-cell table:number-columns-repeated="1012"/>
        </table:table-row>
        <table:table-row table:style-name="ro2">
          <table:table-cell office:value-type="string">
            <text:p>At5g53360</text:p>
          </table:table-cell>
          <table:table-cell office:value-type="string">
            <text:p>HCa</text:p>
          </table:table-cell>
          <table:table-cell office:value-type="string">
            <text:p>AT4G17680.1</text:p>
          </table:table-cell>
          <table:table-cell office:value-type="string">
            <text:p>At4g17680</text:p>
          </table:table-cell>
          <table:table-cell table:style-name="Default" office:value-type="string">
            <text:p>AT4G17680.1</text:p>
          </table:table-cell>
          <table:table-cell table:number-columns-repeated="3"/>
          <table:table-cell table:style-name="ce2" office:value-type="string">
            <text:p>AT4G17680.1</text:p>
          </table:table-cell>
          <table:table-cell office:value-type="string">
            <text:p>AT4G19670.1</text:p>
          </table:table-cell>
          <table:table-cell/>
          <table:table-cell office:value-type="string">
            <text:p>AT4G19670.1</text:p>
          </table:table-cell>
          <table:table-cell table:number-columns-repeated="1012"/>
        </table:table-row>
        <table:table-row table:style-name="ro2">
          <table:table-cell office:value-type="string">
            <text:p>At5g57740</text:p>
          </table:table-cell>
          <table:table-cell office:value-type="string">
            <text:p>HCa</text:p>
          </table:table-cell>
          <table:table-cell office:value-type="string">
            <text:p>AT4G19670.1</text:p>
          </table:table-cell>
          <table:table-cell office:value-type="string">
            <text:p>At4g19670</text:p>
          </table:table-cell>
          <table:table-cell table:style-name="Default" office:value-type="string">
            <text:p>AT4G19670.1</text:p>
          </table:table-cell>
          <table:table-cell table:number-columns-repeated="3"/>
          <table:table-cell table:style-name="ce2" office:value-type="string">
            <text:p>AT4G19670.1</text:p>
          </table:table-cell>
          <table:table-cell office:value-type="string">
            <text:p>AT4G19700.1</text:p>
          </table:table-cell>
          <table:table-cell/>
          <table:table-cell office:value-type="string">
            <text:p>AT4G19700.1</text:p>
          </table:table-cell>
          <table:table-cell table:number-columns-repeated="1012"/>
        </table:table-row>
        <table:table-row table:style-name="ro2">
          <table:table-cell office:value-type="string">
            <text:p>At5g58787</text:p>
          </table:table-cell>
          <table:table-cell office:value-type="string">
            <text:p>HCa</text:p>
          </table:table-cell>
          <table:table-cell office:value-type="string">
            <text:p>AT4G19700.1</text:p>
          </table:table-cell>
          <table:table-cell office:value-type="string">
            <text:p>At4g19700</text:p>
          </table:table-cell>
          <table:table-cell table:style-name="Default" office:value-type="string">
            <text:p>AT4G19700.1</text:p>
          </table:table-cell>
          <table:table-cell table:number-columns-repeated="3"/>
          <table:table-cell table:style-name="ce2" office:value-type="string">
            <text:p>AT4G19700.1</text:p>
          </table:table-cell>
          <table:table-cell office:value-type="string">
            <text:p>AT4G21070.1</text:p>
          </table:table-cell>
          <table:table-cell/>
          <table:table-cell office:value-type="string">
            <text:p>AT4G21070.1</text:p>
          </table:table-cell>
          <table:table-cell table:number-columns-repeated="1012"/>
        </table:table-row>
        <table:table-row table:style-name="ro2">
          <table:table-cell office:value-type="string">
            <text:p>At5g63970</text:p>
          </table:table-cell>
          <table:table-cell office:value-type="string">
            <text:p>HCa</text:p>
          </table:table-cell>
          <table:table-cell office:value-type="string">
            <text:p>AT4G21070.1</text:p>
          </table:table-cell>
          <table:table-cell office:value-type="string">
            <text:p>At4g21070</text:p>
          </table:table-cell>
          <table:table-cell table:style-name="Default" office:value-type="string">
            <text:p>AT4G21070.1</text:p>
          </table:table-cell>
          <table:table-cell table:number-columns-repeated="3"/>
          <table:table-cell table:style-name="ce2" office:value-type="string">
            <text:p>AT4G21070.1</text:p>
          </table:table-cell>
          <table:table-cell office:value-type="string">
            <text:p>AT4G22250.1</text:p>
          </table:table-cell>
          <table:table-cell/>
          <table:table-cell office:value-type="string">
            <text:p>AT4G22250.1</text:p>
          </table:table-cell>
          <table:table-cell table:number-columns-repeated="1012"/>
        </table:table-row>
        <table:table-row table:style-name="ro2">
          <table:table-cell office:value-type="string">
            <text:p>At1g05880</text:p>
          </table:table-cell>
          <table:table-cell office:value-type="string">
            <text:p>HCb</text:p>
          </table:table-cell>
          <table:table-cell office:value-type="string">
            <text:p>AT4G22250.1</text:p>
          </table:table-cell>
          <table:table-cell office:value-type="string">
            <text:p>At4g22250</text:p>
          </table:table-cell>
          <table:table-cell table:style-name="Default" office:value-type="string">
            <text:p>AT4G22250.1</text:p>
          </table:table-cell>
          <table:table-cell table:number-columns-repeated="3"/>
          <table:table-cell table:style-name="ce2" office:value-type="string">
            <text:p>AT4G22250.1</text:p>
          </table:table-cell>
          <table:table-cell office:value-type="string">
            <text:p>AT4G27470.1</text:p>
          </table:table-cell>
          <table:table-cell/>
          <table:table-cell office:value-type="string">
            <text:p>AT4G27470.1</text:p>
          </table:table-cell>
          <table:table-cell table:number-columns-repeated="1012"/>
        </table:table-row>
        <table:table-row table:style-name="ro2">
          <table:table-cell office:value-type="string">
            <text:p>At1g05890</text:p>
          </table:table-cell>
          <table:table-cell office:value-type="string">
            <text:p>HCb</text:p>
          </table:table-cell>
          <table:table-cell office:value-type="string">
            <text:p>AT4G27470.1</text:p>
          </table:table-cell>
          <table:table-cell office:value-type="string">
            <text:p>At4g27470</text:p>
          </table:table-cell>
          <table:table-cell table:style-name="Default" office:value-type="string">
            <text:p>AT4G27470.1</text:p>
          </table:table-cell>
          <table:table-cell table:number-columns-repeated="3"/>
          <table:table-cell table:style-name="ce2" office:value-type="string">
            <text:p>AT4G27470.1</text:p>
          </table:table-cell>
          <table:table-cell office:value-type="string">
            <text:p>AT4G27880.1</text:p>
          </table:table-cell>
          <table:table-cell/>
          <table:table-cell office:value-type="string">
            <text:p>AT4G27880.1</text:p>
          </table:table-cell>
          <table:table-cell table:number-columns-repeated="1012"/>
        </table:table-row>
        <table:table-row table:style-name="ro2">
          <table:table-cell office:value-type="string">
            <text:p>At1g11100</text:p>
          </table:table-cell>
          <table:table-cell office:value-type="string">
            <text:p>HCb</text:p>
          </table:table-cell>
          <table:table-cell office:value-type="string">
            <text:p>AT4G27880.1</text:p>
          </table:table-cell>
          <table:table-cell office:value-type="string">
            <text:p>At4g27880</text:p>
          </table:table-cell>
          <table:table-cell table:style-name="Default" office:value-type="string">
            <text:p>AT4G27880.1</text:p>
          </table:table-cell>
          <table:table-cell table:number-columns-repeated="3"/>
          <table:table-cell table:style-name="ce2" office:value-type="string">
            <text:p>AT4G27880.1</text:p>
          </table:table-cell>
          <table:table-cell office:value-type="string">
            <text:p>AT4G28270.1</text:p>
          </table:table-cell>
          <table:table-cell/>
          <table:table-cell office:value-type="string">
            <text:p>AT4G28270.1</text:p>
          </table:table-cell>
          <table:table-cell table:number-columns-repeated="1012"/>
        </table:table-row>
        <table:table-row table:style-name="ro2">
          <table:table-cell office:value-type="string">
            <text:p>At1g32340</text:p>
          </table:table-cell>
          <table:table-cell office:value-type="string">
            <text:p>HCb</text:p>
          </table:table-cell>
          <table:table-cell office:value-type="string">
            <text:p>AT4G28270.1</text:p>
          </table:table-cell>
          <table:table-cell office:value-type="string">
            <text:p>At4g28270</text:p>
          </table:table-cell>
          <table:table-cell table:style-name="Default" office:value-type="string">
            <text:p>AT4G28270.1</text:p>
          </table:table-cell>
          <table:table-cell table:number-columns-repeated="3"/>
          <table:table-cell table:style-name="ce2" office:value-type="string">
            <text:p>AT4G28270.1</text:p>
          </table:table-cell>
          <table:table-cell office:value-type="string">
            <text:p>AT4G33940.1</text:p>
          </table:table-cell>
          <table:table-cell/>
          <table:table-cell office:value-type="string">
            <text:p>AT4G33940.1</text:p>
          </table:table-cell>
          <table:table-cell table:number-columns-repeated="1012"/>
        </table:table-row>
        <table:table-row table:style-name="ro2">
          <table:table-cell office:value-type="string">
            <text:p>At1g50410</text:p>
          </table:table-cell>
          <table:table-cell office:value-type="string">
            <text:p>HCb</text:p>
          </table:table-cell>
          <table:table-cell office:value-type="string">
            <text:p>AT4G33940.1</text:p>
          </table:table-cell>
          <table:table-cell office:value-type="string">
            <text:p>At4g33940</text:p>
          </table:table-cell>
          <table:table-cell table:style-name="Default" office:value-type="string">
            <text:p>AT4G33940.1</text:p>
          </table:table-cell>
          <table:table-cell table:number-columns-repeated="3"/>
          <table:table-cell table:style-name="ce2" office:value-type="string">
            <text:p>AT4G33940.1</text:p>
          </table:table-cell>
          <table:table-cell office:value-type="string">
            <text:p>AT4G34370.1</text:p>
          </table:table-cell>
          <table:table-cell/>
          <table:table-cell office:value-type="string">
            <text:p>AT4G34370.1</text:p>
          </table:table-cell>
          <table:table-cell table:number-columns-repeated="1012"/>
        </table:table-row>
        <table:table-row table:style-name="ro2">
          <table:table-cell office:value-type="string">
            <text:p>At1g61140</text:p>
          </table:table-cell>
          <table:table-cell office:value-type="string">
            <text:p>HCb</text:p>
          </table:table-cell>
          <table:table-cell office:value-type="string">
            <text:p>AT4G34370.1</text:p>
          </table:table-cell>
          <table:table-cell office:value-type="string">
            <text:p>At4g34370</text:p>
          </table:table-cell>
          <table:table-cell table:style-name="Default" office:value-type="string">
            <text:p>AT4G34370.1</text:p>
          </table:table-cell>
          <table:table-cell table:number-columns-repeated="3"/>
          <table:table-cell table:style-name="ce2" office:value-type="string">
            <text:p>AT4G34370.1</text:p>
          </table:table-cell>
          <table:table-cell office:value-type="string">
            <text:p>AT4G35070.1</text:p>
          </table:table-cell>
          <table:table-cell/>
          <table:table-cell office:value-type="string">
            <text:p>AT4G35070.1</text:p>
          </table:table-cell>
          <table:table-cell table:number-columns-repeated="1012"/>
        </table:table-row>
        <table:table-row table:style-name="ro2">
          <table:table-cell office:value-type="string">
            <text:p>At1g65430</text:p>
          </table:table-cell>
          <table:table-cell office:value-type="string">
            <text:p>HCb</text:p>
          </table:table-cell>
          <table:table-cell office:value-type="string">
            <text:p>AT4G35070.1</text:p>
          </table:table-cell>
          <table:table-cell office:value-type="string">
            <text:p>At4g35070</text:p>
          </table:table-cell>
          <table:table-cell table:style-name="Default" office:value-type="string">
            <text:p>AT4G35070.1</text:p>
          </table:table-cell>
          <table:table-cell table:number-columns-repeated="3"/>
          <table:table-cell table:style-name="ce2" office:value-type="string">
            <text:p>AT4G35070.1</text:p>
          </table:table-cell>
          <table:table-cell office:value-type="string">
            <text:p>AT4G39050.1</text:p>
          </table:table-cell>
          <table:table-cell/>
          <table:table-cell office:value-type="string">
            <text:p>AT4G39050.1</text:p>
          </table:table-cell>
          <table:table-cell table:number-columns-repeated="1012"/>
        </table:table-row>
        <table:table-row table:style-name="ro2">
          <table:table-cell office:value-type="string">
            <text:p>At2g16090</text:p>
          </table:table-cell>
          <table:table-cell office:value-type="string">
            <text:p>HCb</text:p>
          </table:table-cell>
          <table:table-cell office:value-type="string">
            <text:p>AT4G39050.1</text:p>
          </table:table-cell>
          <table:table-cell office:value-type="string">
            <text:p>At4g39050</text:p>
          </table:table-cell>
          <table:table-cell table:style-name="Default" office:value-type="string">
            <text:p>AT4G39050.1</text:p>
          </table:table-cell>
          <table:table-cell table:number-columns-repeated="3"/>
          <table:table-cell table:style-name="ce2" office:value-type="string">
            <text:p>AT4G39050.1</text:p>
          </table:table-cell>
          <table:table-cell office:value-type="string">
            <text:p>AT5G01160.1</text:p>
          </table:table-cell>
          <table:table-cell/>
          <table:table-cell office:value-type="string">
            <text:p>AT5G01160.1</text:p>
          </table:table-cell>
          <table:table-cell table:number-columns-repeated="1012"/>
        </table:table-row>
        <table:table-row table:style-name="ro2">
          <table:table-cell office:value-type="string">
            <text:p>At2g19610</text:p>
          </table:table-cell>
          <table:table-cell office:value-type="string">
            <text:p>HCb</text:p>
          </table:table-cell>
          <table:table-cell office:value-type="string">
            <text:p>AT5G01160.1</text:p>
          </table:table-cell>
          <table:table-cell office:value-type="string">
            <text:p>At5g01160</text:p>
          </table:table-cell>
          <table:table-cell table:style-name="Default" office:value-type="string">
            <text:p>AT5G01160.1</text:p>
          </table:table-cell>
          <table:table-cell table:number-columns-repeated="3"/>
          <table:table-cell table:style-name="ce2" office:value-type="string">
            <text:p>AT5G01160.1</text:p>
          </table:table-cell>
          <table:table-cell office:value-type="string">
            <text:p>AT5G01450.1</text:p>
          </table:table-cell>
          <table:table-cell/>
          <table:table-cell office:value-type="string">
            <text:p>AT5G01450.1</text:p>
          </table:table-cell>
          <table:table-cell table:number-columns-repeated="1012"/>
        </table:table-row>
        <table:table-row table:style-name="ro2">
          <table:table-cell office:value-type="string">
            <text:p>At2g21420</text:p>
          </table:table-cell>
          <table:table-cell office:value-type="string">
            <text:p>HCb</text:p>
          </table:table-cell>
          <table:table-cell office:value-type="string">
            <text:p>AT5G01450.1</text:p>
          </table:table-cell>
          <table:table-cell office:value-type="string">
            <text:p>At5g01450</text:p>
          </table:table-cell>
          <table:table-cell table:style-name="Default" office:value-type="string">
            <text:p>AT5G01450.1</text:p>
          </table:table-cell>
          <table:table-cell table:number-columns-repeated="3"/>
          <table:table-cell table:style-name="ce2" office:value-type="string">
            <text:p>AT5G01450.1</text:p>
          </table:table-cell>
          <table:table-cell office:value-type="string">
            <text:p>AT5G01520.1</text:p>
          </table:table-cell>
          <table:table-cell/>
          <table:table-cell office:value-type="string">
            <text:p>AT5G01520.1</text:p>
          </table:table-cell>
          <table:table-cell table:number-columns-repeated="1012"/>
        </table:table-row>
        <table:table-row table:style-name="ro2">
          <table:table-cell office:value-type="string">
            <text:p>At2g25360</text:p>
          </table:table-cell>
          <table:table-cell office:value-type="string">
            <text:p>HCb</text:p>
          </table:table-cell>
          <table:table-cell office:value-type="string">
            <text:p>AT5G01520.1</text:p>
          </table:table-cell>
          <table:table-cell office:value-type="string">
            <text:p>At5g01520</text:p>
          </table:table-cell>
          <table:table-cell table:style-name="Default" office:value-type="string">
            <text:p>AT5G01520.1</text:p>
          </table:table-cell>
          <table:table-cell table:number-columns-repeated="3"/>
          <table:table-cell table:style-name="ce2" office:value-type="string">
            <text:p>AT5G01520.1</text:p>
          </table:table-cell>
          <table:table-cell office:value-type="string">
            <text:p>AT5G01960.1</text:p>
          </table:table-cell>
          <table:table-cell/>
          <table:table-cell office:value-type="string">
            <text:p>AT5G01960.1</text:p>
          </table:table-cell>
          <table:table-cell table:number-columns-repeated="1012"/>
        </table:table-row>
        <table:table-row table:style-name="ro2">
          <table:table-cell office:value-type="string">
            <text:p>At2g26130</text:p>
          </table:table-cell>
          <table:table-cell office:value-type="string">
            <text:p>HCb</text:p>
          </table:table-cell>
          <table:table-cell office:value-type="string">
            <text:p>AT5G01960.1</text:p>
          </table:table-cell>
          <table:table-cell office:value-type="string">
            <text:p>At5g01960</text:p>
          </table:table-cell>
          <table:table-cell table:style-name="Default" office:value-type="string">
            <text:p>AT5G01960.1</text:p>
          </table:table-cell>
          <table:table-cell table:number-columns-repeated="3"/>
          <table:table-cell table:style-name="ce2" office:value-type="string">
            <text:p>AT5G01960.1</text:p>
          </table:table-cell>
          <table:table-cell office:value-type="string">
            <text:p>AT5G03200.1</text:p>
          </table:table-cell>
          <table:table-cell/>
          <table:table-cell office:value-type="string">
            <text:p>AT5G03200.1</text:p>
          </table:table-cell>
          <table:table-cell table:number-columns-repeated="1012"/>
        </table:table-row>
        <table:table-row table:style-name="ro2">
          <table:table-cell office:value-type="string">
            <text:p>At2g31510</text:p>
          </table:table-cell>
          <table:table-cell office:value-type="string">
            <text:p>HCb</text:p>
          </table:table-cell>
          <table:table-cell office:value-type="string">
            <text:p>AT5G03200.1</text:p>
          </table:table-cell>
          <table:table-cell office:value-type="string">
            <text:p>At5g03200</text:p>
          </table:table-cell>
          <table:table-cell table:style-name="Default" office:value-type="string">
            <text:p>AT5G03200.1</text:p>
          </table:table-cell>
          <table:table-cell table:number-columns-repeated="3"/>
          <table:table-cell table:style-name="ce2" office:value-type="string">
            <text:p>AT5G03200.1</text:p>
          </table:table-cell>
          <table:table-cell office:value-type="string">
            <text:p>AT5G05130.1</text:p>
          </table:table-cell>
          <table:table-cell/>
          <table:table-cell office:value-type="string">
            <text:p>AT5G05130.1</text:p>
          </table:table-cell>
          <table:table-cell table:number-columns-repeated="1012"/>
        </table:table-row>
        <table:table-row table:style-name="ro2">
          <table:table-cell office:value-type="string">
            <text:p>At2g31760</text:p>
          </table:table-cell>
          <table:table-cell office:value-type="string">
            <text:p>HCb</text:p>
          </table:table-cell>
          <table:table-cell office:value-type="string">
            <text:p>AT5G05130.1</text:p>
          </table:table-cell>
          <table:table-cell office:value-type="string">
            <text:p>At5g05130</text:p>
          </table:table-cell>
          <table:table-cell table:style-name="Default" office:value-type="string">
            <text:p>AT5G05130.1</text:p>
          </table:table-cell>
          <table:table-cell table:number-columns-repeated="3"/>
          <table:table-cell table:style-name="ce2" office:value-type="string">
            <text:p>AT5G05130.1</text:p>
          </table:table-cell>
          <table:table-cell office:value-type="string">
            <text:p>AT5G06420.1</text:p>
          </table:table-cell>
          <table:table-cell/>
          <table:table-cell office:value-type="string">
            <text:p>AT5G06420.1</text:p>
          </table:table-cell>
          <table:table-cell table:number-columns-repeated="1012"/>
        </table:table-row>
        <table:table-row table:style-name="ro2">
          <table:table-cell office:value-type="string">
            <text:p>At2g31770</text:p>
          </table:table-cell>
          <table:table-cell office:value-type="string">
            <text:p>HCb</text:p>
          </table:table-cell>
          <table:table-cell office:value-type="string">
            <text:p>AT5G06420.1</text:p>
          </table:table-cell>
          <table:table-cell office:value-type="string">
            <text:p>At5g06420</text:p>
          </table:table-cell>
          <table:table-cell table:style-name="Default" office:value-type="string">
            <text:p>AT5G06420.1</text:p>
          </table:table-cell>
          <table:table-cell table:number-columns-repeated="3"/>
          <table:table-cell table:style-name="ce2" office:value-type="string">
            <text:p>AT5G06420.1</text:p>
          </table:table-cell>
          <table:table-cell office:value-type="string">
            <text:p>AT5G07270.1</text:p>
          </table:table-cell>
          <table:table-cell/>
          <table:table-cell office:value-type="string">
            <text:p>AT5G07270.1</text:p>
          </table:table-cell>
          <table:table-cell table:number-columns-repeated="1012"/>
        </table:table-row>
        <table:table-row table:style-name="ro2">
          <table:table-cell office:value-type="string">
            <text:p>At2g31780</text:p>
          </table:table-cell>
          <table:table-cell office:value-type="string">
            <text:p>HCb</text:p>
          </table:table-cell>
          <table:table-cell office:value-type="string">
            <text:p>AT5G07270.1</text:p>
          </table:table-cell>
          <table:table-cell office:value-type="string">
            <text:p>At5g07270</text:p>
          </table:table-cell>
          <table:table-cell table:style-name="Default" office:value-type="string">
            <text:p>AT5G07270.1</text:p>
          </table:table-cell>
          <table:table-cell table:number-columns-repeated="3"/>
          <table:table-cell table:style-name="ce2" office:value-type="string">
            <text:p>AT5G07270.1</text:p>
          </table:table-cell>
          <table:table-cell office:value-type="string">
            <text:p>AT5G07640.1</text:p>
          </table:table-cell>
          <table:table-cell/>
          <table:table-cell office:value-type="string">
            <text:p>AT5G07640.1</text:p>
          </table:table-cell>
          <table:table-cell table:number-columns-repeated="1012"/>
        </table:table-row>
        <table:table-row table:style-name="ro2">
          <table:table-cell office:value-type="string">
            <text:p>At2g44580a/b</text:p>
          </table:table-cell>
          <table:table-cell office:value-type="string">
            <text:p>HCb</text:p>
          </table:table-cell>
          <table:table-cell office:value-type="string">
            <text:p>AT5G07640.1</text:p>
          </table:table-cell>
          <table:table-cell office:value-type="string">
            <text:p>At5g07640</text:p>
          </table:table-cell>
          <table:table-cell table:style-name="Default" office:value-type="string">
            <text:p>AT5G07640.1</text:p>
          </table:table-cell>
          <table:table-cell table:number-columns-repeated="3"/>
          <table:table-cell table:style-name="ce2" office:value-type="string">
            <text:p>AT5G07640.1</text:p>
          </table:table-cell>
          <table:table-cell office:value-type="string">
            <text:p>AT5G10370.1</text:p>
          </table:table-cell>
          <table:table-cell/>
          <table:table-cell office:value-type="string">
            <text:p>AT5G10370.1</text:p>
          </table:table-cell>
          <table:table-cell table:number-columns-repeated="1012"/>
        </table:table-row>
        <table:table-row table:style-name="ro2">
          <table:table-cell office:value-type="string">
            <text:p>At2g46495a/b</text:p>
          </table:table-cell>
          <table:table-cell office:value-type="string">
            <text:p>HCb</text:p>
          </table:table-cell>
          <table:table-cell office:value-type="string">
            <text:p>AT5G10370.1</text:p>
          </table:table-cell>
          <table:table-cell office:value-type="string">
            <text:p>At5g10370</text:p>
          </table:table-cell>
          <table:table-cell table:style-name="Default" office:value-type="string">
            <text:p>AT5G10370.1</text:p>
          </table:table-cell>
          <table:table-cell table:number-columns-repeated="3"/>
          <table:table-cell table:style-name="ce2" office:value-type="string">
            <text:p>AT5G10370.1</text:p>
          </table:table-cell>
          <table:table-cell office:value-type="string">
            <text:p>AT5G12310.1</text:p>
          </table:table-cell>
          <table:table-cell/>
          <table:table-cell office:value-type="string">
            <text:p>AT5G12310.1</text:p>
          </table:table-cell>
          <table:table-cell table:number-columns-repeated="1012"/>
        </table:table-row>
        <table:table-row table:style-name="ro2">
          <table:table-cell office:value-type="string">
            <text:p>At3g14250</text:p>
          </table:table-cell>
          <table:table-cell office:value-type="string">
            <text:p>Hcb</text:p>
          </table:table-cell>
          <table:table-cell office:value-type="string">
            <text:p>AT5G12310.1</text:p>
          </table:table-cell>
          <table:table-cell office:value-type="string">
            <text:p>At5g12310</text:p>
          </table:table-cell>
          <table:table-cell table:style-name="Default" office:value-type="string">
            <text:p>AT5G12310.1</text:p>
          </table:table-cell>
          <table:table-cell table:number-columns-repeated="3"/>
          <table:table-cell table:style-name="ce2" office:value-type="string">
            <text:p>AT5G12310.1</text:p>
          </table:table-cell>
          <table:table-cell office:value-type="string">
            <text:p>AT5G13530.1</text:p>
          </table:table-cell>
          <table:table-cell/>
          <table:table-cell office:value-type="string">
            <text:p>AT5G13530.1</text:p>
          </table:table-cell>
          <table:table-cell table:number-columns-repeated="1012"/>
        </table:table-row>
        <table:table-row table:style-name="ro2">
          <table:table-cell office:value-type="string">
            <text:p>At3g16600</text:p>
          </table:table-cell>
          <table:table-cell office:value-type="string">
            <text:p>HCb</text:p>
          </table:table-cell>
          <table:table-cell office:value-type="string">
            <text:p>AT5G13530.1</text:p>
          </table:table-cell>
          <table:table-cell office:value-type="string">
            <text:p>At5g13530</text:p>
          </table:table-cell>
          <table:table-cell table:style-name="Default" office:value-type="string">
            <text:p>AT5G13530.1</text:p>
          </table:table-cell>
          <table:table-cell table:number-columns-repeated="3"/>
          <table:table-cell table:style-name="ce2" office:value-type="string">
            <text:p>AT5G13530.1</text:p>
          </table:table-cell>
          <table:table-cell office:value-type="string">
            <text:p>AT5G14420.1</text:p>
          </table:table-cell>
          <table:table-cell/>
          <table:table-cell office:value-type="string">
            <text:p>AT5G14420.1</text:p>
          </table:table-cell>
          <table:table-cell table:number-columns-repeated="1012"/>
        </table:table-row>
        <table:table-row table:style-name="ro2">
          <table:table-cell office:value-type="string">
            <text:p>At3g20010</text:p>
          </table:table-cell>
          <table:table-cell office:value-type="string">
            <text:p>HCb</text:p>
          </table:table-cell>
          <table:table-cell office:value-type="string">
            <text:p>AT5G14420.1</text:p>
          </table:table-cell>
          <table:table-cell office:value-type="string">
            <text:p>At5g14420</text:p>
          </table:table-cell>
          <table:table-cell table:style-name="Default" office:value-type="string">
            <text:p>AT5G14420.1</text:p>
          </table:table-cell>
          <table:table-cell table:number-columns-repeated="3"/>
          <table:table-cell table:style-name="ce2" office:value-type="string">
            <text:p>AT5G14420.1</text:p>
          </table:table-cell>
          <table:table-cell office:value-type="string">
            <text:p>AT5G19080.1</text:p>
          </table:table-cell>
          <table:table-cell/>
          <table:table-cell office:value-type="string">
            <text:p>AT5G19080.1</text:p>
          </table:table-cell>
          <table:table-cell table:number-columns-repeated="1012"/>
        </table:table-row>
        <table:table-row table:style-name="ro2">
          <table:table-cell office:value-type="string">
            <text:p>At3g27710</text:p>
          </table:table-cell>
          <table:table-cell office:value-type="string">
            <text:p>HCb</text:p>
          </table:table-cell>
          <table:table-cell office:value-type="string">
            <text:p>AT5G19080.1</text:p>
          </table:table-cell>
          <table:table-cell office:value-type="string">
            <text:p>At5g19080</text:p>
          </table:table-cell>
          <table:table-cell table:style-name="Default" office:value-type="string">
            <text:p>AT5G19080.1</text:p>
          </table:table-cell>
          <table:table-cell table:number-columns-repeated="3"/>
          <table:table-cell table:style-name="ce2" office:value-type="string">
            <text:p>AT5G19080.1</text:p>
          </table:table-cell>
          <table:table-cell office:value-type="string">
            <text:p>AT5G19430.1</text:p>
          </table:table-cell>
          <table:table-cell/>
          <table:table-cell office:value-type="string">
            <text:p>AT5G19430.1</text:p>
          </table:table-cell>
          <table:table-cell table:number-columns-repeated="1012"/>
        </table:table-row>
        <table:table-row table:style-name="ro2">
          <table:table-cell office:value-type="string">
            <text:p>At3g43180</text:p>
          </table:table-cell>
          <table:table-cell office:value-type="string">
            <text:p>HCb</text:p>
          </table:table-cell>
          <table:table-cell office:value-type="string">
            <text:p>AT5G19430.1</text:p>
          </table:table-cell>
          <table:table-cell office:value-type="string">
            <text:p>At5g19430</text:p>
          </table:table-cell>
          <table:table-cell table:style-name="Default" office:value-type="string">
            <text:p>AT5G19430.1</text:p>
          </table:table-cell>
          <table:table-cell table:number-columns-repeated="3"/>
          <table:table-cell table:style-name="ce2" office:value-type="string">
            <text:p>AT5G19430.1</text:p>
          </table:table-cell>
          <table:table-cell office:value-type="string">
            <text:p>AT5G22750.1</text:p>
          </table:table-cell>
          <table:table-cell/>
          <table:table-cell office:value-type="string">
            <text:p>AT5G22750.1</text:p>
          </table:table-cell>
          <table:table-cell table:number-columns-repeated="1012"/>
        </table:table-row>
        <table:table-row table:style-name="ro2">
          <table:table-cell office:value-type="string">
            <text:p>At3g43750</text:p>
          </table:table-cell>
          <table:table-cell office:value-type="string">
            <text:p>HCb</text:p>
          </table:table-cell>
          <table:table-cell office:value-type="string">
            <text:p>AT5G22750.1</text:p>
          </table:table-cell>
          <table:table-cell office:value-type="string">
            <text:p>At5g22750</text:p>
          </table:table-cell>
          <table:table-cell table:style-name="Default" office:value-type="string">
            <text:p>AT5G22750.1</text:p>
          </table:table-cell>
          <table:table-cell table:number-columns-repeated="3"/>
          <table:table-cell table:style-name="ce2" office:value-type="string">
            <text:p>AT5G22750.1</text:p>
          </table:table-cell>
          <table:table-cell office:value-type="string">
            <text:p>AT5G23110.1</text:p>
          </table:table-cell>
          <table:table-cell/>
          <table:table-cell office:value-type="string">
            <text:p>AT5G23110.1</text:p>
          </table:table-cell>
          <table:table-cell table:number-columns-repeated="1012"/>
        </table:table-row>
        <table:table-row table:style-name="ro2">
          <table:table-cell office:value-type="string">
            <text:p>At3g45470</text:p>
          </table:table-cell>
          <table:table-cell office:value-type="string">
            <text:p>HCb</text:p>
          </table:table-cell>
          <table:table-cell office:value-type="string">
            <text:p>AT5G23110.1</text:p>
          </table:table-cell>
          <table:table-cell office:value-type="string">
            <text:p>At5g23110</text:p>
          </table:table-cell>
          <table:table-cell table:style-name="Default" office:value-type="string">
            <text:p>AT5G23110.1</text:p>
          </table:table-cell>
          <table:table-cell table:number-columns-repeated="3"/>
          <table:table-cell table:style-name="ce2" office:value-type="string">
            <text:p>AT5G23110.1</text:p>
          </table:table-cell>
          <table:table-cell office:value-type="string">
            <text:p>AT5G37560.1</text:p>
          </table:table-cell>
          <table:table-cell/>
          <table:table-cell office:value-type="string">
            <text:p>AT5G37560.1</text:p>
          </table:table-cell>
          <table:table-cell table:number-columns-repeated="1012"/>
        </table:table-row>
        <table:table-row table:style-name="ro2">
          <table:table-cell office:value-type="string">
            <text:p>At3g45480</text:p>
          </table:table-cell>
          <table:table-cell office:value-type="string">
            <text:p>HCb</text:p>
          </table:table-cell>
          <table:table-cell office:value-type="string">
            <text:p>AT5G37560.1</text:p>
          </table:table-cell>
          <table:table-cell office:value-type="string">
            <text:p>At5g37560</text:p>
          </table:table-cell>
          <table:table-cell table:style-name="Default" office:value-type="string">
            <text:p>AT5G37560.1</text:p>
          </table:table-cell>
          <table:table-cell table:number-columns-repeated="3"/>
          <table:table-cell table:style-name="ce2" office:value-type="string">
            <text:p>AT5G37560.1</text:p>
          </table:table-cell>
          <table:table-cell office:value-type="string">
            <text:p>AT5G37870.1</text:p>
          </table:table-cell>
          <table:table-cell/>
          <table:table-cell office:value-type="string">
            <text:p>AT5G37870.1</text:p>
          </table:table-cell>
          <table:table-cell table:number-columns-repeated="1012"/>
        </table:table-row>
        <table:table-row table:style-name="ro2">
          <table:table-cell office:value-type="string">
            <text:p>At3g45510</text:p>
          </table:table-cell>
          <table:table-cell office:value-type="string">
            <text:p>HCb</text:p>
          </table:table-cell>
          <table:table-cell office:value-type="string">
            <text:p>AT5G37870.1</text:p>
          </table:table-cell>
          <table:table-cell office:value-type="string">
            <text:p>At5g37870</text:p>
          </table:table-cell>
          <table:table-cell table:style-name="Default" office:value-type="string">
            <text:p>AT5G37870.1</text:p>
          </table:table-cell>
          <table:table-cell table:number-columns-repeated="3"/>
          <table:table-cell table:style-name="ce2" office:value-type="string">
            <text:p>AT5G37870.1</text:p>
          </table:table-cell>
          <table:table-cell office:value-type="string">
            <text:p>AT5G37890.1</text:p>
          </table:table-cell>
          <table:table-cell/>
          <table:table-cell office:value-type="string">
            <text:p>AT5G37890.1</text:p>
          </table:table-cell>
          <table:table-cell table:number-columns-repeated="1012"/>
        </table:table-row>
        <table:table-row table:style-name="ro2">
          <table:table-cell office:value-type="string">
            <text:p>At3g45540</text:p>
          </table:table-cell>
          <table:table-cell office:value-type="string">
            <text:p>HCb</text:p>
          </table:table-cell>
          <table:table-cell office:value-type="string">
            <text:p>AT5G37890.1</text:p>
          </table:table-cell>
          <table:table-cell office:value-type="string">
            <text:p>At5g37890</text:p>
          </table:table-cell>
          <table:table-cell table:style-name="Default" office:value-type="string">
            <text:p>AT5G37890.1</text:p>
          </table:table-cell>
          <table:table-cell table:number-columns-repeated="3"/>
          <table:table-cell table:style-name="ce2" office:value-type="string">
            <text:p>AT5G37890.1</text:p>
          </table:table-cell>
          <table:table-cell office:value-type="string">
            <text:p>AT5G37910.1</text:p>
          </table:table-cell>
          <table:table-cell/>
          <table:table-cell office:value-type="string">
            <text:p>AT5G37910.1</text:p>
          </table:table-cell>
          <table:table-cell table:number-columns-repeated="1012"/>
        </table:table-row>
        <table:table-row table:style-name="ro2">
          <table:table-cell office:value-type="string">
            <text:p>At3g45555</text:p>
          </table:table-cell>
          <table:table-cell office:value-type="string">
            <text:p>HCb</text:p>
          </table:table-cell>
          <table:table-cell office:value-type="string">
            <text:p>AT5G37910.1</text:p>
          </table:table-cell>
          <table:table-cell office:value-type="string">
            <text:p>At5g37910</text:p>
          </table:table-cell>
          <table:table-cell table:style-name="Default" office:value-type="string">
            <text:p>AT5G37910.1</text:p>
          </table:table-cell>
          <table:table-cell table:number-columns-repeated="3"/>
          <table:table-cell table:style-name="ce2" office:value-type="string">
            <text:p>AT5G37910.1</text:p>
          </table:table-cell>
          <table:table-cell office:value-type="string">
            <text:p>AT5G37930.1</text:p>
          </table:table-cell>
          <table:table-cell/>
          <table:table-cell office:value-type="string">
            <text:p>AT5G37930.1</text:p>
          </table:table-cell>
          <table:table-cell table:number-columns-repeated="1012"/>
        </table:table-row>
        <table:table-row table:style-name="ro2">
          <table:table-cell office:value-type="string">
            <text:p>At3g45560</text:p>
          </table:table-cell>
          <table:table-cell office:value-type="string">
            <text:p>HCb</text:p>
          </table:table-cell>
          <table:table-cell office:value-type="string">
            <text:p>AT5G37930.1</text:p>
          </table:table-cell>
          <table:table-cell office:value-type="string">
            <text:p>At5g37930</text:p>
          </table:table-cell>
          <table:table-cell table:style-name="Default" office:value-type="string">
            <text:p>AT5G37930.1</text:p>
          </table:table-cell>
          <table:table-cell table:number-columns-repeated="3"/>
          <table:table-cell table:style-name="ce2" office:value-type="string">
            <text:p>AT5G37930.1</text:p>
          </table:table-cell>
          <table:table-cell office:value-type="string">
            <text:p>AT5G39550.1</text:p>
          </table:table-cell>
          <table:table-cell/>
          <table:table-cell office:value-type="string">
            <text:p>AT5G39550.1</text:p>
          </table:table-cell>
          <table:table-cell table:number-columns-repeated="1012"/>
        </table:table-row>
        <table:table-row table:style-name="ro2">
          <table:table-cell office:value-type="string">
            <text:p>At3g45570</text:p>
          </table:table-cell>
          <table:table-cell office:value-type="string">
            <text:p>HCb</text:p>
          </table:table-cell>
          <table:table-cell office:value-type="string">
            <text:p>AT5G39550.1</text:p>
          </table:table-cell>
          <table:table-cell office:value-type="string">
            <text:p>At5g39550</text:p>
          </table:table-cell>
          <table:table-cell table:style-name="Default" office:value-type="string">
            <text:p>AT5G39550.1</text:p>
          </table:table-cell>
          <table:table-cell table:number-columns-repeated="3"/>
          <table:table-cell table:style-name="ce2" office:value-type="string">
            <text:p>AT5G39550.1</text:p>
          </table:table-cell>
          <table:table-cell office:value-type="string">
            <text:p>AT5G43530.1</text:p>
          </table:table-cell>
          <table:table-cell/>
          <table:table-cell office:value-type="string">
            <text:p>AT5G43530.1</text:p>
          </table:table-cell>
          <table:table-cell table:number-columns-repeated="1012"/>
        </table:table-row>
        <table:table-row table:style-name="ro2">
          <table:table-cell office:value-type="string">
            <text:p>At3g45580</text:p>
          </table:table-cell>
          <table:table-cell office:value-type="string">
            <text:p>HCb</text:p>
          </table:table-cell>
          <table:table-cell office:value-type="string">
            <text:p>AT5G43530.1</text:p>
          </table:table-cell>
          <table:table-cell office:value-type="string">
            <text:p>At5g43530</text:p>
          </table:table-cell>
          <table:table-cell table:style-name="Default" office:value-type="string">
            <text:p>AT5G43530.1</text:p>
          </table:table-cell>
          <table:table-cell table:number-columns-repeated="3"/>
          <table:table-cell table:style-name="ce2" office:value-type="string">
            <text:p>AT5G43530.1</text:p>
          </table:table-cell>
          <table:table-cell office:value-type="string">
            <text:p>AT5G44280.1</text:p>
          </table:table-cell>
          <table:table-cell/>
          <table:table-cell office:value-type="string">
            <text:p>AT5G44280.2</text:p>
          </table:table-cell>
          <table:table-cell table:number-columns-repeated="1012"/>
        </table:table-row>
        <table:table-row table:style-name="ro2">
          <table:table-cell office:value-type="string">
            <text:p>At3g53690</text:p>
          </table:table-cell>
          <table:table-cell office:value-type="string">
            <text:p>HCb</text:p>
          </table:table-cell>
          <table:table-cell office:value-type="string">
            <text:p>AT5G44280.2</text:p>
          </table:table-cell>
          <table:table-cell office:value-type="string">
            <text:p>At5g44280</text:p>
          </table:table-cell>
          <table:table-cell table:style-name="Default" office:value-type="string">
            <text:p>AT5G44280.1</text:p>
          </table:table-cell>
          <table:table-cell table:number-columns-repeated="3"/>
          <table:table-cell table:style-name="ce2" office:value-type="string">
            <text:p>AT5G44280.1</text:p>
          </table:table-cell>
          <table:table-cell table:number-columns-repeated="2"/>
          <table:table-cell table:style-name="ce4" office:value-type="string">
            <text:p>AT5G44690.1</text:p>
          </table:table-cell>
          <table:table-cell table:number-columns-repeated="1012"/>
        </table:table-row>
        <table:table-row table:style-name="ro2">
          <table:table-cell office:value-type="string">
            <text:p>At3g54460</text:p>
          </table:table-cell>
          <table:table-cell office:value-type="string">
            <text:p>HCb</text:p>
          </table:table-cell>
          <table:table-cell office:value-type="string">
            <text:p>AT5G44690.1</text:p>
          </table:table-cell>
          <table:table-cell table:style-name="ce4" office:value-type="string">
            <text:p>At5g44690</text:p>
          </table:table-cell>
          <table:table-cell table:style-name="Default" office:value-type="string">
            <text:p>AT5G44690</text:p>
          </table:table-cell>
          <table:table-cell table:number-columns-repeated="3"/>
          <table:table-cell table:style-name="ce2"/>
          <table:table-cell office:value-type="string">
            <text:p>AT5G45100.1</text:p>
          </table:table-cell>
          <table:table-cell/>
          <table:table-cell office:value-type="string">
            <text:p>AT5G45100.1</text:p>
          </table:table-cell>
          <table:table-cell table:number-columns-repeated="1012"/>
        </table:table-row>
        <table:table-row table:style-name="ro2">
          <table:table-cell office:value-type="string">
            <text:p>At4g00070</text:p>
          </table:table-cell>
          <table:table-cell office:value-type="string">
            <text:p>HCb</text:p>
          </table:table-cell>
          <table:table-cell office:value-type="string">
            <text:p>AT5G45100.1</text:p>
          </table:table-cell>
          <table:table-cell office:value-type="string">
            <text:p>At5g45100</text:p>
          </table:table-cell>
          <table:table-cell table:style-name="Default" office:value-type="string">
            <text:p>AT5G45100.1</text:p>
          </table:table-cell>
          <table:table-cell table:number-columns-repeated="3"/>
          <table:table-cell table:style-name="ce2" office:value-type="string">
            <text:p>AT5G45100.1</text:p>
          </table:table-cell>
          <table:table-cell office:value-type="string">
            <text:p>AT5G47050.1</text:p>
          </table:table-cell>
          <table:table-cell/>
          <table:table-cell office:value-type="string">
            <text:p>AT5G47050.1</text:p>
          </table:table-cell>
          <table:table-cell table:number-columns-repeated="1012"/>
        </table:table-row>
        <table:table-row table:style-name="ro2">
          <table:table-cell office:value-type="string">
            <text:p>At4g01020</text:p>
          </table:table-cell>
          <table:table-cell office:value-type="string">
            <text:p>HCb</text:p>
          </table:table-cell>
          <table:table-cell office:value-type="string">
            <text:p>AT5G47050.1</text:p>
          </table:table-cell>
          <table:table-cell office:value-type="string">
            <text:p>At5g47050</text:p>
          </table:table-cell>
          <table:table-cell table:style-name="Default" office:value-type="string">
            <text:p>AT5G47050.1</text:p>
          </table:table-cell>
          <table:table-cell table:number-columns-repeated="3"/>
          <table:table-cell table:style-name="ce2" office:value-type="string">
            <text:p>AT5G47050.1</text:p>
          </table:table-cell>
          <table:table-cell office:value-type="string">
            <text:p>AT5G48655.1</text:p>
          </table:table-cell>
          <table:table-cell/>
          <table:table-cell office:value-type="string">
            <text:p>AT5G48655.1</text:p>
          </table:table-cell>
          <table:table-cell table:number-columns-repeated="1012"/>
        </table:table-row>
        <table:table-row table:style-name="ro2">
          <table:table-cell office:value-type="string">
            <text:p>At4g19670</text:p>
          </table:table-cell>
          <table:table-cell office:value-type="string">
            <text:p>HCb</text:p>
          </table:table-cell>
          <table:table-cell office:value-type="string">
            <text:p>AT5G48655.1</text:p>
          </table:table-cell>
          <table:table-cell office:value-type="string">
            <text:p>At5g48655</text:p>
          </table:table-cell>
          <table:table-cell table:style-name="Default" office:value-type="string">
            <text:p>AT5G48655.1</text:p>
          </table:table-cell>
          <table:table-cell table:number-columns-repeated="3"/>
          <table:table-cell table:style-name="ce2" office:value-type="string">
            <text:p>AT5G48655.1</text:p>
          </table:table-cell>
          <table:table-cell table:number-columns-repeated="2"/>
          <table:table-cell table:style-name="ce4" office:value-type="string">
            <text:p>AT5G53360.1</text:p>
          </table:table-cell>
          <table:table-cell table:number-columns-repeated="1012"/>
        </table:table-row>
        <table:table-row table:style-name="ro2">
          <table:table-cell office:value-type="string">
            <text:p>At4g34370</text:p>
          </table:table-cell>
          <table:table-cell office:value-type="string">
            <text:p>HCb</text:p>
          </table:table-cell>
          <table:table-cell office:value-type="string">
            <text:p>AT5G53360.1</text:p>
          </table:table-cell>
          <table:table-cell office:value-type="string">
            <text:p>At5g53360</text:p>
          </table:table-cell>
          <table:table-cell table:style-name="Default" office:value-type="string">
            <text:p>AT5G53360</text:p>
          </table:table-cell>
          <table:table-cell table:number-columns-repeated="3"/>
          <table:table-cell table:style-name="ce2"/>
          <table:table-cell office:value-type="string">
            <text:p>AT5G57740.1</text:p>
          </table:table-cell>
          <table:table-cell/>
          <table:table-cell office:value-type="string">
            <text:p>AT5G57740.1</text:p>
          </table:table-cell>
          <table:table-cell table:number-columns-repeated="1012"/>
        </table:table-row>
        <table:table-row table:style-name="ro2">
          <table:table-cell office:value-type="string">
            <text:p>At5g07640</text:p>
          </table:table-cell>
          <table:table-cell office:value-type="string">
            <text:p>HCb</text:p>
          </table:table-cell>
          <table:table-cell office:value-type="string">
            <text:p>AT5G57740.1</text:p>
          </table:table-cell>
          <table:table-cell office:value-type="string">
            <text:p>At5g57740</text:p>
          </table:table-cell>
          <table:table-cell table:style-name="Default" office:value-type="string">
            <text:p>AT5G57740.1</text:p>
          </table:table-cell>
          <table:table-cell table:number-columns-repeated="3"/>
          <table:table-cell table:style-name="ce2" office:value-type="string">
            <text:p>AT5G57740.1</text:p>
          </table:table-cell>
          <table:table-cell office:value-type="string">
            <text:p>AT5G58787.1</text:p>
          </table:table-cell>
          <table:table-cell/>
          <table:table-cell office:value-type="string">
            <text:p>AT5G58787.1</text:p>
          </table:table-cell>
          <table:table-cell table:number-columns-repeated="1012"/>
        </table:table-row>
        <table:table-row table:style-name="ro2">
          <table:table-cell office:value-type="string">
            <text:p>At5g10370</text:p>
          </table:table-cell>
          <table:table-cell office:value-type="string">
            <text:p>HCb</text:p>
          </table:table-cell>
          <table:table-cell office:value-type="string">
            <text:p>AT5G58787.1</text:p>
          </table:table-cell>
          <table:table-cell office:value-type="string">
            <text:p>At5g58787</text:p>
          </table:table-cell>
          <table:table-cell table:style-name="Default" office:value-type="string">
            <text:p>AT5G58787.1</text:p>
          </table:table-cell>
          <table:table-cell table:number-columns-repeated="3"/>
          <table:table-cell table:style-name="ce2" office:value-type="string">
            <text:p>AT5G58787.1</text:p>
          </table:table-cell>
          <table:table-cell office:value-type="string">
            <text:p>AT5G60250.1</text:p>
          </table:table-cell>
          <table:table-cell/>
          <table:table-cell office:value-type="string">
            <text:p>AT5G60250.1</text:p>
          </table:table-cell>
          <table:table-cell table:number-columns-repeated="1012"/>
        </table:table-row>
        <table:table-row table:style-name="ro2">
          <table:table-cell office:value-type="string">
            <text:p>At5g37560</text:p>
          </table:table-cell>
          <table:table-cell office:value-type="string">
            <text:p>HCb</text:p>
          </table:table-cell>
          <table:table-cell office:value-type="string">
            <text:p>AT5G60250.1</text:p>
          </table:table-cell>
          <table:table-cell office:value-type="string">
            <text:p>At5g60250</text:p>
          </table:table-cell>
          <table:table-cell table:style-name="Default" office:value-type="string">
            <text:p>AT5G60250.1</text:p>
          </table:table-cell>
          <table:table-cell table:number-columns-repeated="3"/>
          <table:table-cell table:style-name="ce2" office:value-type="string">
            <text:p>AT5G60250.1</text:p>
          </table:table-cell>
          <table:table-cell office:value-type="string">
            <text:p>AT5G63750.1</text:p>
          </table:table-cell>
          <table:table-cell/>
          <table:table-cell office:value-type="string">
            <text:p>AT5G63750.1</text:p>
          </table:table-cell>
          <table:table-cell table:number-columns-repeated="1012"/>
        </table:table-row>
        <table:table-row table:style-name="ro2">
          <table:table-cell office:value-type="string">
            <text:p>At5g60250</text:p>
          </table:table-cell>
          <table:table-cell office:value-type="string">
            <text:p>HCb</text:p>
          </table:table-cell>
          <table:table-cell office:value-type="string">
            <text:p>AT5G63750.1</text:p>
          </table:table-cell>
          <table:table-cell office:value-type="string">
            <text:p>At5g63750</text:p>
          </table:table-cell>
          <table:table-cell table:style-name="Default" office:value-type="string">
            <text:p>AT5G63750.1</text:p>
          </table:table-cell>
          <table:table-cell table:number-columns-repeated="3"/>
          <table:table-cell table:style-name="ce2" office:value-type="string">
            <text:p>AT5G63750.1</text:p>
          </table:table-cell>
          <table:table-cell office:value-type="string">
            <text:p>AT5G63760.1</text:p>
          </table:table-cell>
          <table:table-cell/>
          <table:table-cell office:value-type="string">
            <text:p>AT5G63760.1</text:p>
          </table:table-cell>
          <table:table-cell table:number-columns-repeated="1012"/>
        </table:table-row>
        <table:table-row table:style-name="ro2">
          <table:table-cell office:value-type="string">
            <text:p>At5g63750</text:p>
          </table:table-cell>
          <table:table-cell office:value-type="string">
            <text:p>HCb</text:p>
          </table:table-cell>
          <table:table-cell office:value-type="string">
            <text:p>AT5G63760.1</text:p>
          </table:table-cell>
          <table:table-cell office:value-type="string">
            <text:p>At5g63760</text:p>
          </table:table-cell>
          <table:table-cell table:style-name="Default" office:value-type="string">
            <text:p>AT5G63760.1</text:p>
          </table:table-cell>
          <table:table-cell table:number-columns-repeated="3"/>
          <table:table-cell table:style-name="ce2" office:value-type="string">
            <text:p>AT5G63760.1</text:p>
          </table:table-cell>
          <table:table-cell office:value-type="string">
            <text:p>AT5G63970.1</text:p>
          </table:table-cell>
          <table:table-cell/>
          <table:table-cell office:value-type="string">
            <text:p>AT5G63970.1</text:p>
          </table:table-cell>
          <table:table-cell table:number-columns-repeated="1012"/>
        </table:table-row>
        <table:table-row table:style-name="ro2">
          <table:table-cell office:value-type="string">
            <text:p>At5g63760</text:p>
          </table:table-cell>
          <table:table-cell office:value-type="string">
            <text:p>HCb</text:p>
          </table:table-cell>
          <table:table-cell office:value-type="string">
            <text:p>AT5G63970.1</text:p>
          </table:table-cell>
          <table:table-cell office:value-type="string">
            <text:p>At5g63970</text:p>
          </table:table-cell>
          <table:table-cell table:style-name="Default" office:value-type="string">
            <text:p>AT5G63970.1</text:p>
          </table:table-cell>
          <table:table-cell table:number-columns-repeated="3"/>
          <table:table-cell table:style-name="ce2" office:value-type="string">
            <text:p>AT5G63970.1</text:p>
          </table:table-cell>
          <table:table-cell table:number-columns-repeated="1015"/>
        </table:table-row>
        <table:table-row table:style-name="ro1">
          <table:table-cell office:value-type="string">
            <text:p>At1g36950</text:p>
          </table:table-cell>
          <table:table-cell office:value-type="string">
            <text:p>S/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t2g22690</text:p>
          </table:table-cell>
          <table:table-cell office:value-type="string">
            <text:p>S/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t3g19140</text:p>
          </table:table-cell>
          <table:table-cell office:value-type="string">
            <text:p>S/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t4g37880</text:p>
          </table:table-cell>
          <table:table-cell office:value-type="string">
            <text:p>S/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t1g02610</text:p>
          </table:table-cell>
          <table:table-cell office:value-type="string">
            <text:p>v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At1g1102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1g1426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1g5044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01275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0296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2212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3420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3795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2g4553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3g0633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3g0976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3g4755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4g02075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4g3410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0107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0318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0583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0875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1876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3807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5900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6058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6246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5g63780</text:p>
          </table:table-cell>
          <table:table-cell office:value-type="string">
            <text:p>v</text:p>
          </table:table-cell>
          <table:table-cell table:number-columns-repeated="1022"/>
        </table:table-row>
        <table:table-row table:style-name="ro1">
          <table:table-cell office:value-type="string">
            <text:p>At1g62310</text:p>
          </table:table-cell>
          <table:table-cell table:number-columns-repeated="1023"/>
        </table:table-row>
        <table:table-row table:style-name="ro1" table:number-rows-repeated="287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8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ce7"/>
        <table:table-column table:style-name="co5" table:default-cell-style-name="ce9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9" table:default-cell-style-name="ce7"/>
        <table:table-row table:style-name="ro3">
          <table:table-cell table:style-name="ce5" office:value-type="string">
            <text:p>Gene</text:p>
          </table:table-cell>
          <table:table-cell table:style-name="ce8" office:value-type="string">
            <text:p>RING type</text:p>
          </table:table-cell>
          <table:table-cell table:style-name="ce10" office:value-type="string">
            <text:p>Topcons</text:p>
          </table:table-cell>
          <table:table-cell table:style-name="ce10" office:value-type="string">
            <text:p>Localisation (TAIR)</text:p>
          </table:table-cell>
          <table:table-cell table:style-name="ce10" office:value-type="string">
            <text:p>Aramemnon</text:p>
          </table:table-cell>
          <table:table-cell table:style-name="ce10" table:number-columns-repeated="1019"/>
        </table:table-row>
        <table:table-row table:style-name="ro3">
          <table:table-cell table:style-name="ce6" office:value-type="string">
            <text:p>AT4G13100.2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T3G25030.1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T3G07120.1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T4G03965.1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T4G22250.1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AT1G62370.1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Unknown</text:p>
          </table:table-cell>
          <table:table-cell office:value-type="string">
            <text:p>No TND's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SP1 AT1G63900.2</text:p>
          </table:table-cell>
          <table:table-cell office:value-type="string">
            <text:p>Hca</text:p>
          </table:table-cell>
          <table:table-cell office:value-type="string">
            <text:p>No</text:p>
          </table:table-cell>
          <table:table-cell office:value-type="string">
            <text:p>Chloroplas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SPL1 AT1G59560.1</text:p>
          </table:table-cell>
          <table:table-cell office:value-type="string">
            <text:p>Hca</text:p>
          </table:table-cell>
          <table:table-cell office:value-type="string">
            <text:p>Yes</text:p>
          </table:table-cell>
          <table:table-cell office:value-type="string">
            <text:p>Chloroplas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SPL2 AT1G54150.1</text:p>
          </table:table-cell>
          <table:table-cell office:value-type="string">
            <text:p>Hca</text:p>
          </table:table-cell>
          <table:table-cell office:value-type="string">
            <text:p>Yes</text:p>
          </table:table-cell>
          <table:table-cell office:value-type="string">
            <text:p>Chloroplas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ce1"/>
        <table:table-row table:style-name="ro1">
          <table:table-cell office:value-type="string">
            <text:p>At1g01350</text:p>
          </table:table-cell>
        </table:table-row>
        <table:table-row table:style-name="ro1">
          <table:table-cell office:value-type="string">
            <text:p>At1g02860</text:p>
          </table:table-cell>
        </table:table-row>
        <table:table-row table:style-name="ro1">
          <table:table-cell office:value-type="string">
            <text:p>At1g03370</text:p>
          </table:table-cell>
        </table:table-row>
        <table:table-row table:style-name="ro1">
          <table:table-cell office:value-type="string">
            <text:p>At1g03770</text:p>
          </table:table-cell>
        </table:table-row>
        <table:table-row table:style-name="ro1">
          <table:table-cell office:value-type="string">
            <text:p>At1g05120</text:p>
          </table:table-cell>
        </table:table-row>
        <table:table-row table:style-name="ro1">
          <table:table-cell office:value-type="string">
            <text:p>At1g05880</text:p>
          </table:table-cell>
        </table:table-row>
        <table:table-row table:style-name="ro1">
          <table:table-cell office:value-type="string">
            <text:p>At1g05890</text:p>
          </table:table-cell>
        </table:table-row>
        <table:table-row table:style-name="ro1">
          <table:table-cell office:value-type="string">
            <text:p>At1g10650</text:p>
          </table:table-cell>
        </table:table-row>
        <table:table-row table:style-name="ro1">
          <table:table-cell office:value-type="string">
            <text:p>At1g11100</text:p>
          </table:table-cell>
        </table:table-row>
        <table:table-row table:style-name="ro1">
          <table:table-cell office:value-type="string">
            <text:p>At1g13195</text:p>
          </table:table-cell>
        </table:table-row>
        <table:table-row table:style-name="ro1">
          <table:table-cell office:value-type="string">
            <text:p>At1g18470</text:p>
          </table:table-cell>
        </table:table-row>
        <table:table-row table:style-name="ro1">
          <table:table-cell office:value-type="string">
            <text:p>At1g18660</text:p>
          </table:table-cell>
        </table:table-row>
        <table:table-row table:style-name="ro1">
          <table:table-cell office:value-type="string">
            <text:p>At1g19310</text:p>
          </table:table-cell>
        </table:table-row>
        <table:table-row table:style-name="ro1">
          <table:table-cell office:value-type="string">
            <text:p>At1g21655</text:p>
          </table:table-cell>
        </table:table-row>
        <table:table-row table:style-name="ro1">
          <table:table-cell office:value-type="string">
            <text:p>At1g22510</text:p>
          </table:table-cell>
        </table:table-row>
        <table:table-row table:style-name="ro1">
          <table:table-cell office:value-type="string">
            <text:p>At1g24440</text:p>
          </table:table-cell>
        </table:table-row>
        <table:table-row table:style-name="ro1">
          <table:table-cell office:value-type="string">
            <text:p>At1g30860</text:p>
          </table:table-cell>
        </table:table-row>
        <table:table-row table:style-name="ro1">
          <table:table-cell office:value-type="string">
            <text:p>At1g32340</text:p>
          </table:table-cell>
        </table:table-row>
        <table:table-row table:style-name="ro1">
          <table:table-cell office:value-type="string">
            <text:p>At1g32530</text:p>
          </table:table-cell>
        </table:table-row>
        <table:table-row table:style-name="ro1">
          <table:table-cell office:value-type="string">
            <text:p>At1g32740</text:p>
          </table:table-cell>
        </table:table-row>
        <table:table-row table:style-name="ro1">
          <table:table-cell office:value-type="string">
            <text:p>At1g45976</text:p>
          </table:table-cell>
        </table:table-row>
        <table:table-row table:style-name="ro1">
          <table:table-cell office:value-type="string">
            <text:p>At1g50410</text:p>
          </table:table-cell>
        </table:table-row>
        <table:table-row table:style-name="ro1">
          <table:table-cell office:value-type="string">
            <text:p>At1g54150</text:p>
          </table:table-cell>
        </table:table-row>
        <table:table-row table:style-name="ro1">
          <table:table-cell office:value-type="string">
            <text:p>At1g55255</text:p>
          </table:table-cell>
        </table:table-row>
        <table:table-row table:style-name="ro1">
          <table:table-cell office:value-type="string">
            <text:p>At1g57800</text:p>
          </table:table-cell>
        </table:table-row>
        <table:table-row table:style-name="ro1">
          <table:table-cell office:value-type="string">
            <text:p>At1g57820</text:p>
          </table:table-cell>
        </table:table-row>
        <table:table-row table:style-name="ro1">
          <table:table-cell office:value-type="string">
            <text:p>At1g59560</text:p>
          </table:table-cell>
        </table:table-row>
        <table:table-row table:style-name="ro1">
          <table:table-cell office:value-type="string">
            <text:p>At1g60610</text:p>
          </table:table-cell>
        </table:table-row>
        <table:table-row table:style-name="ro1">
          <table:table-cell office:value-type="string">
            <text:p>At1g61140</text:p>
          </table:table-cell>
        </table:table-row>
        <table:table-row table:style-name="ro1">
          <table:table-cell office:value-type="string">
            <text:p>At1g61620</text:p>
          </table:table-cell>
        </table:table-row>
        <table:table-row table:style-name="ro1">
          <table:table-cell office:value-type="string">
            <text:p>At1g62370</text:p>
          </table:table-cell>
        </table:table-row>
        <table:table-row table:style-name="ro1">
          <table:table-cell office:value-type="string">
            <text:p>At1g63900</text:p>
          </table:table-cell>
        </table:table-row>
        <table:table-row table:style-name="ro1">
          <table:table-cell office:value-type="string">
            <text:p>At1g65430</text:p>
          </table:table-cell>
        </table:table-row>
        <table:table-row table:style-name="ro1">
          <table:table-cell office:value-type="string">
            <text:p>At1g66040</text:p>
          </table:table-cell>
        </table:table-row>
        <table:table-row table:style-name="ro1">
          <table:table-cell office:value-type="string">
            <text:p>At1g66050</text:p>
          </table:table-cell>
        </table:table-row>
        <table:table-row table:style-name="ro1">
          <table:table-cell office:value-type="string">
            <text:p>At1g66610</text:p>
          </table:table-cell>
        </table:table-row>
        <table:table-row table:style-name="ro1">
          <table:table-cell office:value-type="string">
            <text:p>At1g66620</text:p>
          </table:table-cell>
        </table:table-row>
        <table:table-row table:style-name="ro1">
          <table:table-cell office:value-type="string">
            <text:p>At1g66630</text:p>
          </table:table-cell>
        </table:table-row>
        <table:table-row table:style-name="ro1">
          <table:table-cell office:value-type="string">
            <text:p>At1g66650</text:p>
          </table:table-cell>
        </table:table-row>
        <table:table-row table:style-name="ro1">
          <table:table-cell office:value-type="string">
            <text:p>At1g67180</text:p>
          </table:table-cell>
        </table:table-row>
        <table:table-row table:style-name="ro1">
          <table:table-cell office:value-type="string">
            <text:p>At1g67800</text:p>
          </table:table-cell>
        </table:table-row>
        <table:table-row table:style-name="ro1">
          <table:table-cell office:value-type="string">
            <text:p>At1g68820</text:p>
          </table:table-cell>
        </table:table-row>
        <table:table-row table:style-name="ro1">
          <table:table-cell office:value-type="string">
            <text:p>At1g69330</text:p>
          </table:table-cell>
        </table:table-row>
        <table:table-row table:style-name="ro1">
          <table:table-cell office:value-type="string">
            <text:p>At1g72175</text:p>
          </table:table-cell>
        </table:table-row>
        <table:table-row table:style-name="ro1">
          <table:table-cell office:value-type="string">
            <text:p>At1g73950</text:p>
          </table:table-cell>
        </table:table-row>
        <table:table-row table:style-name="ro1">
          <table:table-cell office:value-type="string">
            <text:p>At1g74370</text:p>
          </table:table-cell>
        </table:table-row>
        <table:table-row table:style-name="ro1">
          <table:table-cell office:value-type="string">
            <text:p>At1g74990</text:p>
          </table:table-cell>
        </table:table-row>
        <table:table-row table:style-name="ro1">
          <table:table-cell office:value-type="string">
            <text:p>At1g77770</text:p>
          </table:table-cell>
        </table:table-row>
        <table:table-row table:style-name="ro1">
          <table:table-cell office:value-type="string">
            <text:p>At1g79110</text:p>
          </table:table-cell>
        </table:table-row>
        <table:table-row table:style-name="ro1">
          <table:table-cell office:value-type="string">
            <text:p>At1g79380</text:p>
          </table:table-cell>
        </table:table-row>
        <table:table-row table:style-name="ro1">
          <table:table-cell office:value-type="string">
            <text:p>At1g79810</text:p>
          </table:table-cell>
        </table:table-row>
        <table:table-row table:style-name="ro1">
          <table:table-cell office:value-type="string">
            <text:p>At2g14835</text:p>
          </table:table-cell>
        </table:table-row>
        <table:table-row table:style-name="ro1">
          <table:table-cell office:value-type="string">
            <text:p>At2g16090</text:p>
          </table:table-cell>
        </table:table-row>
        <table:table-row table:style-name="ro1">
          <table:table-cell office:value-type="string">
            <text:p>At2g19610</text:p>
          </table:table-cell>
        </table:table-row>
        <table:table-row table:style-name="ro1">
          <table:table-cell office:value-type="string">
            <text:p>At2g21380</text:p>
          </table:table-cell>
        </table:table-row>
        <table:table-row table:style-name="ro1">
          <table:table-cell office:value-type="string">
            <text:p>At2g21420</text:p>
          </table:table-cell>
        </table:table-row>
        <table:table-row table:style-name="ro1">
          <table:table-cell office:value-type="string">
            <text:p>At2g22010</text:p>
          </table:table-cell>
        </table:table-row>
        <table:table-row table:style-name="ro1">
          <table:table-cell office:value-type="string">
            <text:p>At2g23780</text:p>
          </table:table-cell>
        </table:table-row>
        <table:table-row table:style-name="ro1">
          <table:table-cell office:value-type="string">
            <text:p>At2g25360</text:p>
          </table:table-cell>
        </table:table-row>
        <table:table-row table:style-name="ro1">
          <table:table-cell office:value-type="string">
            <text:p>At2g25380</text:p>
          </table:table-cell>
        </table:table-row>
        <table:table-row table:style-name="ro1">
          <table:table-cell office:value-type="string">
            <text:p>At2g26130</text:p>
          </table:table-cell>
        </table:table-row>
        <table:table-row table:style-name="ro1">
          <table:table-cell office:value-type="string">
            <text:p>At2g26350</text:p>
          </table:table-cell>
        </table:table-row>
        <table:table-row table:style-name="ro1">
          <table:table-cell office:value-type="string">
            <text:p>At2g28840</text:p>
          </table:table-cell>
        </table:table-row>
        <table:table-row table:style-name="ro1">
          <table:table-cell office:value-type="string">
            <text:p>At2g30580</text:p>
          </table:table-cell>
        </table:table-row>
        <table:table-row table:style-name="ro1">
          <table:table-cell office:value-type="string">
            <text:p>At2g31510</text:p>
          </table:table-cell>
        </table:table-row>
        <table:table-row table:style-name="ro1">
          <table:table-cell office:value-type="string">
            <text:p>At2g31760</text:p>
          </table:table-cell>
        </table:table-row>
        <table:table-row table:style-name="ro1">
          <table:table-cell office:value-type="string">
            <text:p>At2g31770</text:p>
          </table:table-cell>
        </table:table-row>
        <table:table-row table:style-name="ro1">
          <table:table-cell office:value-type="string">
            <text:p>At2g31780</text:p>
          </table:table-cell>
        </table:table-row>
        <table:table-row table:style-name="ro1">
          <table:table-cell office:value-type="string">
            <text:p>At2g32950</text:p>
          </table:table-cell>
        </table:table-row>
        <table:table-row table:style-name="ro1">
          <table:table-cell office:value-type="string">
            <text:p>At2g34920</text:p>
          </table:table-cell>
        </table:table-row>
        <table:table-row table:style-name="ro1">
          <table:table-cell office:value-type="string">
            <text:p>At2g35330</text:p>
          </table:table-cell>
        </table:table-row>
        <table:table-row table:style-name="ro1">
          <table:table-cell office:value-type="string">
            <text:p>At2g37150</text:p>
          </table:table-cell>
        </table:table-row>
        <table:table-row table:style-name="ro1">
          <table:table-cell office:value-type="string">
            <text:p>At2g38190</text:p>
          </table:table-cell>
        </table:table-row>
        <table:table-row table:style-name="ro1">
          <table:table-cell office:value-type="string">
            <text:p>At2g38920</text:p>
          </table:table-cell>
        </table:table-row>
        <table:table-row table:style-name="ro1">
          <table:table-cell office:value-type="string">
            <text:p>At2g39100</text:p>
          </table:table-cell>
        </table:table-row>
        <table:table-row table:style-name="ro1">
          <table:table-cell office:value-type="string">
            <text:p>At2g40770</text:p>
          </table:table-cell>
        </table:table-row>
        <table:table-row table:style-name="ro1">
          <table:table-cell office:value-type="string">
            <text:p>At2g41980</text:p>
          </table:table-cell>
        </table:table-row>
        <table:table-row table:style-name="ro1">
          <table:table-cell office:value-type="string">
            <text:p>At2g42030</text:p>
          </table:table-cell>
        </table:table-row>
        <table:table-row table:style-name="ro1">
          <table:table-cell office:value-type="string">
            <text:p>At2g42160</text:p>
          </table:table-cell>
        </table:table-row>
        <table:table-row table:style-name="ro1">
          <table:table-cell office:value-type="string">
            <text:p>At2g44410</text:p>
          </table:table-cell>
        </table:table-row>
        <table:table-row table:style-name="ro1">
          <table:table-cell office:value-type="string">
            <text:p>At2g44580</text:p>
          </table:table-cell>
        </table:table-row>
        <table:table-row table:style-name="ro1">
          <table:table-cell office:value-type="string">
            <text:p>At2g44950</text:p>
          </table:table-cell>
        </table:table-row>
        <table:table-row table:style-name="ro1">
          <table:table-cell office:value-type="string">
            <text:p>At2g46495</text:p>
          </table:table-cell>
        </table:table-row>
        <table:table-row table:style-name="ro1">
          <table:table-cell office:value-type="string">
            <text:p>At2g47090</text:p>
          </table:table-cell>
        </table:table-row>
        <table:table-row table:style-name="ro1">
          <table:table-cell office:value-type="string">
            <text:p>At3g01650</text:p>
          </table:table-cell>
        </table:table-row>
        <table:table-row table:style-name="ro1">
          <table:table-cell office:value-type="string">
            <text:p>At3g05250</text:p>
          </table:table-cell>
        </table:table-row>
        <table:table-row table:style-name="ro1">
          <table:table-cell office:value-type="string">
            <text:p>At3g05670</text:p>
          </table:table-cell>
        </table:table-row>
        <table:table-row table:style-name="ro1">
          <table:table-cell office:value-type="string">
            <text:p>At3g06140</text:p>
          </table:table-cell>
        </table:table-row>
        <table:table-row table:style-name="ro1">
          <table:table-cell office:value-type="string">
            <text:p>At3g07120</text:p>
          </table:table-cell>
        </table:table-row>
        <table:table-row table:style-name="ro1">
          <table:table-cell office:value-type="string">
            <text:p>At3g07200</text:p>
          </table:table-cell>
        </table:table-row>
        <table:table-row table:style-name="ro1">
          <table:table-cell office:value-type="string">
            <text:p>At3g08505</text:p>
          </table:table-cell>
        </table:table-row>
        <table:table-row table:style-name="ro1">
          <table:table-cell office:value-type="string">
            <text:p>At3g09770</text:p>
          </table:table-cell>
        </table:table-row>
        <table:table-row table:style-name="ro1">
          <table:table-cell office:value-type="string">
            <text:p>At3g12920</text:p>
          </table:table-cell>
        </table:table-row>
        <table:table-row table:style-name="ro1">
          <table:table-cell office:value-type="string">
            <text:p>At3g14250</text:p>
          </table:table-cell>
        </table:table-row>
        <table:table-row table:style-name="ro1">
          <table:table-cell office:value-type="string">
            <text:p>At3g16600</text:p>
          </table:table-cell>
        </table:table-row>
        <table:table-row table:style-name="ro1">
          <table:table-cell office:value-type="string">
            <text:p>At3g20010</text:p>
          </table:table-cell>
        </table:table-row>
        <table:table-row table:style-name="ro1">
          <table:table-cell office:value-type="string">
            <text:p>At3g23060</text:p>
          </table:table-cell>
        </table:table-row>
        <table:table-row table:style-name="ro1">
          <table:table-cell office:value-type="string">
            <text:p>At3g23280</text:p>
          </table:table-cell>
        </table:table-row>
        <table:table-row table:style-name="ro1">
          <table:table-cell office:value-type="string">
            <text:p>At3g24800</text:p>
          </table:table-cell>
        </table:table-row>
        <table:table-row table:style-name="ro1">
          <table:table-cell office:value-type="string">
            <text:p>At3g25030</text:p>
          </table:table-cell>
        </table:table-row>
        <table:table-row table:style-name="ro1">
          <table:table-cell office:value-type="string">
            <text:p>At3g26730</text:p>
          </table:table-cell>
        </table:table-row>
        <table:table-row table:style-name="ro1">
          <table:table-cell office:value-type="string">
            <text:p>At3g27330</text:p>
          </table:table-cell>
        </table:table-row>
        <table:table-row table:style-name="ro1">
          <table:table-cell office:value-type="string">
            <text:p>At3g27710</text:p>
          </table:table-cell>
        </table:table-row>
        <table:table-row table:style-name="ro1">
          <table:table-cell office:value-type="string">
            <text:p>At3g28880</text:p>
          </table:table-cell>
        </table:table-row>
        <table:table-row table:style-name="ro1">
          <table:table-cell office:value-type="string">
            <text:p>At3g29270</text:p>
          </table:table-cell>
        </table:table-row>
        <table:table-row table:style-name="ro1">
          <table:table-cell office:value-type="string">
            <text:p>At3g30733</text:p>
          </table:table-cell>
        </table:table-row>
        <table:table-row table:style-name="ro1">
          <table:table-cell office:value-type="string">
            <text:p>At3g43180</text:p>
          </table:table-cell>
        </table:table-row>
        <table:table-row table:style-name="ro1">
          <table:table-cell office:value-type="string">
            <text:p>At3g43750</text:p>
          </table:table-cell>
        </table:table-row>
        <table:table-row table:style-name="ro1">
          <table:table-cell office:value-type="string">
            <text:p>At3g45470</text:p>
          </table:table-cell>
        </table:table-row>
        <table:table-row table:style-name="ro1">
          <table:table-cell office:value-type="string">
            <text:p>At3g45480</text:p>
          </table:table-cell>
        </table:table-row>
        <table:table-row table:style-name="ro1">
          <table:table-cell office:value-type="string">
            <text:p>At3g45510</text:p>
          </table:table-cell>
        </table:table-row>
        <table:table-row table:style-name="ro1">
          <table:table-cell office:value-type="string">
            <text:p>At3g45540</text:p>
          </table:table-cell>
        </table:table-row>
        <table:table-row table:style-name="ro1">
          <table:table-cell office:value-type="string">
            <text:p>At3g45555</text:p>
          </table:table-cell>
        </table:table-row>
        <table:table-row table:style-name="ro1">
          <table:table-cell office:value-type="string">
            <text:p>At3g45560</text:p>
          </table:table-cell>
        </table:table-row>
        <table:table-row table:style-name="ro1">
          <table:table-cell office:value-type="string">
            <text:p>At3g45570</text:p>
          </table:table-cell>
        </table:table-row>
        <table:table-row table:style-name="ro1">
          <table:table-cell office:value-type="string">
            <text:p>At3g45580</text:p>
          </table:table-cell>
        </table:table-row>
        <table:table-row table:style-name="ro1">
          <table:table-cell office:value-type="string">
            <text:p>At3g47160</text:p>
          </table:table-cell>
        </table:table-row>
        <table:table-row table:style-name="ro1">
          <table:table-cell office:value-type="string">
            <text:p>At3g53410</text:p>
          </table:table-cell>
        </table:table-row>
        <table:table-row table:style-name="ro1">
          <table:table-cell office:value-type="string">
            <text:p>At3g53690</text:p>
          </table:table-cell>
        </table:table-row>
        <table:table-row table:style-name="ro1">
          <table:table-cell office:value-type="string">
            <text:p>At3g54360</text:p>
          </table:table-cell>
        </table:table-row>
        <table:table-row table:style-name="ro1">
          <table:table-cell office:value-type="string">
            <text:p>At3g54460</text:p>
          </table:table-cell>
        </table:table-row>
        <table:table-row table:style-name="ro1">
          <table:table-cell office:value-type="string">
            <text:p>At3g58030</text:p>
          </table:table-cell>
        </table:table-row>
        <table:table-row table:style-name="ro1">
          <table:table-cell office:value-type="string">
            <text:p>At3g58040</text:p>
          </table:table-cell>
        </table:table-row>
        <table:table-row table:style-name="ro1">
          <table:table-cell office:value-type="string">
            <text:p>At3g61790</text:p>
          </table:table-cell>
        </table:table-row>
        <table:table-row table:style-name="ro1">
          <table:table-cell office:value-type="string">
            <text:p>At3g62240</text:p>
          </table:table-cell>
        </table:table-row>
        <table:table-row table:style-name="ro1">
          <table:table-cell office:value-type="string">
            <text:p>At4g00070</text:p>
          </table:table-cell>
        </table:table-row>
        <table:table-row table:style-name="ro1">
          <table:table-cell office:value-type="string">
            <text:p>At4g01020</text:p>
          </table:table-cell>
        </table:table-row>
        <table:table-row table:style-name="ro1">
          <table:table-cell office:value-type="string">
            <text:p>At4g01023</text:p>
          </table:table-cell>
        </table:table-row>
        <table:table-row table:style-name="ro1">
          <table:table-cell office:value-type="string">
            <text:p>At4g03000</text:p>
          </table:table-cell>
        </table:table-row>
        <table:table-row table:style-name="ro1">
          <table:table-cell office:value-type="string">
            <text:p>At4g03510</text:p>
          </table:table-cell>
        </table:table-row>
        <table:table-row table:style-name="ro1">
          <table:table-cell office:value-type="string">
            <text:p>At4g03965</text:p>
          </table:table-cell>
        </table:table-row>
        <table:table-row table:style-name="ro1">
          <table:table-cell office:value-type="string">
            <text:p>At4g08460</text:p>
          </table:table-cell>
        </table:table-row>
        <table:table-row table:style-name="ro1">
          <table:table-cell office:value-type="string">
            <text:p>At4g08590</text:p>
          </table:table-cell>
        </table:table-row>
        <table:table-row table:style-name="ro1">
          <table:table-cell office:value-type="string">
            <text:p>At4g10940</text:p>
          </table:table-cell>
        </table:table-row>
        <table:table-row table:style-name="ro1">
          <table:table-cell office:value-type="string">
            <text:p>At4g13100</text:p>
          </table:table-cell>
        </table:table-row>
        <table:table-row table:style-name="ro1">
          <table:table-cell office:value-type="string">
            <text:p>At4g14365</text:p>
          </table:table-cell>
        </table:table-row>
        <table:table-row table:style-name="ro1">
          <table:table-cell office:value-type="string">
            <text:p>At4g17680</text:p>
          </table:table-cell>
        </table:table-row>
        <table:table-row table:style-name="ro1">
          <table:table-cell office:value-type="string">
            <text:p>At4g19670</text:p>
          </table:table-cell>
        </table:table-row>
        <table:table-row table:style-name="ro1">
          <table:table-cell office:value-type="string">
            <text:p>At4g19700</text:p>
          </table:table-cell>
        </table:table-row>
        <table:table-row table:style-name="ro1">
          <table:table-cell office:value-type="string">
            <text:p>At4g21070</text:p>
          </table:table-cell>
        </table:table-row>
        <table:table-row table:style-name="ro1">
          <table:table-cell office:value-type="string">
            <text:p>At4g22250</text:p>
          </table:table-cell>
        </table:table-row>
        <table:table-row table:style-name="ro1">
          <table:table-cell office:value-type="string">
            <text:p>At4g27470</text:p>
          </table:table-cell>
        </table:table-row>
        <table:table-row table:style-name="ro1">
          <table:table-cell office:value-type="string">
            <text:p>At4g27880</text:p>
          </table:table-cell>
        </table:table-row>
        <table:table-row table:style-name="ro1">
          <table:table-cell office:value-type="string">
            <text:p>At4g28270</text:p>
          </table:table-cell>
        </table:table-row>
        <table:table-row table:style-name="ro1">
          <table:table-cell office:value-type="string">
            <text:p>At4g33940</text:p>
          </table:table-cell>
        </table:table-row>
        <table:table-row table:style-name="ro1">
          <table:table-cell office:value-type="string">
            <text:p>At4g34370</text:p>
          </table:table-cell>
        </table:table-row>
        <table:table-row table:style-name="ro1">
          <table:table-cell office:value-type="string">
            <text:p>At4g35070</text:p>
          </table:table-cell>
        </table:table-row>
        <table:table-row table:style-name="ro1">
          <table:table-cell office:value-type="string">
            <text:p>At4g39050</text:p>
          </table:table-cell>
        </table:table-row>
        <table:table-row table:style-name="ro1">
          <table:table-cell office:value-type="string">
            <text:p>At5g01160</text:p>
          </table:table-cell>
        </table:table-row>
        <table:table-row table:style-name="ro1">
          <table:table-cell office:value-type="string">
            <text:p>At5g01450</text:p>
          </table:table-cell>
        </table:table-row>
        <table:table-row table:style-name="ro1">
          <table:table-cell office:value-type="string">
            <text:p>At5g01520</text:p>
          </table:table-cell>
        </table:table-row>
        <table:table-row table:style-name="ro1">
          <table:table-cell office:value-type="string">
            <text:p>At5g01960</text:p>
          </table:table-cell>
        </table:table-row>
        <table:table-row table:style-name="ro1">
          <table:table-cell office:value-type="string">
            <text:p>At5g03200</text:p>
          </table:table-cell>
        </table:table-row>
        <table:table-row table:style-name="ro1">
          <table:table-cell office:value-type="string">
            <text:p>At5g05130</text:p>
          </table:table-cell>
        </table:table-row>
        <table:table-row table:style-name="ro1">
          <table:table-cell office:value-type="string">
            <text:p>At5g06420</text:p>
          </table:table-cell>
        </table:table-row>
        <table:table-row table:style-name="ro1">
          <table:table-cell office:value-type="string">
            <text:p>At5g07270</text:p>
          </table:table-cell>
        </table:table-row>
        <table:table-row table:style-name="ro1">
          <table:table-cell office:value-type="string">
            <text:p>At5g07640</text:p>
          </table:table-cell>
        </table:table-row>
        <table:table-row table:style-name="ro1">
          <table:table-cell office:value-type="string">
            <text:p>At5g10370</text:p>
          </table:table-cell>
        </table:table-row>
        <table:table-row table:style-name="ro1">
          <table:table-cell office:value-type="string">
            <text:p>At5g12310</text:p>
          </table:table-cell>
        </table:table-row>
        <table:table-row table:style-name="ro1">
          <table:table-cell office:value-type="string">
            <text:p>At5g13530</text:p>
          </table:table-cell>
        </table:table-row>
        <table:table-row table:style-name="ro1">
          <table:table-cell office:value-type="string">
            <text:p>At5g14420</text:p>
          </table:table-cell>
        </table:table-row>
        <table:table-row table:style-name="ro1">
          <table:table-cell office:value-type="string">
            <text:p>At5g19080</text:p>
          </table:table-cell>
        </table:table-row>
        <table:table-row table:style-name="ro1">
          <table:table-cell office:value-type="string">
            <text:p>At5g19430</text:p>
          </table:table-cell>
        </table:table-row>
        <table:table-row table:style-name="ro1">
          <table:table-cell office:value-type="string">
            <text:p>At5g22750</text:p>
          </table:table-cell>
        </table:table-row>
        <table:table-row table:style-name="ro1">
          <table:table-cell office:value-type="string">
            <text:p>At5g23110</text:p>
          </table:table-cell>
        </table:table-row>
        <table:table-row table:style-name="ro1">
          <table:table-cell office:value-type="string">
            <text:p>At5g37560</text:p>
          </table:table-cell>
        </table:table-row>
        <table:table-row table:style-name="ro1">
          <table:table-cell office:value-type="string">
            <text:p>At5g37870</text:p>
          </table:table-cell>
        </table:table-row>
        <table:table-row table:style-name="ro1">
          <table:table-cell office:value-type="string">
            <text:p>At5g37890</text:p>
          </table:table-cell>
        </table:table-row>
        <table:table-row table:style-name="ro1">
          <table:table-cell office:value-type="string">
            <text:p>At5g37910</text:p>
          </table:table-cell>
        </table:table-row>
        <table:table-row table:style-name="ro1">
          <table:table-cell office:value-type="string">
            <text:p>At5g37930</text:p>
          </table:table-cell>
        </table:table-row>
        <table:table-row table:style-name="ro1">
          <table:table-cell office:value-type="string">
            <text:p>At5g39550</text:p>
          </table:table-cell>
        </table:table-row>
        <table:table-row table:style-name="ro1">
          <table:table-cell office:value-type="string">
            <text:p>At5g43530</text:p>
          </table:table-cell>
        </table:table-row>
        <table:table-row table:style-name="ro1">
          <table:table-cell office:value-type="string">
            <text:p>At5g44280</text:p>
          </table:table-cell>
        </table:table-row>
        <table:table-row table:style-name="ro1">
          <table:table-cell office:value-type="string">
            <text:p>At5g44690</text:p>
          </table:table-cell>
        </table:table-row>
        <table:table-row table:style-name="ro1">
          <table:table-cell office:value-type="string">
            <text:p>At5g45100</text:p>
          </table:table-cell>
        </table:table-row>
        <table:table-row table:style-name="ro1">
          <table:table-cell office:value-type="string">
            <text:p>At5g47050</text:p>
          </table:table-cell>
        </table:table-row>
        <table:table-row table:style-name="ro1">
          <table:table-cell office:value-type="string">
            <text:p>At5g48655</text:p>
          </table:table-cell>
        </table:table-row>
        <table:table-row table:style-name="ro1">
          <table:table-cell office:value-type="string">
            <text:p>At5g53360</text:p>
          </table:table-cell>
        </table:table-row>
        <table:table-row table:style-name="ro1">
          <table:table-cell office:value-type="string">
            <text:p>At5g57740</text:p>
          </table:table-cell>
        </table:table-row>
        <table:table-row table:style-name="ro1">
          <table:table-cell office:value-type="string">
            <text:p>At5g58787</text:p>
          </table:table-cell>
        </table:table-row>
        <table:table-row table:style-name="ro1">
          <table:table-cell office:value-type="string">
            <text:p>At5g60250</text:p>
          </table:table-cell>
        </table:table-row>
        <table:table-row table:style-name="ro1">
          <table:table-cell office:value-type="string">
            <text:p>At5g63750</text:p>
          </table:table-cell>
        </table:table-row>
        <table:table-row table:style-name="ro1">
          <table:table-cell office:value-type="string">
            <text:p>At5g63760</text:p>
          </table:table-cell>
        </table:table-row>
        <table:table-row table:style-name="ro1">
          <table:table-cell office:value-type="string">
            <text:p>At5g63970</text:p>
          </table:table-cell>
        </table:table-row>
      </table:table>
      <table:database-ranges>
        <table:database-range table:target-range-address="Sheet1.J256:Sheet1.J4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1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s Topel</meta:initial-creator>
    <meta:creation-date>2012-05-16T14:52:52</meta:creation-date>
    <dc:date>2012-05-18T11:57:59</dc:date>
    <dc:creator>Mats Topel</dc:creator>
    <meta:editing-duration>PT00H02M25S</meta:editing-duration>
    <meta:editing-cycles>1</meta:editing-cycles>
    <meta:document-statistic meta:table-count="3" meta:cell-count="2251" meta:object-count="0"/>
    <meta:generator>OpenOffice.org/3.2$Unix OpenOffice.org_project/320m19$Build-9505</meta:generator>
  </office:meta>
</office:document-meta>
</file>